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sans-serif"/>
    <style:font-face style:name="Arial" svg:font-family="Arial, sans-serif"/>
    <style:font-face style:name="Courier New1" svg:font-family="'Courier New', Courier, fixed, monospace"/>
    <style:font-face style:name="Helvetica" svg:font-family="Helvetica, Arial, sans-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style:font-name="Courier New" fo:font-size="12pt" style:font-size-asian="12pt" style:font-size-complex="12pt"/>
    </style:style>
    <style:style style:name="P2" style:family="paragraph" style:parent-style-name="Text_20_body">
      <style:paragraph-properties fo:margin-left="0cm" fo:margin-right="0cm" fo:margin-top="0cm" fo:margin-bottom="0.265cm" loext:contextual-spacing="false" style:line-height-at-least="0.661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4" style:family="paragraph" style:parent-style-name="Text_20_body">
      <style:paragraph-properties fo:margin-left="0cm" fo:margin-right="0cm" fo:margin-top="0cm" fo:margin-bottom="0cm" loext:contextual-spacing="false" style:line-height-at-least="0.661cm" fo:text-indent="0cm" style:auto-text-indent="false" fo:background-color="#ffffff" fo:padding="0cm" fo:border="none">
        <style:background-image/>
      </style:paragraph-properties>
    </style:style>
    <style:style style:name="P5"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style>
    <style:style style:name="P6" style:family="paragraph" style:parent-style-name="Text_20_body">
      <style:paragraph-properties fo:margin-left="0cm" fo:margin-right="0cm" fo:margin-top="0cm" fo:margin-bottom="0cm" loext:contextual-spacing="false" style:line-height-at-least="0.661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8"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officeooo:paragraph-rsid="001c89c5"/>
    </style:style>
    <style:style style:name="P9"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officeooo:rsid="001c89c5" officeooo:paragraph-rsid="001c89c5"/>
    </style:style>
    <style:style style:name="P11"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officeooo:rsid="00424036" officeooo:paragraph-rsid="00424036"/>
    </style:style>
    <style:style style:name="P12"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4pt" fo:letter-spacing="normal" fo:font-style="normal" fo:font-weight="bold" style:font-size-asian="14pt" style:font-weight-asian="bold" style:font-size-complex="14pt" style:font-weight-complex="bold"/>
    </style:style>
    <style:style style:name="P13" style:family="paragraph" style:parent-style-name="Text_20_body">
      <style:paragraph-properties fo:margin-left="0cm" fo:margin-right="0cm" fo:margin-top="0cm" fo:margin-bottom="0cm" loext:contextual-spacing="false" style:line-height-at-least="0.661cm" fo:text-indent="0cm" style:auto-text-indent="false" fo:background-color="#ffffff" fo:padding="0cm" fo:border="none">
        <style:background-image/>
      </style:paragraph-properties>
      <style:text-properties fo:font-variant="normal" fo:text-transform="none" fo:color="#000000" style:font-name="Courier New"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Courier New"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loext:contextual-spacing="false" fo:line-height="100%" fo:text-indent="0cm" style:auto-text-indent="false" fo:background-color="#ffffff" fo:padding="0cm" fo:border="none" style:shadow="none">
        <style:background-image/>
      </style:paragraph-properties>
      <style:text-properties fo:font-variant="normal" fo:text-transform="none" fo:color="#000000" style:font-name="Helvetica" fo:font-size="10.5pt" fo:letter-spacing="normal" fo:font-style="normal" fo:font-weight="normal"/>
    </style:style>
    <style:style style:name="P1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background-color="#ffffff" fo:padding="0cm" fo:border="none" style:shadow="none">
        <style:background-image/>
      </style:paragraph-properties>
      <style:text-properties fo:font-variant="normal" fo:text-transform="none" fo:color="#000000" style:font-name="Helvetica" fo:font-size="10.5pt" fo:letter-spacing="normal" fo:font-style="normal" fo:font-weight="normal"/>
    </style:style>
    <style:style style:name="P17" style:family="paragraph" style:parent-style-name="Heading_20_4">
      <style:paragraph-properties fo:margin-left="0cm" fo:margin-right="0cm" fo:margin-top="0cm" fo:margin-bottom="0cm" loext:contextual-spacing="false" style:line-height-at-least="0.661cm" fo:text-align="start"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18" style:family="paragraph" style:parent-style-name="Text_20_body">
      <style:paragraph-properties fo:margin-left="0cm" fo:margin-right="0cm" fo:margin-top="0cm" fo:margin-bottom="0cm" loext:contextual-spacing="false" style:line-height-at-least="0.661cm" fo:text-align="justify" style:justify-single-word="false" fo:text-indent="0cm" style:auto-text-indent="false" fo:background-color="#ffffff" fo:padding="0cm" fo:border="none" fo:keep-with-next="always">
        <style:background-image/>
      </style:paragraph-properties>
    </style:style>
    <style:style style:name="P19" style:family="paragraph" style:parent-style-name="Heading_20_4">
      <style:paragraph-properties fo:margin-left="0cm" fo:margin-right="0cm" fo:margin-top="0cm" fo:margin-bottom="0cm" loext:contextual-spacing="false" style:line-height-at-least="0.661cm" fo:text-indent="0cm" style:auto-text-indent="false" fo:background-color="#ffffff" fo:padding="0cm" fo:border="none" fo:keep-with-next="always">
        <style:background-image/>
      </style:paragraph-properties>
    </style:style>
    <style:style style:name="P20" style:family="paragraph" style:parent-style-name="Preformatted_20_Text">
      <style:paragraph-properties fo:margin-left="0cm" fo:margin-right="0cm" fo:margin-top="0cm" fo:margin-bottom="0cm" loext:contextual-spacing="false" style:line-height-at-least="0.66cm" fo:text-indent="0cm" style:auto-text-indent="false" fo:background-color="#ffffff" fo:padding="0cm" fo:border="none">
        <style:background-image/>
      </style:paragraph-properties>
    </style:style>
    <style:style style:name="P21" style:family="paragraph" style:parent-style-name="Preformatted_20_Text">
      <style:paragraph-properties fo:margin-left="0cm" fo:margin-right="0cm" fo:margin-top="0cm" fo:margin-bottom="0cm" loext:contextual-spacing="false" style:line-height-at-least="0.66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22" style:family="paragraph" style:parent-style-name="Preformatted_20_Text">
      <style:paragraph-properties fo:margin-left="0cm" fo:margin-right="0cm" fo:margin-top="0cm" fo:margin-bottom="0cm" loext:contextual-spacing="false" style:line-height-at-least="0.529cm" fo:text-indent="0cm" style:auto-text-indent="false" fo:background-color="#eeeeee" fo:padding="0cm" fo:border="none">
        <style:background-image/>
      </style:paragraph-properties>
    </style:style>
    <style:style style:name="P23" style:family="paragraph" style:parent-style-name="Preformatted_20_Text">
      <style:paragraph-properties fo:margin-left="0cm" fo:margin-right="0cm" fo:margin-top="0cm" fo:margin-bottom="0cm" loext:contextual-spacing="false" style:line-height-at-least="0.529cm" fo:text-indent="0cm" style:auto-text-indent="false" fo:background-color="#eeeeee" fo:padding="0cm" fo:border="none">
        <style:background-image/>
      </style:paragraph-properties>
      <style:text-properties fo:font-variant="normal" fo:text-transform="none" fo:color="#000000" style:font-name="Courier New1" fo:font-size="9.75pt" fo:letter-spacing="normal" fo:font-style="normal" fo:font-weight="normal"/>
    </style:style>
    <style:style style:name="P24"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9ce92"/>
    </style:style>
    <style:style style:name="P25" style:family="paragraph" style:parent-style-name="Text_20_body">
      <style:paragraph-properties fo:margin-left="0cm" fo:margin-right="0cm" fo:margin-top="0cm" fo:margin-bottom="0.27cm" loext:contextual-spacing="false" style:line-height-at-least="0.661cm" fo:text-align="justify" style:justify-single-word="false" fo:text-indent="0cm" style:auto-text-indent="false" fo:background-color="#ffffff" fo:padding="0cm" fo:border="none">
        <style:background-image/>
      </style:paragraph-properties>
    </style:style>
    <style:style style:name="P26" style:family="paragraph" style:parent-style-name="Preformatted_20_Text">
      <style:paragraph-properties fo:margin-left="0cm" fo:margin-right="0cm" fo:margin-top="0cm" fo:margin-bottom="0.499cm" loext:contextual-spacing="false" style:line-height-at-least="0.661cm" fo:text-indent="0cm" style:auto-text-indent="false" fo:background-color="#ffffff" fo:padding="0cm" fo:border="none">
        <style:background-image/>
      </style:paragraph-properties>
    </style:style>
    <style:style style:name="P27" style:family="paragraph" style:parent-style-name="Preformatted_20_Text">
      <style:paragraph-properties fo:margin-left="0cm" fo:margin-right="0cm" fo:margin-top="0cm" fo:margin-bottom="0.499cm" loext:contextual-spacing="false" style:line-height-at-least="0.661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28" style:family="paragraph" style:parent-style-name="Heading_20_4">
      <style:paragraph-properties fo:margin-left="0cm" fo:margin-right="0cm" fo:margin-top="0cm" fo:margin-bottom="0.801cm" loext:contextual-spacing="false" fo:line-height="100%" fo:text-indent="0cm" style:auto-text-indent="false"/>
      <style:text-properties officeooo:paragraph-rsid="002cd33e"/>
    </style:style>
    <style:style style:name="P29" style:family="paragraph" style:parent-style-name="Heading_20_4">
      <style:paragraph-properties fo:margin-left="0cm" fo:margin-right="0cm" fo:margin-top="0cm" fo:margin-bottom="0.801cm" loext:contextual-spacing="false" fo:line-height="100%" fo:text-indent="0cm" style:auto-text-indent="false"/>
      <style:text-properties officeooo:paragraph-rsid="002f2aed"/>
    </style:style>
    <style:style style:name="P30" style:family="paragraph" style:parent-style-name="Preformatted_20_Text">
      <style:paragraph-properties fo:margin-left="0cm" fo:margin-right="0cm" fo:line-height="100%" fo:text-indent="0cm" style:auto-text-indent="false"/>
      <style:text-properties fo:font-weight="normal" officeooo:paragraph-rsid="002c02b3" style:font-weight-asian="normal" style:font-weight-complex="normal"/>
    </style:style>
    <style:style style:name="P31" style:family="paragraph" style:parent-style-name="Preformatted_20_Text">
      <style:paragraph-properties fo:margin-left="0cm" fo:margin-right="0cm" fo:line-height="100%" fo:text-indent="0cm" style:auto-text-indent="false"/>
      <style:text-properties fo:font-weight="normal" officeooo:rsid="002ac44c" officeooo:paragraph-rsid="002c02b3" style:font-weight-asian="normal" style:font-weight-complex="normal"/>
    </style:style>
    <style:style style:name="P32" style:family="paragraph" style:parent-style-name="Preformatted_20_Text">
      <style:paragraph-properties fo:margin-left="0cm" fo:margin-right="0cm" fo:line-height="100%" fo:text-indent="0cm" style:auto-text-indent="false"/>
      <style:text-properties fo:font-weight="normal" officeooo:rsid="002ac44c" officeooo:paragraph-rsid="0034f684" style:font-weight-asian="normal" style:font-weight-complex="normal"/>
    </style:style>
    <style:style style:name="P33" style:family="paragraph" style:parent-style-name="Preformatted_20_Text">
      <style:paragraph-properties fo:margin-left="0cm" fo:margin-right="0cm" fo:line-height="100%" fo:text-indent="0cm" style:auto-text-indent="false"/>
      <style:text-properties fo:font-weight="normal" officeooo:rsid="003eac5b" officeooo:paragraph-rsid="003f78dc" style:font-weight-asian="normal" style:font-weight-complex="normal"/>
    </style:style>
    <style:style style:name="P34" style:family="paragraph" style:parent-style-name="Preformatted_20_Text">
      <style:paragraph-properties fo:margin-left="0cm" fo:margin-right="0cm" fo:line-height="100%" fo:text-indent="0cm" style:auto-text-indent="false"/>
      <style:text-properties fo:font-weight="normal" officeooo:rsid="0028db59" officeooo:paragraph-rsid="0034f684" style:font-weight-asian="normal" style:font-weight-complex="normal"/>
    </style:style>
    <style:style style:name="P35" style:family="paragraph" style:parent-style-name="Preformatted_20_Text">
      <style:paragraph-properties fo:margin-left="0cm" fo:margin-right="0cm" fo:line-height="100%" fo:text-align="justify" style:justify-single-word="false" fo:text-indent="0cm" style:auto-text-indent="false"/>
      <style:text-properties fo:font-weight="normal" officeooo:rsid="0028db59" officeooo:paragraph-rsid="0028db59" style:font-weight-asian="normal" style:font-weight-complex="normal"/>
    </style:style>
    <style:style style:name="P36" style:family="paragraph" style:parent-style-name="Preformatted_20_Text">
      <style:paragraph-properties fo:margin-left="0cm" fo:margin-right="0cm" fo:line-height="100%" fo:text-indent="0cm" style:auto-text-indent="false"/>
      <style:text-properties officeooo:rsid="00287687" officeooo:paragraph-rsid="00287687"/>
    </style:style>
    <style:style style:name="P37" style:family="paragraph" style:parent-style-name="Preformatted_20_Text">
      <style:paragraph-properties fo:margin-left="0cm" fo:margin-right="0cm" fo:line-height="100%" fo:text-indent="0cm" style:auto-text-indent="false"/>
      <style:text-properties officeooo:paragraph-rsid="0036b32c"/>
    </style:style>
    <style:style style:name="P38" style:family="paragraph" style:parent-style-name="Preformatted_20_Text">
      <style:paragraph-properties fo:margin-left="0cm" fo:margin-right="0cm" fo:line-height="100%" fo:text-indent="0cm" style:auto-text-indent="false"/>
      <style:text-properties officeooo:rsid="0028db59" officeooo:paragraph-rsid="0028db59"/>
    </style:style>
    <style:style style:name="P39" style:family="paragraph" style:parent-style-name="Preformatted_20_Text">
      <style:paragraph-properties fo:margin-left="0cm" fo:margin-right="0cm" fo:line-height="100%" fo:text-indent="0cm" style:auto-text-indent="false"/>
      <style:text-properties officeooo:rsid="0028db59" officeooo:paragraph-rsid="0034f684"/>
    </style:style>
    <style:style style:name="P40" style:family="paragraph" style:parent-style-name="Preformatted_20_Text">
      <style:paragraph-properties fo:margin-left="0cm" fo:margin-right="0cm" fo:line-height="100%" fo:text-indent="0cm" style:auto-text-indent="false"/>
      <style:text-properties officeooo:rsid="0028db59" officeooo:paragraph-rsid="003cc31b"/>
    </style:style>
    <style:style style:name="P41" style:family="paragraph" style:parent-style-name="Preformatted_20_Text">
      <style:paragraph-properties fo:margin-left="0cm" fo:margin-right="0cm" fo:line-height="100%" fo:text-indent="0cm" style:auto-text-indent="false"/>
      <style:text-properties officeooo:rsid="0028db59" officeooo:paragraph-rsid="003f78dc"/>
    </style:style>
    <style:style style:name="P42" style:family="paragraph" style:parent-style-name="Preformatted_20_Text">
      <style:paragraph-properties fo:margin-left="0cm" fo:margin-right="0cm" fo:line-height="100%" fo:text-indent="0cm" style:auto-text-indent="false"/>
      <style:text-properties style:font-name="Courier New" fo:font-size="10pt" fo:font-weight="normal" officeooo:rsid="002ac44c" officeooo:paragraph-rsid="002c02b3" style:font-name-asian="Courier New" style:font-size-asian="10pt" style:font-weight-asian="normal" style:font-name-complex="Courier New" style:font-size-complex="10pt" style:font-weight-complex="normal"/>
    </style:style>
    <style:style style:name="P43" style:family="paragraph" style:parent-style-name="Preformatted_20_Text">
      <style:paragraph-properties fo:margin-left="0cm" fo:margin-right="0cm" fo:line-height="100%" fo:text-indent="0cm" style:auto-text-indent="false"/>
      <style:text-properties officeooo:rsid="0034183f" officeooo:paragraph-rsid="0028db59"/>
    </style:style>
    <style:style style:name="P44" style:family="paragraph" style:parent-style-name="Preformatted_20_Text">
      <style:paragraph-properties fo:margin-left="0cm" fo:margin-right="0cm" fo:line-height="100%" fo:text-indent="0cm" style:auto-text-indent="false"/>
      <style:text-properties officeooo:rsid="0034f684" officeooo:paragraph-rsid="0034f684"/>
    </style:style>
    <style:style style:name="P45" style:family="paragraph" style:parent-style-name="Preformatted_20_Text">
      <style:paragraph-properties fo:margin-left="0cm" fo:margin-right="0cm" fo:line-height="100%" fo:text-indent="0cm" style:auto-text-indent="false"/>
      <style:text-properties officeooo:rsid="0034f684" officeooo:paragraph-rsid="0028db59"/>
    </style:style>
    <style:style style:name="P46" style:family="paragraph" style:parent-style-name="Preformatted_20_Text">
      <style:paragraph-properties fo:margin-left="0cm" fo:margin-right="0cm" fo:line-height="100%" fo:text-indent="0cm" style:auto-text-indent="false"/>
      <style:text-properties officeooo:rsid="0034f684" officeooo:paragraph-rsid="003f78dc"/>
    </style:style>
    <style:style style:name="P47" style:family="paragraph" style:parent-style-name="Preformatted_20_Text">
      <style:paragraph-properties fo:margin-left="0cm" fo:margin-right="0cm" fo:line-height="100%" fo:text-align="justify" style:justify-single-word="false" fo:text-indent="0cm" style:auto-text-indent="false"/>
      <style:text-properties fo:font-weight="bold" officeooo:rsid="0028db59" officeooo:paragraph-rsid="0028db59" style:font-weight-asian="bold" style:font-weight-complex="bold"/>
    </style:style>
    <style:style style:name="P48" style:family="paragraph" style:parent-style-name="Preformatted_20_Text">
      <style:paragraph-properties fo:margin-left="0cm" fo:margin-right="0cm" fo:line-height="100%" fo:text-indent="0cm" style:auto-text-indent="false"/>
      <style:text-properties officeooo:rsid="003eac5b" officeooo:paragraph-rsid="003eac5b"/>
    </style:style>
    <style:style style:name="P49" style:family="paragraph" style:parent-style-name="Preformatted_20_Text">
      <style:paragraph-properties fo:margin-left="0cm" fo:margin-right="0cm" fo:line-height="100%" fo:text-indent="0cm" style:auto-text-indent="false"/>
      <style:text-properties officeooo:rsid="00416ea6" officeooo:paragraph-rsid="00416ea6"/>
    </style:style>
    <style:style style:name="P50" style:family="paragraph" style:parent-style-name="Preformatted_20_Text">
      <style:paragraph-properties fo:margin-left="0cm" fo:margin-right="0cm" fo:margin-top="0cm" fo:margin-bottom="0.199cm" loext:contextual-spacing="false" fo:line-height="150%" fo:text-align="justify" style:justify-single-word="false" fo:text-indent="0cm" style:auto-text-indent="false"/>
      <style:text-properties fo:font-weight="bold" officeooo:rsid="003eac5b" officeooo:paragraph-rsid="004863c8" style:font-weight-asian="bold" style:font-weight-complex="bold"/>
    </style:style>
    <style:style style:name="P51" style:family="paragraph" style:parent-style-name="Standard">
      <style:text-properties style:font-name="Courier New" fo:font-size="28pt" style:text-underline-style="solid" style:text-underline-width="auto" style:text-underline-color="font-color" style:font-size-asian="28pt" style:font-size-complex="28pt"/>
    </style:style>
    <style:style style:name="P52" style:family="paragraph" style:parent-style-name="Preformatted_20_Text">
      <style:paragraph-properties fo:margin-top="0cm" fo:margin-bottom="0cm" loext:contextual-spacing="false" style:line-height-at-least="0.529cm" fo:background-color="#eeeeee" fo:padding="0cm" fo:border="none">
        <style:background-image/>
      </style:paragraph-properties>
      <style:text-properties style:font-name="Courier New" fo:font-size="12pt" style:font-size-asian="12pt" style:font-size-complex="12pt"/>
    </style:style>
    <style:style style:name="P53" style:family="paragraph" style:parent-style-name="Preformatted_20_Text">
      <style:paragraph-properties fo:margin-top="0cm" fo:margin-bottom="0cm" loext:contextual-spacing="false" style:line-height-at-least="0.529cm" fo:background-color="#eeeeee" fo:padding="0cm" fo:border="none">
        <style:background-image/>
      </style:paragraph-properties>
      <style:text-properties fo:font-variant="normal" fo:text-transform="none" fo:color="#000000" fo:font-size="12pt" fo:letter-spacing="normal" style:font-size-asian="12pt" style:font-size-complex="12pt"/>
    </style:style>
    <style:style style:name="P54" style:family="paragraph" style:parent-style-name="Preformatted_20_Text">
      <style:paragraph-properties fo:margin-top="0cm" fo:margin-bottom="0cm" loext:contextual-spacing="false" style:line-height-at-least="0.529cm" fo:background-color="#eeeeee" fo:padding="0cm" fo:border="none">
        <style:background-image/>
      </style:paragraph-properties>
      <style:text-properties fo:font-variant="normal" fo:text-transform="none" fo:color="#000000" style:font-name="Courier New1" fo:font-size="10pt" fo:letter-spacing="normal" fo:font-style="normal" fo:font-weight="normal" style:font-size-asian="10pt" style:font-size-complex="10pt"/>
    </style:style>
    <style:style style:name="P55" style:family="paragraph" style:parent-style-name="Preformatted_20_Text">
      <style:paragraph-properties fo:margin-top="0cm" fo:margin-bottom="0cm" loext:contextual-spacing="false" style:line-height-at-least="0.529cm" fo:background-color="#eeeeee" fo:padding="0cm" fo:border="none">
        <style:background-image/>
      </style:paragraph-properties>
      <style:text-properties fo:font-size="12pt" style:font-size-asian="12pt" style:font-size-complex="12pt"/>
    </style:style>
    <style:style style:name="P56" style:family="paragraph" style:parent-style-name="Preformatted_20_Text">
      <style:paragraph-properties fo:margin-top="0cm" fo:margin-bottom="0cm" loext:contextual-spacing="false"/>
    </style:style>
    <style:style style:name="P57" style:family="paragraph" style:parent-style-name="Preformatted_20_Text">
      <style:paragraph-properties fo:margin-top="0cm" fo:margin-bottom="0cm" loext:contextual-spacing="false" fo:line-height="100%" fo:background-color="#ffffff" fo:padding="0cm" fo:border="none">
        <style:background-image/>
      </style:paragraph-properties>
    </style:style>
    <style:style style:name="P58" style:family="paragraph" style:parent-style-name="Preformatted_20_Text">
      <style:paragraph-properties fo:margin-top="0cm" fo:margin-bottom="0cm" loext:contextual-spacing="false" fo:line-height="100%"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59" style:family="paragraph" style:parent-style-name="Preformatted_20_Text">
      <style:paragraph-properties fo:margin-top="0cm" fo:margin-bottom="0cm" loext:contextual-spacing="false" fo:line-height="100%"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60" style:family="paragraph" style:parent-style-name="Text_20_body">
      <style:paragraph-properties fo:margin-top="0cm" fo:margin-bottom="0cm" loext:contextual-spacing="false" fo:padding="0cm" fo:border="none"/>
      <style:text-properties fo:font-variant="normal" fo:text-transform="none" fo:color="#000000" style:font-name="Arial" fo:font-size="10pt" fo:letter-spacing="normal" fo:font-style="normal" fo:font-weight="normal" officeooo:paragraph-rsid="0019ce92" style:font-size-asian="10pt" style:font-size-complex="10pt"/>
    </style:style>
    <style:style style:name="P61"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style>
    <style:style style:name="P62"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1ed026"/>
    </style:style>
    <style:style style:name="P63"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249578"/>
    </style:style>
    <style:style style:name="P64"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253287"/>
    </style:style>
    <style:style style:name="P65" style:family="paragraph" style:parent-style-name="Text_20_body">
      <style:paragraph-properties fo:margin-left="-0.053cm" fo:margin-right="0.106cm" fo:margin-top="0cm" fo:margin-bottom="0cm" loext:contextual-spacing="false" fo:line-height="100%" fo:text-align="start" style:justify-single-word="false" fo:text-indent="0cm" style:auto-text-indent="false" fo:background-color="transparent" fo:padding="0cm" fo:border="none">
        <style:tab-stops>
          <style:tab-stop style:position="2.17cm"/>
        </style:tab-stops>
        <style:background-image/>
      </style:paragraph-properties>
    </style:style>
    <style:style style:name="P66" style:family="paragraph" style:parent-style-name="Text_20_body">
      <style:paragraph-properties fo:margin-left="-0.053cm" fo:margin-right="0.106cm" fo:margin-top="0cm" fo:margin-bottom="0cm" loext:contextual-spacing="false" fo:line-height="100%" fo:text-align="justify" style:justify-single-word="false" fo:text-indent="0cm" style:auto-text-indent="false" fo:background-color="transparent" fo:padding="0cm" fo:border="none">
        <style:tab-stops>
          <style:tab-stop style:position="2.17cm"/>
        </style:tab-stops>
        <style:background-image/>
      </style:paragraph-properties>
      <style:text-properties style:font-name="Courier New" fo:font-size="10pt" officeooo:rsid="0012f3b9" officeooo:paragraph-rsid="0012f3b9" style:font-name-asian="Courier New" style:font-size-asian="10pt" style:font-name-complex="Courier New" style:font-size-complex="10pt"/>
    </style:style>
    <style:style style:name="P67" style:family="paragraph" style:parent-style-name="Text_20_body">
      <style:paragraph-properties fo:margin-left="-0.053cm" fo:margin-right="0.106cm" fo:margin-top="0cm" fo:margin-bottom="0cm" loext:contextual-spacing="false" fo:line-height="100%" fo:text-align="justify" style:justify-single-word="false" fo:text-indent="0cm" style:auto-text-indent="false" fo:background-color="transparent" fo:padding="0cm" fo:border="none">
        <style:tab-stops>
          <style:tab-stop style:position="2.17cm"/>
        </style:tab-stops>
        <style:background-image/>
      </style:paragraph-properties>
      <style:text-properties style:font-name="Courier New" fo:font-size="10pt" officeooo:rsid="0012f3b9" officeooo:paragraph-rsid="00159996" style:font-name-asian="Courier New" style:font-size-asian="10pt" style:font-name-complex="Courier New" style:font-size-complex="10pt"/>
    </style:style>
    <style:style style:name="P68" style:family="paragraph" style:parent-style-name="Text_20_body">
      <style:paragraph-properties fo:margin-left="-0.053cm" fo:margin-right="0.106cm" fo:margin-top="0cm" fo:margin-bottom="0cm" loext:contextual-spacing="false" fo:line-height="100%" fo:text-align="start" style:justify-single-word="false" fo:text-indent="0cm" style:auto-text-indent="false" fo:background-color="transparent" fo:padding="0cm" fo:border="none">
        <style:tab-stops>
          <style:tab-stop style:position="2.17cm"/>
        </style:tab-stops>
        <style:background-image/>
      </style:paragraph-properties>
      <style:text-properties fo:font-variant="normal" fo:text-transform="none" fo:color="#000000" style:font-name="Arial" fo:font-size="10pt" fo:letter-spacing="normal" fo:font-style="normal" fo:font-weight="normal" style:font-size-asian="10pt" style:font-size-complex="10pt"/>
    </style:style>
    <style:style style:name="P69" style:family="paragraph" style:parent-style-name="Standard">
      <style:paragraph-properties fo:margin-left="-0.053cm" fo:margin-right="0.106cm" fo:margin-top="0cm" fo:margin-bottom="0cm" loext:contextual-spacing="false" fo:line-height="100%" fo:text-align="start" style:justify-single-word="false" fo:text-indent="0cm" style:auto-text-indent="false" fo:background-color="transparent" fo:padding="0cm" fo:border="none">
        <style:tab-stops/>
        <style:background-image/>
      </style:paragraph-properties>
      <style:text-properties officeooo:paragraph-rsid="0019ce92"/>
    </style:style>
    <style:style style:name="P70" style:family="paragraph" style:parent-style-name="Standard">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1ed026"/>
    </style:style>
    <style:style style:name="P71" style:family="paragraph" style:parent-style-name="Preformatted_20_Text">
      <style:paragraph-properties fo:margin-top="0cm" fo:margin-bottom="0.499cm" loext:contextual-spacing="false"/>
    </style:style>
    <style:style style:name="P72" style:family="paragraph" style:parent-style-name="Preformatted_20_Text">
      <style:paragraph-properties style:line-height-at-least="0.66cm"/>
    </style:style>
    <style:style style:name="P73" style:family="paragraph" style:parent-style-name="Preformatted_20_Text">
      <style:text-properties fo:font-size="10pt" style:font-size-asian="10pt" style:font-size-complex="10pt"/>
    </style:style>
    <style:style style:name="P74" style:family="paragraph" style:parent-style-name="Preformatted_20_Text">
      <style:text-properties officeooo:rsid="0012f3b9"/>
    </style:style>
    <style:style style:name="P75" style:family="paragraph" style:parent-style-name="Preformatted_20_Text">
      <style:text-properties officeooo:rsid="0022289f" officeooo:paragraph-rsid="0022289f"/>
    </style:style>
    <style:style style:name="P76" style:family="paragraph" style:parent-style-name="Preformatted_20_Text">
      <style:text-properties officeooo:paragraph-rsid="0022289f"/>
    </style:style>
    <style:style style:name="P77" style:family="paragraph" style:parent-style-name="Text_20_body">
      <style:paragraph-properties fo:margin-left="-0.049cm" fo:margin-right="0cm" fo:margin-top="0cm" fo:margin-bottom="0cm" loext:contextual-spacing="false" fo:line-height="100%" fo:text-align="start" style:justify-single-word="false" fo:text-indent="0cm" style:auto-text-indent="false" fo:background-color="transparent" fo:padding="0cm" fo:border="none">
        <style:tab-stops>
          <style:tab-stop style:position="2.17cm"/>
        </style:tab-stops>
        <style:background-image/>
      </style:paragraph-properties>
    </style:style>
    <style:style style:name="P78" style:family="paragraph" style:parent-style-name="Text_20_body">
      <style:paragraph-properties fo:margin-left="-0.049cm" fo:margin-right="0cm" fo:margin-top="0cm" fo:margin-bottom="0cm" loext:contextual-spacing="false" fo:line-height="100%" fo:text-align="start" style:justify-single-word="false" fo:text-indent="0cm" style:auto-text-indent="false" fo:background-color="transparent" fo:padding="0cm" fo:border="none">
        <style:tab-stops/>
        <style:background-image/>
      </style:paragraph-properties>
      <style:text-properties officeooo:paragraph-rsid="0019ce92"/>
    </style:style>
    <style:style style:name="P79" style:family="paragraph" style:parent-style-name="Text_20_body">
      <style:paragraph-properties fo:margin-left="-0.049cm" fo:margin-right="0cm" fo:margin-top="0cm" fo:margin-bottom="0cm" loext:contextual-spacing="false" fo:line-height="100%" fo:text-align="start" style:justify-single-word="false" fo:text-indent="0cm" style:auto-text-indent="false" fo:background-color="transparent" fo:padding="0cm" fo:border="none">
        <style:tab-stops/>
        <style:background-image/>
      </style:paragraph-properties>
      <style:text-properties officeooo:paragraph-rsid="001bb1bd"/>
    </style:style>
    <style:style style:name="P80" style:family="paragraph" style:parent-style-name="Heading_20_4">
      <style:paragraph-properties fo:margin-top="0cm" fo:margin-bottom="0.801cm" loext:contextual-spacing="false"/>
    </style:style>
    <style:style style:name="P81" style:family="paragraph" style:parent-style-name="Standard">
      <style:paragraph-properties fo:margin-left="1.251cm" fo:margin-right="0cm" fo:margin-top="0cm" fo:margin-bottom="0cm" loext:contextual-spacing="false" style:line-height-at-least="0.66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82" style:family="paragraph" style:parent-style-name="Preformatted_20_Text">
      <style:paragraph-properties fo:margin-left="1.251cm" fo:margin-right="0cm" fo:margin-top="0cm" fo:margin-bottom="0cm" loext:contextual-spacing="false" fo:line-height="100%"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83" style:family="paragraph" style:parent-style-name="Preformatted_20_Text">
      <style:paragraph-properties fo:margin-left="1.251cm" fo:margin-right="0cm" fo:margin-top="0cm" fo:margin-bottom="0cm" loext:contextual-spacing="false" style:line-height-at-least="0.66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84" style:family="paragraph" style:parent-style-name="Text_20_body">
      <style:paragraph-properties fo:margin-left="1.251cm" fo:margin-right="0cm" fo:margin-top="0cm" fo:margin-bottom="0cm" loext: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85" style:family="paragraph" style:parent-style-name="Heading_20_4">
      <style:paragraph-properties fo:margin-left="1.251cm" fo:margin-right="0cm" fo:margin-top="0cm" fo:margin-bottom="0cm" loext:contextual-spacing="false" fo:line-height="100%" fo:text-indent="0cm" style:auto-text-indent="false" fo:background-color="#e6e6e6">
        <style:background-image/>
      </style:paragraph-properties>
      <style:text-properties officeooo:paragraph-rsid="002f2aed"/>
    </style:style>
    <style:style style:name="P86" style:family="paragraph" style:parent-style-name="Preformatted_20_Text">
      <style:paragraph-properties fo:margin-left="1.251cm" fo:margin-right="0cm" fo:line-height="100%" fo:text-indent="0cm" style:auto-text-indent="false"/>
    </style:style>
    <style:style style:name="P87" style:family="paragraph" style:parent-style-name="Preformatted_20_Text">
      <style:paragraph-properties fo:margin-left="1.251cm" fo:margin-right="0cm" fo:line-height="100%" fo:text-indent="0cm" style:auto-text-indent="false"/>
      <style:text-properties fo:font-weight="normal" officeooo:rsid="0028db59" officeooo:paragraph-rsid="0028db59" style:font-weight-asian="normal" style:font-weight-complex="normal"/>
    </style:style>
    <style:style style:name="P88" style:family="paragraph" style:parent-style-name="Preformatted_20_Text">
      <style:paragraph-properties fo:margin-left="1.251cm" fo:margin-right="0cm" fo:line-height="100%" fo:text-indent="0cm" style:auto-text-indent="false"/>
      <style:text-properties officeooo:rsid="0028db59" officeooo:paragraph-rsid="0028db59"/>
    </style:style>
    <style:style style:name="P89" style:family="paragraph" style:parent-style-name="Preformatted_20_Text">
      <style:paragraph-properties fo:margin-left="1.251cm" fo:margin-right="0cm" fo:line-height="100%" fo:text-indent="0cm" style:auto-text-indent="false"/>
      <style:text-properties fo:font-weight="bold" officeooo:rsid="0028db59" officeooo:paragraph-rsid="0028db59" style:font-weight-asian="bold" style:font-weight-complex="bold"/>
    </style:style>
    <style:style style:name="P90" style:family="paragraph" style:parent-style-name="Preformatted_20_Text">
      <style:paragraph-properties fo:margin-left="1.251cm" fo:margin-right="0cm" fo:text-indent="0cm" style:auto-text-indent="false" fo:background-color="#e6e6e6">
        <style:background-image/>
      </style:paragraph-properties>
    </style:style>
    <style:style style:name="P91" style:family="paragraph" style:parent-style-name="Preformatted_20_Text">
      <style:paragraph-properties fo:margin-left="1.251cm" fo:margin-right="0cm" fo:text-indent="0cm" style:auto-text-indent="false" fo:background-color="#e6e6e6">
        <style:background-image/>
      </style:paragraph-properties>
      <style:text-properties fo:font-size="12pt" officeooo:rsid="001821ea" officeooo:paragraph-rsid="001bb1bd" style:font-size-asian="12pt" style:font-size-complex="12pt"/>
    </style:style>
    <style:style style:name="P92" style:family="paragraph" style:parent-style-name="Preformatted_20_Text">
      <style:paragraph-properties fo:margin-left="1.251cm" fo:margin-right="0cm" fo:text-indent="0cm" style:auto-text-indent="false" fo:background-color="#e6e6e6">
        <style:background-image/>
      </style:paragraph-properties>
      <style:text-properties fo:font-size="12pt" officeooo:rsid="001bb1bd" officeooo:paragraph-rsid="001bb1bd" style:font-size-asian="12pt" style:font-size-complex="12pt"/>
    </style:style>
    <style:style style:name="P93" style:family="paragraph" style:parent-style-name="Text_20_body">
      <style:paragraph-properties fo:margin-left="0cm" fo:margin-right="0.106cm" fo:margin-top="0cm" fo:margin-bottom="0cm" loext:contextual-spacing="false" fo:line-height="100%" fo:text-align="justify" style:justify-single-word="false" fo:text-indent="0cm" style:auto-text-indent="false" fo:background-color="transparent" fo:padding="0cm" fo:border="none">
        <style:tab-stops>
          <style:tab-stop style:position="2.17cm"/>
        </style:tab-stops>
        <style:background-image/>
      </style:paragraph-properties>
      <style:text-properties style:font-name="Courier New" fo:font-size="10pt" officeooo:rsid="0012f3b9" officeooo:paragraph-rsid="0012f3b9" style:font-name-asian="Courier New" style:font-size-asian="10pt" style:font-name-complex="Courier New" style:font-size-complex="10pt"/>
    </style:style>
    <style:style style:name="P94" style:family="paragraph" style:parent-style-name="Text_20_body">
      <style:paragraph-properties fo:margin-left="0cm" fo:margin-right="0.106cm" fo:margin-top="0cm" fo:margin-bottom="0cm" loext:contextual-spacing="false" fo:line-height="100%" fo:text-align="justify" style:justify-single-word="false" fo:text-indent="0cm" style:auto-text-indent="false" fo:background-color="transparent" fo:padding="0cm" fo:border="none">
        <style:tab-stops>
          <style:tab-stop style:position="2.17cm"/>
        </style:tab-stops>
        <style:background-image/>
      </style:paragraph-properties>
      <style:text-properties style:font-name="Courier New" fo:font-size="10pt" officeooo:rsid="00159996" officeooo:paragraph-rsid="00159996" style:font-name-asian="Courier New" style:font-size-asian="10pt" style:font-name-complex="Courier New" style:font-size-complex="10pt"/>
    </style:style>
    <style:style style:name="P95" style:family="paragraph" style:parent-style-name="Text_20_body">
      <style:paragraph-properties fo:margin-left="0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218b53"/>
    </style:style>
    <style:style style:name="P96" style:family="paragraph" style:parent-style-name="Text_20_body">
      <style:paragraph-properties fo:margin-left="-0.37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19ce92"/>
    </style:style>
    <style:style style:name="P97" style:family="paragraph" style:parent-style-name="Text_20_body">
      <style:paragraph-properties fo:margin-left="1.251cm" fo:margin-right="0.106cm" fo:margin-top="0cm" fo:margin-bottom="0cm" loext:contextual-spacing="false" fo:line-height="100%" fo:text-align="justify" style:justify-single-word="false" fo:text-indent="0cm" style:auto-text-indent="false" fo:background-color="transparent" fo:padding="0cm" fo:border="none">
        <style:tab-stops>
          <style:tab-stop style:position="2.17cm"/>
        </style:tab-stops>
        <style:background-image/>
      </style:paragraph-properties>
      <style:text-properties style:font-name="Courier New" fo:font-size="10pt" officeooo:rsid="0012f3b9" officeooo:paragraph-rsid="0012f3b9" style:font-name-asian="Courier New" style:font-size-asian="10pt" style:font-name-complex="Courier New" style:font-size-complex="10pt"/>
    </style:style>
    <style:style style:name="P98" style:family="paragraph" style:parent-style-name="Text_20_body">
      <style:paragraph-properties fo:margin-left="1.251cm" fo:margin-right="0.106cm" fo:margin-top="0cm" fo:margin-bottom="0cm" loext:contextual-spacing="false" fo:line-height="100%" fo:text-align="justify" style:justify-single-word="false" fo:text-indent="0cm" style:auto-text-indent="false" fo:background-color="transparent" fo:padding="0cm" fo:border="none">
        <style:tab-stops>
          <style:tab-stop style:position="2.17cm"/>
        </style:tab-stops>
        <style:background-image/>
      </style:paragraph-properties>
      <style:text-properties style:font-name="Courier New" fo:font-size="10pt" officeooo:rsid="0012f3b9" officeooo:paragraph-rsid="00159996" style:font-name-asian="Courier New" style:font-size-asian="10pt" style:font-name-complex="Courier New" style:font-size-complex="10pt"/>
    </style:style>
    <style:style style:name="P99" style:family="paragraph" style:parent-style-name="Heading_20_4">
      <style:text-properties style:font-name="Courier New" fo:font-size="12pt"/>
    </style:style>
    <style:style style:name="P100" style:family="paragraph" style:parent-style-name="Text_20_body">
      <style:paragraph-properties fo:margin-top="0cm" fo:margin-bottom="0.169cm" loext:contextual-spacing="false" fo:padding="0cm" fo:border="none"/>
      <style:text-properties fo:font-variant="normal" fo:text-transform="none" fo:color="#000000" style:font-name="Arial" fo:font-size="10pt" fo:letter-spacing="normal" fo:font-style="normal" fo:font-weight="normal" officeooo:paragraph-rsid="0019ce92" style:font-size-asian="10pt" style:font-size-complex="10pt"/>
    </style:style>
    <style:style style:name="P101" style:family="paragraph" style:parent-style-name="Preformatted_20_Text" style:master-page-name="">
      <style:paragraph-properties fo:margin-left="0.101cm" fo:margin-right="0cm" fo:margin-top="0cm" fo:margin-bottom="0cm" loext:contextual-spacing="false" fo:line-height="100%" fo:text-indent="0cm" style:auto-text-indent="false" style:page-number="auto"/>
      <style:text-properties style:font-name="Courier New" fo:font-size="10pt" fo:font-weight="bold" officeooo:rsid="003eac5b" officeooo:paragraph-rsid="003f78dc" style:font-name-asian="Courier New" style:font-size-asian="10pt" style:font-weight-asian="bold" style:font-name-complex="Courier New" style:font-size-complex="10pt" style:font-weight-complex="bold"/>
    </style:style>
    <style:style style:name="P102" style:family="paragraph" style:parent-style-name="Preformatted_20_Text">
      <style:text-properties officeooo:rsid="0012f3b9" officeooo:paragraph-rsid="004ce27b"/>
    </style:style>
    <style:style style:name="P103" style:family="paragraph" style:parent-style-name="Preformatted_20_Text">
      <style:text-properties officeooo:paragraph-rsid="004ce27b"/>
    </style:style>
    <style:style style:name="P104" style:family="paragraph" style:parent-style-name="Preformatted_20_Text" style:list-style-name="L5">
      <style:paragraph-properties fo:margin-top="0cm" fo:margin-bottom="0cm" loext:contextual-spacing="false" style:line-height-at-least="0.6cm"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105" style:family="paragraph" style:parent-style-name="Preformatted_20_Text" style:list-style-name="L5">
      <style:paragraph-properties fo:margin-top="0cm" fo:margin-bottom="0cm" loext:contextual-spacing="false" style:line-height-at-least="0.6cm" fo:background-color="#ffffff" fo:padding="0cm" fo:border="none">
        <style:background-image/>
      </style:paragraph-properties>
      <style:text-properties fo:font-variant="normal" fo:text-transform="none" fo:color="#000000" style:font-name="Helvetica" fo:font-size="10.5pt" fo:letter-spacing="normal" fo:font-style="normal" fo:font-weight="normal" officeooo:paragraph-rsid="000ef816" style:font-size-asian="12pt" style:font-size-complex="12pt"/>
    </style:style>
    <style:style style:name="P106" style:family="paragraph" style:parent-style-name="Preformatted_20_Text">
      <style:paragraph-properties fo:margin-top="0cm" fo:margin-bottom="0cm" loext:contextual-spacing="false"/>
    </style:style>
    <style:style style:name="P107" style:family="paragraph" style:parent-style-name="Preformatted_20_Text">
      <style:paragraph-properties fo:margin-top="0cm" fo:margin-bottom="0cm" loext:contextual-spacing="false"/>
      <style:text-properties officeooo:paragraph-rsid="004ce27b"/>
    </style:style>
    <style:style style:name="P108" style:family="paragraph" style:parent-style-name="Preformatted_20_Text">
      <style:paragraph-properties fo:margin-left="0cm" fo:margin-right="0cm" fo:line-height="100%" fo:text-indent="0cm" style:auto-text-indent="false"/>
      <style:text-properties officeooo:paragraph-rsid="004bd6d1"/>
    </style:style>
    <style:style style:name="P109" style:family="paragraph" style:parent-style-name="Preformatted_20_Text">
      <style:paragraph-properties fo:margin-left="0cm" fo:margin-right="0cm" fo:line-height="100%" fo:text-indent="0cm" style:auto-text-indent="false"/>
      <style:text-properties officeooo:paragraph-rsid="002c02b3"/>
    </style:style>
    <style:style style:name="P110" style:family="paragraph" style:parent-style-name="Preformatted_20_Text">
      <style:paragraph-properties fo:margin-left="0cm" fo:margin-right="0cm" fo:line-height="100%" fo:text-indent="0cm" style:auto-text-indent="false"/>
      <style:text-properties officeooo:paragraph-rsid="00287687"/>
    </style:style>
    <style:style style:name="P111" style:family="paragraph" style:parent-style-name="Preformatted_20_Text"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officeooo:paragraph-rsid="004ce278"/>
    </style:style>
    <style:style style:name="P112" style:family="paragraph" style:parent-style-name="Preformatted_20_Text">
      <style:paragraph-properties fo:margin-left="0cm" fo:margin-right="0cm" fo:margin-top="0cm" fo:margin-bottom="0cm" loext:contextual-spacing="false" fo:line-height="100%" fo:text-indent="0cm" style:auto-text-indent="false"/>
      <style:text-properties officeooo:paragraph-rsid="004bd6d1"/>
    </style:style>
    <style:style style:name="P113"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officeooo:paragraph-rsid="004ce278"/>
    </style:style>
    <style:style style:name="P114" style:family="paragraph" style:parent-style-name="Preformatted_20_Text">
      <style:paragraph-properties fo:margin-left="1.251cm" fo:margin-right="0cm" fo:line-height="100%" fo:text-indent="0cm" style:auto-text-indent="false"/>
      <style:text-properties fo:font-weight="normal" officeooo:rsid="0028db59" officeooo:paragraph-rsid="0028db59" style:font-weight-asian="normal" style:font-weight-complex="normal"/>
    </style:style>
    <style:style style:name="P115" style:family="paragraph" style:parent-style-name="Preformatted_20_Text">
      <style:paragraph-properties fo:margin-left="1.251cm" fo:margin-right="0cm" fo:line-height="100%" fo:text-indent="0cm" style:auto-text-indent="false"/>
      <style:text-properties fo:font-weight="normal" officeooo:rsid="0048f4df" officeooo:paragraph-rsid="0048f4df" style:font-weight-asian="normal" style:font-weight-complex="normal"/>
    </style:style>
    <style:style style:name="P116" style:family="paragraph" style:parent-style-name="Preformatted_20_Text">
      <style:paragraph-properties fo:margin-left="1.251cm" fo:margin-right="0cm" fo:line-height="100%" fo:text-align="justify" style:justify-single-word="false" fo:text-indent="0cm" style:auto-text-indent="false"/>
    </style:style>
    <style:style style:name="P117" style:family="paragraph" style:parent-style-name="Preformatted_20_Text">
      <style:paragraph-properties fo:margin-left="1.251cm" fo:margin-right="0cm" fo:line-height="100%" fo:text-indent="0cm" style:auto-text-indent="false"/>
      <style:text-properties officeooo:rsid="004adb2b" officeooo:paragraph-rsid="004adb2b"/>
    </style:style>
    <style:style style:name="P118" style:family="paragraph" style:parent-style-name="Preformatted_20_Text">
      <style:paragraph-properties fo:margin-top="0cm" fo:margin-bottom="0.499cm" loext:contextual-spacing="false"/>
    </style:style>
    <style:style style:name="P119" style:family="paragraph" style:parent-style-name="Preformatted_20_Text">
      <style:paragraph-properties fo:margin-top="0cm" fo:margin-bottom="0.499cm" loext:contextual-spacing="false" fo:text-align="justify" style:justify-single-word="false"/>
      <style:text-properties officeooo:rsid="004ce278" officeooo:paragraph-rsid="004ce278"/>
    </style:style>
    <style:style style:name="P120" style:family="paragraph" style:parent-style-name="Preformatted_20_Text">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4ce27b"/>
    </style:style>
    <style:style style:name="P121" style:family="paragraph" style:parent-style-name="Text_20_body" style:list-style-name="L1">
      <style:paragraph-properties fo:margin-left="2.501cm" fo:margin-right="0cm" fo:margin-top="0.079cm" fo:margin-bottom="0.079cm" loext:contextual-spacing="false" style:line-height-at-least="0.503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1" fo:font-size="10.5pt" fo:letter-spacing="normal" fo:font-style="normal" fo:font-weight="normal" style:font-size-asian="10.5pt" style:font-size-complex="10.5pt"/>
    </style:style>
    <style:style style:name="P122" style:family="paragraph" style:parent-style-name="Text_20_body" style:list-style-name="L1">
      <style:paragraph-properties fo:margin-left="2.501cm" fo:margin-right="0cm" fo:margin-top="0.079cm" fo:margin-bottom="0.079cm" loext: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1" fo:font-size="10.5pt" fo:letter-spacing="normal" fo:font-style="normal" fo:font-weight="normal" style:font-size-asian="10.5pt" style:font-size-complex="10.5pt"/>
    </style:style>
    <style:style style:name="P123" style:family="paragraph" style:parent-style-name="Text_20_body" style:list-style-name="L1">
      <style:paragraph-properties fo:margin-left="2.501cm" fo:margin-right="0cm" fo:margin-top="0.079cm" fo:margin-bottom="0.079cm" loext: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1" fo:font-size="9.75pt" fo:letter-spacing="normal" fo:font-style="normal" fo:font-weight="normal"/>
    </style:style>
    <style:style style:name="P124" style:family="paragraph" style:parent-style-name="Text_20_body" style:list-style-name="L1">
      <style:paragraph-properties fo:margin-left="0cm" fo:margin-right="0cm" fo:margin-top="0.079cm" fo:margin-bottom="0.079cm" loext: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1" fo:font-size="9.75pt" fo:letter-spacing="normal" fo:font-style="normal" fo:font-weight="normal"/>
    </style:style>
    <style:style style:name="P125" style:family="paragraph" style:parent-style-name="Text_20_body" style:list-style-name="L1" style:master-page-name="">
      <style:paragraph-properties fo:margin-left="-0.45cm" fo:margin-right="0cm" fo:margin-top="0.079cm" fo:margin-bottom="0.079cm" loext:contextual-spacing="false" style:line-spacing="0.499cm" fo:text-align="justify" style:justify-single-word="false" fo:widows="1" fo:text-indent="0.741cm" style:auto-text-indent="false" style:page-number="auto" fo:background-color="transparent" fo:padding="0cm" fo:border="none">
        <style:background-image/>
      </style:paragraph-properties>
    </style:style>
    <style:style style:name="P126" style:family="paragraph" style:parent-style-name="Text_20_body" style:list-style-name="L1">
      <style:paragraph-properties fo:margin-left="1.251cm" fo:margin-right="0cm" fo:margin-top="0.079cm" fo:margin-bottom="0.079cm" loext: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1" fo:font-size="10.5pt" fo:letter-spacing="normal" fo:font-style="normal" fo:font-weight="normal" style:font-size-asian="10.5pt" style:font-size-complex="10.5pt"/>
    </style:style>
    <style:style style:name="P127" style:family="paragraph" style:parent-style-name="Text_20_body" style:list-style-name="L2">
      <style:paragraph-properties fo:margin-left="2.302cm" fo:margin-right="0.106cm" fo:margin-top="0cm" fo:margin-bottom="0cm" loext:contextual-spacing="false" style:line-height-at-least="0.661cm" fo:text-indent="0cm" style:auto-text-indent="false" fo:background-color="transparent" fo:padding="0cm" fo:border="none">
        <style:background-image/>
      </style:paragraph-properties>
    </style:style>
    <style:style style:name="P128" style:family="paragraph" style:parent-style-name="Text_20_body" style:list-style-name="L2">
      <style:paragraph-properties fo:margin-left="2.302cm" fo:margin-right="0.106cm" fo:margin-top="0cm" fo:margin-bottom="0.27cm" loext:contextual-spacing="false" style:line-height-at-least="0.661cm" fo:text-indent="0cm" style:auto-text-indent="false" fo:background-color="transparent" fo:padding="0cm" fo:border="none">
        <style:background-image/>
      </style:paragraph-properties>
    </style:style>
    <style:style style:name="P129" style:family="paragraph" style:parent-style-name="Text_20_body" style:list-style-name="L3">
      <style:paragraph-properties fo:margin-left="1.251cm" fo:margin-right="0.106cm" fo:margin-top="0cm" fo:margin-bottom="0.27cm" loext:contextual-spacing="false" style:line-height-at-least="0.661cm" fo:text-align="justify" style:justify-single-word="false"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fo:background-color="#ffffff"/>
    </style:style>
    <style:style style:name="P130" style:family="paragraph" style:parent-style-name="Text_20_body" style:list-style-name="L3">
      <style:paragraph-properties fo:margin-left="1.251cm" fo:margin-right="0.106cm" fo:margin-top="0cm" fo:margin-bottom="0cm" loext:contextual-spacing="false" style:line-height-at-least="0.661cm" fo:text-align="justify" style:justify-single-word="false"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fo:background-color="#ffffff"/>
    </style:style>
    <style:style style:name="P131" style:family="paragraph" style:parent-style-name="Text_20_body" style:list-style-name="L3">
      <style:paragraph-properties fo:margin-left="1.251cm" fo:margin-right="0.106cm" fo:margin-top="0cm" fo:margin-bottom="0cm" loext:contextual-spacing="false" fo:line-height="100%" fo:text-align="justify" style:justify-single-word="false" fo:text-indent="0cm" style:auto-text-indent="false" fo:background-color="transparent" fo:padding="0cm" fo:border="none">
        <style:background-image/>
      </style:paragraph-properties>
    </style:style>
    <style:style style:name="P132" style:family="paragraph" style:parent-style-name="Text_20_body" style:list-style-name="L3">
      <style:paragraph-properties fo:margin-left="1.251cm" fo:margin-right="0.106cm" fo:margin-top="0cm" fo:margin-bottom="0cm" loext:contextual-spacing="false" style:line-height-at-least="0.661cm" fo:text-align="justify" style:justify-single-word="false" fo:text-indent="0cm" style:auto-text-indent="false" fo:background-color="transparent" fo:padding="0cm" fo:border="none">
        <style:background-image/>
      </style:paragraph-properties>
    </style:style>
    <style:style style:name="P133" style:family="paragraph" style:parent-style-name="Text_20_body" style:list-style-name="L3">
      <style:paragraph-properties fo:margin-left="1.251cm" fo:margin-right="0.106cm" fo:margin-top="0cm" fo:margin-bottom="0cm" loext:contextual-spacing="false" style:line-height-at-least="0.661cm" fo:text-indent="0cm" style:auto-text-indent="false" fo:background-color="transparent" fo:padding="0cm" fo:border="none">
        <style:background-image/>
      </style:paragraph-properties>
    </style:style>
    <style:style style:name="P134" style:family="paragraph" style:parent-style-name="Text_20_body" style:list-style-name="L3">
      <style:paragraph-properties fo:margin-left="1.251cm" fo:margin-right="0.085cm" fo:margin-top="0cm" fo:margin-bottom="0cm" loext:contextual-spacing="false" fo:line-height="100%" fo:text-indent="0cm" style:auto-text-indent="false" fo:background-color="transparent" fo:padding="0cm" fo:border="none">
        <style:background-image/>
      </style:paragraph-properties>
    </style:style>
    <style:style style:name="P135" style:family="paragraph" style:parent-style-name="Text_20_body" style:list-style-name="L3">
      <style:paragraph-properties fo:margin-left="1.251cm" fo:margin-right="0.085cm" fo:margin-top="0cm" fo:margin-bottom="0cm" loext:contextual-spacing="false" fo:line-height="100%" fo:text-indent="0cm" style:auto-text-indent="false" fo:background-color="transparent" fo:padding="0cm" fo:border="none">
        <style:tab-stops/>
        <style:background-image/>
      </style:paragraph-properties>
      <style:text-properties fo:font-variant="normal" fo:text-transform="none" fo:color="#000000" style:font-name="Helvetica" fo:font-size="10.5pt" fo:letter-spacing="normal" fo:font-style="normal" fo:font-weight="normal" style:font-size-asian="10.5pt" style:font-size-complex="10.5pt"/>
    </style:style>
    <style:style style:name="P136" style:family="paragraph" style:parent-style-name="Text_20_body" style:list-style-name="L3">
      <style:paragraph-properties fo:margin-left="0cm" fo:margin-right="0.085cm" fo:margin-top="0cm" fo:margin-bottom="0cm" loext:contextual-spacing="false" fo:line-height="100%" fo:text-indent="0cm" style:auto-text-indent="false" fo:background-color="transparent" fo:padding="0cm" fo:border="none">
        <style:tab-stops/>
        <style:background-image/>
      </style:paragraph-properties>
    </style:style>
    <style:style style:name="P137" style:family="paragraph" style:parent-style-name="Text_20_body" style:list-style-name="L4">
      <style:paragraph-properties fo:margin-left="-0.37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style>
    <style:style style:name="P138" style:family="paragraph" style:parent-style-name="Text_20_body" style:list-style-name="L6">
      <style:paragraph-properties fo:margin-left="-0.37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style>
    <style:style style:name="P139" style:family="paragraph" style:parent-style-name="Text_20_body" style:list-style-name="L7">
      <style:paragraph-properties fo:margin-left="-0.37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19ce92"/>
    </style:style>
    <style:style style:name="P140" style:family="paragraph" style:parent-style-name="Text_20_body" style:list-style-name="L5">
      <style:paragraph-properties fo:margin-top="0cm" fo:margin-bottom="0cm" loext:contextual-spacing="false" fo:line-height="100%" fo:text-align="justify" style:justify-single-word="false" fo:background-color="#ffffff" fo:padding="0cm" fo:border="none" style:shadow="none">
        <style:background-image/>
      </style:paragraph-properties>
      <style:text-properties fo:font-variant="normal" fo:text-transform="none" fo:color="#000000" style:font-name="Helvetica" fo:font-size="10.5pt" fo:letter-spacing="normal" fo:font-style="normal" fo:font-weight="normal"/>
    </style:style>
    <style:style style:name="P141" style:family="paragraph" style:parent-style-name="Text_20_body" style:list-style-name="L7">
      <style:paragraph-properties fo:margin-left="0.572cm" fo:margin-right="0cm" fo:margin-top="0cm" fo:margin-bottom="0.169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19ce92"/>
    </style:style>
    <style:style style:name="P142" style:family="paragraph" style:parent-style-name="Text_20_body" style:list-style-name="L8">
      <style:paragraph-properties fo:margin-top="0cm" fo:margin-bottom="0.801cm" loext:contextual-spacing="false" fo:line-height="100%" fo:text-align="justify" style:justify-single-word="false">
        <style:tab-stops/>
      </style:paragraph-properties>
      <style:text-properties officeooo:paragraph-rsid="003170ca"/>
    </style:style>
    <style:style style:name="P143" style:family="paragraph" style:parent-style-name="Text_20_body" style:list-style-name="L8">
      <style:paragraph-properties fo:margin-top="0cm" fo:margin-bottom="0.801cm" loext:contextual-spacing="false" fo:line-height="100%" fo:text-align="justify" style:justify-single-word="false">
        <style:tab-stops/>
      </style:paragraph-properties>
      <style:text-properties officeooo:paragraph-rsid="003caa72"/>
    </style:style>
    <style:style style:name="P144"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253287"/>
    </style:style>
    <style:style style:name="P145"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4ce27b"/>
    </style:style>
    <style:style style:name="P146" style:family="paragraph" style:parent-style-name="Text_20_body">
      <style:paragraph-properties fo:margin-left="-0.053cm" fo:margin-right="0.106cm" fo:margin-top="0cm" fo:margin-bottom="0cm" loext: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text-properties officeooo:paragraph-rsid="004cebf7"/>
    </style:style>
    <style:style style:name="T1" style:family="text">
      <style:text-properties style:text-underline-style="none"/>
    </style:style>
    <style:style style:name="T2" style:family="text">
      <style:text-properties style:font-name="Courier New1" fo:font-size="9.75pt" style:font-size-asian="10pt" style:font-size-complex="10pt"/>
    </style:style>
    <style:style style:name="T3" style:family="text">
      <style:text-properties style:font-name="Courier New1" fo:font-style="normal" fo:font-weight="normal"/>
    </style:style>
    <style:style style:name="T4" style:family="text">
      <style:text-properties style:font-name="Courier New1" fo:font-size="10pt" style:font-size-asian="10pt" style:font-size-complex="10pt"/>
    </style:style>
    <style:style style:name="T5" style:family="text">
      <style:text-properties fo:font-variant="normal" fo:text-transform="none" fo:color="#000000" style:font-name="Helvetica" fo:font-size="10.5pt" fo:letter-spacing="normal" fo:font-style="normal" fo:font-weight="normal"/>
    </style:style>
    <style:style style:name="T6" style:family="text">
      <style:text-properties fo:font-variant="normal" fo:text-transform="none" fo:color="#000000" style:font-name="Helvetica" fo:font-size="10.5pt" fo:letter-spacing="normal" fo:font-style="normal" fo:font-weight="normal" style:font-size-asian="12pt" style:font-size-complex="12pt"/>
    </style:style>
    <style:style style:name="T7" style:family="text">
      <style:text-properties fo:font-variant="normal" fo:text-transform="none" fo:color="#000000" style:font-name="Helvetica" fo:font-size="10.5pt" fo:letter-spacing="normal" fo:font-style="normal" fo:font-weight="normal" officeooo:rsid="000d5cc9" style:font-size-asian="12pt" style:font-size-complex="12pt"/>
    </style:style>
    <style:style style:name="T8" style:family="text">
      <style:text-properties fo:font-variant="normal" fo:text-transform="none" fo:color="#000000" style:font-name="Helvetica" fo:font-size="10.5pt" fo:letter-spacing="normal" fo:font-style="normal" fo:font-weight="normal" fo:background-color="#ffffff" loext:char-shading-value="0"/>
    </style:style>
    <style:style style:name="T9" style:family="text">
      <style:text-properties fo:font-variant="normal" fo:text-transform="none" fo:color="#000000" style:font-name="Helvetica" fo:font-size="10.5pt" fo:letter-spacing="normal" fo:font-style="normal" fo:font-weight="normal" fo:background-color="#ffffff" loext:char-shading-value="0" style:font-size-asian="12pt" style:font-size-complex="12pt"/>
    </style:style>
    <style:style style:name="T10" style:family="text">
      <style:text-properties fo:font-variant="normal" fo:text-transform="none" fo:color="#000000" style:font-name="Helvetica" fo:font-size="10.5pt" fo:letter-spacing="normal" fo:font-style="normal" fo:font-weight="normal" fo:background-color="#ffffff" loext:char-shading-value="0" style:font-style-asian="italic" style:font-style-complex="italic"/>
    </style:style>
    <style:style style:name="T11" style:family="text">
      <style:text-properties fo:font-variant="normal" fo:text-transform="none" fo:color="#000000" style:font-name="Helvetica" fo:font-size="10.5pt" fo:letter-spacing="normal" fo:font-style="normal" fo:font-weight="normal" fo:background-color="#ffffff" loext:char-shading-value="0" style:font-weight-asian="bold" style:font-weight-complex="bold"/>
    </style:style>
    <style:style style:name="T12" style:family="text">
      <style:text-properties fo:font-variant="normal" fo:text-transform="none" fo:color="#000000" style:font-name="Helvetica" fo:font-size="10.5pt" fo:letter-spacing="normal" fo:font-style="normal" fo:font-weight="normal" fo:background-color="#ffffff" loext:char-shading-value="0" style:font-size-asian="19.25pt" style:font-size-complex="22pt"/>
    </style:style>
    <style:style style:name="T13" style:family="text">
      <style:text-properties fo:font-variant="normal" fo:text-transform="none" fo:color="#000000" style:font-name="Helvetica" fo:font-size="10.5pt" fo:letter-spacing="normal" fo:font-style="normal" fo:font-weight="normal" officeooo:rsid="002cd33e" fo:background-color="#ffffff" loext:char-shading-value="0" style:font-size-asian="19.25pt" style:font-size-complex="22pt"/>
    </style:style>
    <style:style style:name="T14" style:family="text">
      <style:text-properties fo:font-variant="normal" fo:text-transform="none" fo:color="#000000" style:font-name="Helvetica" fo:font-size="10.5pt" fo:letter-spacing="normal" fo:font-style="normal" fo:font-weight="normal" officeooo:rsid="002dace5" fo:background-color="#ffffff" loext:char-shading-value="0" style:font-size-asian="19.25pt" style:font-size-complex="22pt"/>
    </style:style>
    <style:style style:name="T15" style:family="text">
      <style:text-properties fo:font-variant="normal" fo:text-transform="none" fo:color="#000000" style:font-name="Helvetica" fo:font-size="10.5pt" fo:letter-spacing="normal" fo:font-style="normal" fo:font-weight="normal" officeooo:rsid="002f2aed" fo:background-color="#ffffff" loext:char-shading-value="0" style:font-size-asian="19.25pt" style:font-size-complex="22pt"/>
    </style:style>
    <style:style style:name="T16" style:family="text">
      <style:text-properties fo:font-variant="normal" fo:text-transform="none" fo:color="#000000" style:font-name="Helvetica" fo:font-size="10.5pt" fo:letter-spacing="normal" fo:font-style="normal" fo:font-weight="normal" officeooo:rsid="003170ca" fo:background-color="#ffffff" loext:char-shading-value="0" style:font-size-asian="19.25pt" style:font-size-complex="22pt"/>
    </style:style>
    <style:style style:name="T17" style:family="text">
      <style:text-properties fo:font-variant="normal" fo:text-transform="none" fo:color="#000000" style:font-name="Helvetica" fo:font-size="10.5pt" fo:letter-spacing="normal" fo:font-style="normal" fo:font-weight="normal" officeooo:rsid="003caa72" fo:background-color="#ffffff" loext:char-shading-value="0" style:font-size-asian="19.25pt" style:font-size-complex="22pt"/>
    </style:style>
    <style:style style:name="T18" style:family="text">
      <style:text-properties fo:font-variant="normal" fo:text-transform="none" fo:color="#000000" style:font-name="Helvetica" fo:font-size="10.5pt" fo:letter-spacing="normal" fo:font-style="normal" fo:font-weight="normal" officeooo:rsid="002cd33e" fo:background-color="#ffffff" loext:char-shading-value="0" style:font-size-asian="19.25pt" style:font-weight-asian="bold" style:font-size-complex="22pt" style:font-weight-complex="bold"/>
    </style:style>
    <style:style style:name="T19" style:family="text">
      <style:text-properties fo:font-variant="normal" fo:text-transform="none" fo:color="#000000" style:font-name="Helvetica" fo:font-size="10.5pt" fo:letter-spacing="normal" fo:font-style="normal" fo:font-weight="normal" fo:background-color="#ffffff" loext:char-shading-value="0" style:font-size-asian="10.5pt" style:font-size-complex="10.5pt"/>
    </style:style>
    <style:style style:name="T20" style:family="text">
      <style:text-properties fo:font-variant="normal" fo:text-transform="none" fo:color="#000000" style:font-name="Helvetica" fo:font-size="10.5pt" fo:letter-spacing="normal" fo:font-style="normal" fo:font-weight="normal" fo:background-color="#ffffff" loext:char-shading-value="0" style:font-size-asian="10pt" style:font-size-complex="10pt"/>
    </style:style>
    <style:style style:name="T21" style:family="text">
      <style:text-properties fo:font-variant="normal" fo:text-transform="none" fo:color="#000000" style:font-name="Helvetica" fo:font-size="10.5pt" fo:letter-spacing="normal" fo:font-style="normal" fo:font-weight="normal" officeooo:rsid="0012f3b9" fo:background-color="#ffffff" loext:char-shading-value="0" style:font-size-asian="10pt" style:font-size-complex="10pt"/>
    </style:style>
    <style:style style:name="T22" style:family="text">
      <style:text-properties fo:font-variant="normal" fo:text-transform="none" fo:color="#000000" style:font-name="Helvetica" fo:font-size="10.5pt" fo:letter-spacing="normal" fo:font-style="normal" fo:font-weight="normal" officeooo:rsid="002004e5" fo:background-color="#ffffff" loext:char-shading-value="0" style:font-size-asian="10pt" style:font-size-complex="10pt"/>
    </style:style>
    <style:style style:name="T23" style:family="text">
      <style:text-properties fo:font-variant="normal" fo:text-transform="none" fo:color="#000000" style:font-name="Helvetica" fo:font-size="10.5pt" fo:letter-spacing="normal" fo:font-style="normal" fo:font-weight="normal" officeooo:rsid="00209139" fo:background-color="#ffffff" loext:char-shading-value="0" style:font-size-asian="10pt" style:font-size-complex="10pt"/>
    </style:style>
    <style:style style:name="T24" style:family="text">
      <style:text-properties fo:font-variant="normal" fo:text-transform="none" fo:color="#000000" style:font-name="Helvetica" fo:font-size="10.5pt" fo:letter-spacing="normal" fo:font-style="normal" fo:font-weight="normal" officeooo:rsid="0022289f" fo:background-color="#ffffff" loext:char-shading-value="0" style:font-size-asian="10pt" style:font-size-complex="10pt"/>
    </style:style>
    <style:style style:name="T25" style:family="text">
      <style:text-properties fo:font-variant="normal" fo:text-transform="none" fo:color="#000000" style:font-name="Helvetica" fo:font-size="10.5pt" fo:letter-spacing="normal" fo:font-style="normal" fo:font-weight="normal" officeooo:rsid="00169078" fo:background-color="#ffffff" loext:char-shading-value="0" style:font-size-asian="10pt" style:font-size-complex="10pt"/>
    </style:style>
    <style:style style:name="T26" style:family="text">
      <style:text-properties fo:font-variant="normal" fo:text-transform="none" fo:color="#000000" style:font-name="Helvetica" fo:font-size="10.5pt" fo:letter-spacing="normal" fo:font-style="normal" fo:font-weight="normal" officeooo:rsid="004ce27b" fo:background-color="#ffffff" loext:char-shading-value="0" style:font-size-asian="10pt" style:font-size-complex="10pt"/>
    </style:style>
    <style:style style:name="T27" style:family="text">
      <style:text-properties fo:font-variant="normal" fo:text-transform="none" fo:color="#000000" style:font-name="Helvetica" fo:font-size="10.5pt" fo:letter-spacing="normal" fo:font-style="normal" fo:font-weight="normal" officeooo:rsid="00169078" fo:background-color="#ffffff" loext:char-shading-value="0" style:font-size-asian="10pt" style:font-weight-asian="bold" style:font-size-complex="10pt" style:font-weight-complex="bold"/>
    </style:style>
    <style:style style:name="T28" style:family="text">
      <style:text-properties fo:font-variant="normal" fo:text-transform="none" fo:color="#000000" style:font-name="Helvetica" fo:font-size="10.5pt" fo:letter-spacing="normal" fo:font-style="normal" fo:font-weight="normal" officeooo:rsid="0019ce92" fo:background-color="#ffffff" loext:char-shading-value="0" style:font-size-asian="10pt" style:font-weight-asian="bold" style:font-size-complex="10pt" style:font-weight-complex="bold"/>
    </style:style>
    <style:style style:name="T29" style:family="text">
      <style:text-properties fo:font-variant="normal" fo:text-transform="none" fo:color="#000000" style:font-name="Helvetica" fo:font-size="10.5pt" fo:letter-spacing="normal" fo:font-style="normal" fo:font-weight="normal" officeooo:rsid="0022289f" fo:background-color="#ffffff" loext:char-shading-value="0" style:font-size-asian="10pt" style:font-weight-asian="bold" style:font-size-complex="10pt" style:font-weight-complex="bold"/>
    </style:style>
    <style:style style:name="T30" style:family="text">
      <style:text-properties fo:font-variant="normal" fo:text-transform="none" fo:color="#000000" style:font-name="Helvetica" fo:font-size="10.5pt" fo:letter-spacing="normal" fo:font-style="normal" fo:font-weight="normal" officeooo:rsid="0019ce92" fo:background-color="#ffffff" loext:char-shading-value="0"/>
    </style:style>
    <style:style style:name="T31" style:family="text">
      <style:text-properties fo:font-variant="normal" fo:text-transform="none" fo:color="#000000" style:font-name="Helvetica" fo:font-size="10.5pt" fo:letter-spacing="normal" fo:font-style="normal" fo:font-weight="normal" officeooo:rsid="001ed026" fo:background-color="#ffffff" loext:char-shading-value="0"/>
    </style:style>
    <style:style style:name="T32" style:family="text">
      <style:text-properties fo:font-variant="normal" fo:text-transform="none" fo:color="#000000" style:font-name="Helvetica" fo:font-size="10.5pt" fo:letter-spacing="normal" fo:font-style="normal" fo:font-weight="normal" officeooo:rsid="002004e5" fo:background-color="#ffffff" loext:char-shading-value="0" style:font-weight-asian="normal" style:font-weight-complex="normal"/>
    </style:style>
    <style:style style:name="T33" style:family="text">
      <style:text-properties fo:font-variant="normal" fo:text-transform="none" fo:color="#000000" style:font-name="Helvetica" fo:font-size="10.5pt" fo:letter-spacing="normal" fo:font-style="normal" fo:font-weight="normal" officeooo:rsid="00218b53" fo:background-color="#ffffff" loext:char-shading-value="0"/>
    </style:style>
    <style:style style:name="T34" style:family="text">
      <style:text-properties fo:font-variant="normal" fo:text-transform="none" fo:color="#000000" style:font-name="Helvetica" fo:font-size="10.5pt" fo:letter-spacing="normal" fo:font-style="normal" fo:font-weight="normal" officeooo:rsid="00249578" fo:background-color="#ffffff" loext:char-shading-value="0"/>
    </style:style>
    <style:style style:name="T35" style:family="text">
      <style:text-properties fo:font-variant="normal" fo:text-transform="none" fo:color="#000000" style:font-name="Helvetica" fo:font-size="10.5pt" fo:letter-spacing="normal" fo:font-style="normal" fo:font-weight="normal" style:font-size-asian="10.5pt" style:font-size-complex="10.5pt"/>
    </style:style>
    <style:style style:name="T36" style:family="text">
      <style:text-properties fo:font-variant="normal" fo:text-transform="none" fo:color="#000000" style:font-name="Helvetica" fo:font-size="10.5pt" fo:letter-spacing="normal" fo:font-style="normal" fo:font-weight="normal" officeooo:rsid="000d5cc9"/>
    </style:style>
    <style:style style:name="T37" style:family="text">
      <style:text-properties fo:font-variant="normal" fo:text-transform="none" fo:color="#000000" style:font-name="Helvetica" fo:font-size="10.5pt" fo:letter-spacing="normal" fo:font-style="normal" style:text-underline-style="none" fo:font-weight="normal" fo:background-color="#ffffff" loext:char-shading-value="0" style:font-size-asian="12pt" style:font-size-complex="12pt"/>
    </style:style>
    <style:style style:name="T38" style:family="text">
      <style:text-properties fo:font-variant="normal" fo:text-transform="none" fo:color="#000000" style:font-name="Helvetica" fo:font-size="10.5pt" fo:letter-spacing="normal" fo:font-style="normal" fo:font-weight="bold" fo:background-color="#ffffff" loext:char-shading-value="0" style:font-weight-asian="bold" style:font-weight-complex="bold"/>
    </style:style>
    <style:style style:name="T39" style:family="text">
      <style:text-properties fo:font-variant="normal" fo:text-transform="none" fo:color="#000000" style:font-name="Helvetica" fo:font-size="10.5pt" fo:letter-spacing="normal" fo:font-style="normal" fo:font-weight="bold" officeooo:rsid="00249578" fo:background-color="#ffffff" loext:char-shading-value="0" style:font-weight-asian="bold" style:font-weight-complex="bold"/>
    </style:style>
    <style:style style:name="T40" style:family="text">
      <style:text-properties fo:font-variant="normal" fo:text-transform="none" fo:color="#000000" style:font-name="Helvetica" fo:font-size="10.5pt" fo:letter-spacing="normal" fo:font-style="normal" fo:font-weight="bold" fo:background-color="#ffffff" loext:char-shading-value="0" style:font-size-asian="10pt" style:font-weight-asian="bold" style:font-size-complex="10pt" style:font-weight-complex="bold"/>
    </style:style>
    <style:style style:name="T41" style:family="text">
      <style:text-properties fo:font-variant="normal" fo:text-transform="none" fo:color="#000000" style:font-name="Helvetica" fo:font-size="10.5pt" fo:letter-spacing="normal" fo:font-style="normal" fo:font-weight="bold" officeooo:rsid="002004e5" fo:background-color="#ffffff" loext:char-shading-value="0" style:font-size-asian="10pt" style:font-weight-asian="bold" style:font-size-complex="10pt" style:font-weight-complex="bold"/>
    </style:style>
    <style:style style:name="T42" style:family="text">
      <style:text-properties fo:font-variant="normal" fo:text-transform="none" fo:color="#000000" style:font-name="Helvetica" fo:font-size="26pt" fo:letter-spacing="normal" fo:font-style="normal" fo:font-weight="bold" fo:background-color="transparent" loext:char-shading-value="0" style:font-size-asian="26pt" style:font-size-complex="26pt"/>
    </style:style>
    <style:style style:name="T43" style:family="text">
      <style:text-properties fo:font-variant="normal" fo:text-transform="none" fo:color="#000000" style:font-name="Helvetica" fo:font-size="10pt" fo:letter-spacing="normal" fo:font-style="normal" fo:font-weight="normal" style:font-size-asian="10pt" style:font-size-complex="10pt"/>
    </style:style>
    <style:style style:name="T44" style:family="text">
      <style:text-properties fo:font-variant="normal" fo:text-transform="none" fo:color="#000000" style:font-name="Helvetica" fo:font-size="10pt" fo:letter-spacing="normal" fo:font-style="normal" fo:font-weight="bold" officeooo:rsid="00169078" fo:background-color="#ffffff" loext:char-shading-value="0" style:font-size-asian="10pt" style:font-weight-asian="bold" style:font-size-complex="10pt" style:font-weight-complex="bold"/>
    </style:style>
    <style:style style:name="T45" style:family="text">
      <style:text-properties fo:font-variant="normal" fo:text-transform="none" fo:color="#000000" style:font-name="Helvetica" fo:font-size="10pt" fo:letter-spacing="normal" fo:font-style="normal" fo:font-weight="bold" officeooo:rsid="0019ce92" fo:background-color="#ffffff" loext:char-shading-value="0" style:font-size-asian="10pt" style:font-weight-asian="bold" style:font-size-complex="10pt" style:font-weight-complex="bold"/>
    </style:style>
    <style:style style:name="T46" style:family="text">
      <style:text-properties fo:font-variant="normal" fo:text-transform="none" fo:color="#000000" style:font-name="Helvetica" fo:font-size="10pt" fo:letter-spacing="normal" fo:font-style="normal" style:text-underline-style="solid" style:text-underline-width="auto" style:text-underline-color="font-color" fo:font-weight="bold" officeooo:rsid="0019ce92" fo:background-color="#ffffff" loext:char-shading-value="0" style:font-size-asian="10pt" style:font-weight-asian="bold" style:font-size-complex="10pt" style:font-weight-complex="bold"/>
    </style:style>
    <style:style style:name="T47" style:family="text">
      <style:text-properties fo:font-variant="normal" fo:text-transform="none" fo:color="#000000" style:font-name="Courier New1" fo:font-size="9.75pt" fo:letter-spacing="normal" fo:font-style="normal" fo:font-weight="normal" style:font-size-asian="10pt" style:font-size-complex="10pt"/>
    </style:style>
    <style:style style:name="T48" style:family="text">
      <style:text-properties fo:font-variant="normal" fo:text-transform="none" fo:color="#000000" style:font-name="Courier New1" fo:font-size="9.75pt" fo:letter-spacing="normal" fo:font-style="italic" fo:font-weight="bold" fo:background-color="transparent" loext:char-shading-value="0"/>
    </style:style>
    <style:style style:name="T49" style:family="text">
      <style:text-properties fo:font-variant="normal" fo:text-transform="none" fo:color="#000000" style:font-name="Courier New1" fo:font-size="9.75pt" fo:letter-spacing="normal" fo:font-style="italic" fo:font-weight="bold" fo:background-color="transparent" loext:char-shading-value="0" style:font-size-asian="12pt" style:font-size-complex="12pt"/>
    </style:style>
    <style:style style:name="T50" style:family="text">
      <style:text-properties fo:font-variant="normal" fo:text-transform="none" fo:color="#000000" style:font-name="Courier New1" fo:font-size="13pt" fo:letter-spacing="normal" fo:font-style="italic" fo:font-weight="bold" fo:background-color="transparent" loext:char-shading-value="0" style:font-size-asian="13pt" style:font-size-complex="13pt"/>
    </style:style>
    <style:style style:name="T51" style:family="text">
      <style:text-properties fo:font-variant="normal" fo:text-transform="none" fo:color="#000000" style:font-name="Courier New1" fo:font-size="10pt" fo:letter-spacing="normal" fo:font-style="normal" fo:font-weight="normal" style:font-size-asian="10pt" style:font-size-complex="10pt"/>
    </style:style>
    <style:style style:name="T52" style:family="text">
      <style:text-properties fo:font-variant="normal" fo:text-transform="none" fo:color="#000000" style:font-name="Courier New1" fo:font-size="12pt" fo:letter-spacing="normal" fo:font-style="normal" fo:font-weight="normal" style:font-size-asian="12pt" style:font-size-complex="12pt"/>
    </style:style>
    <style:style style:name="T53" style:family="text">
      <style:text-properties fo:font-variant="normal" fo:text-transform="none" fo:color="#000000" style:font-name="Courier New1" fo:font-size="12pt" fo:letter-spacing="normal" fo:font-style="italic" fo:font-weight="bold" fo:background-color="transparent" loext:char-shading-value="0" style:font-size-asian="12pt" style:font-size-complex="12pt"/>
    </style:style>
    <style:style style:name="T54" style:family="text">
      <style:text-properties fo:font-variant="normal" fo:text-transform="none" fo:color="#000000" style:font-name="Courier New1" fo:font-size="7.80000019073486pt" fo:letter-spacing="normal" fo:font-style="normal" fo:font-weight="normal" style:font-size-asian="10pt" style:font-size-complex="10pt"/>
    </style:style>
    <style:style style:name="T55" style:family="text">
      <style:text-properties fo:font-variant="normal" fo:text-transform="none" fo:color="#000000" style:font-name="Courier New" fo:font-size="12pt" fo:letter-spacing="normal" fo:font-style="normal" fo:font-weight="normal" style:font-size-asian="12pt" style:font-size-complex="12pt"/>
    </style:style>
    <style:style style:name="T56" style:family="text">
      <style:text-properties fo:font-variant="normal" fo:text-transform="none" fo:color="#000000" style:font-name="Courier New" fo:font-size="12pt" fo:letter-spacing="normal" fo:font-style="normal" fo:font-weight="normal" officeooo:rsid="002f2aed" fo:background-color="#e6e6e6" loext:char-shading-value="0" style:font-size-asian="12pt" style:font-size-complex="12pt"/>
    </style:style>
    <style:style style:name="T57" style:family="text">
      <style:text-properties fo:font-variant="normal" fo:text-transform="none" fo:color="#000000" style:font-name="Courier New" fo:font-size="12pt" fo:letter-spacing="normal" fo:font-style="normal" fo:font-weight="normal" officeooo:rsid="002cd33e" fo:background-color="#e6e6e6" loext:char-shading-value="0" style:font-size-asian="12pt" style:font-size-complex="12pt"/>
    </style:style>
    <style:style style:name="T58" style:family="text">
      <style:text-properties fo:font-variant="normal" fo:text-transform="none" fo:color="#000000" style:font-name="Courier New" fo:font-size="12pt" fo:letter-spacing="normal" fo:font-style="normal" fo:font-weight="normal" officeooo:rsid="002f2aed" fo:background-color="#e6e6e6" loext:char-shading-value="0"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Courier New" fo:font-size="12pt" fo:letter-spacing="normal" fo:font-style="italic" fo:font-weight="bold" fo:background-color="transparent" loext:char-shading-value="0" style:font-size-asian="12pt" style:font-size-complex="12pt"/>
    </style:style>
    <style:style style:name="T60" style:family="text">
      <style:text-properties fo:font-variant="normal" fo:text-transform="none" fo:color="#000000" style:font-name="Courier New" fo:font-size="12pt" fo:letter-spacing="normal" fo:font-style="italic" fo:font-weight="bold" officeooo:rsid="002f2aed" fo:background-color="#e6e6e6" loext:char-shading-value="0" style:font-size-asian="12pt" style:font-style-asian="italic" style:font-weight-asian="bold" style:font-size-complex="12pt" style:font-style-complex="italic" style:font-weight-complex="bold"/>
    </style:style>
    <style:style style:name="T61" style:family="text">
      <style:text-properties fo:font-variant="normal" fo:text-transform="none" fo:color="#000000" style:font-name="Courier New" fo:font-size="12pt" fo:letter-spacing="normal" style:font-size-asian="12pt" style:font-size-complex="12pt"/>
    </style:style>
    <style:style style:name="T62" style:family="text">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T63" style:family="text">
      <style:text-properties fo:font-variant="normal" fo:text-transform="none" fo:color="#000000" style:font-name="Courier New" fo:font-size="10pt" fo:letter-spacing="normal" fo:font-style="normal" fo:font-weight="normal" officeooo:rsid="0012f3b9" style:font-name-asian="Courier New" style:font-size-asian="10pt" style:font-weight-asian="normal" style:font-name-complex="Courier New" style:font-size-complex="10pt" style:font-weight-complex="normal"/>
    </style:style>
    <style:style style:name="T64" style:family="text">
      <style:text-properties fo:font-variant="normal" fo:text-transform="none" fo:color="#000000" style:font-name="Courier New" fo:font-size="10pt" fo:letter-spacing="normal" fo:font-style="normal" fo:font-weight="normal" officeooo:rsid="0012f3b9" fo:background-color="#ffffff" loext:char-shading-value="0" style:font-name-asian="Courier New" style:font-size-asian="10pt" style:font-name-complex="Courier New" style:font-size-complex="10pt"/>
    </style:style>
    <style:style style:name="T65" style:family="text">
      <style:text-properties fo:font-variant="normal" fo:text-transform="none" fo:color="#000000" style:font-name="Courier New" fo:font-size="10pt" fo:letter-spacing="normal" fo:font-style="normal" fo:font-weight="normal" officeooo:rsid="004bd6d1" fo:background-color="#ffffff" loext:char-shading-value="0" style:font-name-asian="Courier New" style:font-size-asian="10pt" style:font-name-complex="Courier New" style:font-size-complex="10pt"/>
    </style:style>
    <style:style style:name="T66" style:family="text">
      <style:text-properties fo:font-variant="normal" fo:text-transform="none" fo:color="#000000" style:font-name="Courier New" fo:font-size="10pt" fo:letter-spacing="normal" fo:font-style="normal" fo:font-weight="normal" officeooo:rsid="002ac44c" fo:background-color="#ffffff" loext:char-shading-value="0" style:font-name-asian="Courier New" style:font-size-asian="10pt" style:font-weight-asian="normal" style:font-name-complex="Courier New" style:font-size-complex="10pt" style:font-weight-complex="normal"/>
    </style:style>
    <style:style style:name="T67" style:family="text">
      <style:text-properties fo:font-variant="normal" fo:text-transform="none" fo:color="#000000" style:font-name="Courier New" fo:font-size="10pt" fo:letter-spacing="normal" fo:font-style="normal" fo:font-weight="normal" officeooo:rsid="003caa72" fo:background-color="#ffffff" loext:char-shading-value="0" style:font-size-asian="10pt" style:font-size-complex="10pt"/>
    </style:style>
    <style:style style:name="T68" style:family="text">
      <style:text-properties fo:font-variant="normal" fo:text-transform="none" fo:color="#000000" style:font-name="Courier New" fo:font-size="10pt" fo:letter-spacing="normal" fo:font-style="normal" fo:font-weight="normal" style:font-size-asian="10pt" style:font-size-complex="10pt"/>
    </style:style>
    <style:style style:name="T69" style:family="text">
      <style:text-properties fo:font-variant="normal" fo:text-transform="none" fo:color="#000000" fo:font-size="10pt" fo:letter-spacing="normal" fo:font-style="normal" fo:font-weight="normal" style:font-size-asian="10pt" style:font-size-complex="10pt"/>
    </style:style>
    <style:style style:name="T70" style:family="text">
      <style:text-properties fo:font-variant="normal" fo:text-transform="none" fo:color="#000000" fo:font-size="10pt" fo:letter-spacing="normal" fo:font-style="normal" fo:font-weight="normal" fo:background-color="#ffffff" loext:char-shading-value="0" style:font-size-asian="10pt" style:font-size-complex="10pt"/>
    </style:style>
    <style:style style:name="T71" style:family="text">
      <style:text-properties fo:font-variant="normal" fo:text-transform="none" fo:color="#000000" style:font-name="Arial" fo:font-size="10pt" fo:letter-spacing="normal" fo:font-style="normal" fo:font-weight="normal" style:font-size-asian="10pt" style:font-size-complex="10pt"/>
    </style:style>
    <style:style style:name="T72" style:family="text">
      <style:text-properties fo:font-variant="normal" fo:text-transform="none" fo:color="#000000" style:font-name="Arial" fo:font-size="10pt" fo:letter-spacing="normal" fo:font-style="normal" fo:font-weight="normal" officeooo:rsid="00169078" fo:background-color="#ffffff" loext:char-shading-value="0" style:font-size-asian="10pt" style:font-size-complex="10pt"/>
    </style:style>
    <style:style style:name="T73" style:family="text">
      <style:text-properties fo:font-variant="normal" fo:text-transform="none" fo:color="#000000" style:font-name="Arial" fo:font-size="10pt" fo:letter-spacing="normal" fo:font-style="normal" fo:font-weight="normal" officeooo:rsid="0022289f" fo:background-color="#ffffff" loext:char-shading-value="0" style:font-size-asian="10pt" style:font-size-complex="10pt"/>
    </style:style>
    <style:style style:name="T74"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75" style:family="text">
      <style:text-properties fo:font-variant="normal" fo:text-transform="none" fo:color="#000000" style:font-name="Arial" fo:font-size="10pt" fo:letter-spacing="normal" fo:font-style="normal" fo:font-weight="bold" officeooo:rsid="0019ce92" style:font-size-asian="10pt" style:font-weight-asian="bold" style:font-size-complex="10pt" style:font-weight-complex="bold"/>
    </style:style>
    <style:style style:name="T76" style:family="text">
      <style:text-properties fo:font-variant="normal" fo:text-transform="none" fo:color="#000000" style:font-name="Arial" fo:font-size="10pt" fo:letter-spacing="normal" fo:font-style="normal" fo:font-weight="bold" fo:background-color="#ffffff" loext:char-shading-value="0" style:font-size-asian="10pt" style:font-weight-asian="bold" style:font-size-complex="10pt" style:font-weight-complex="bold"/>
    </style:style>
    <style:style style:name="T77" style:family="text">
      <style:text-properties fo:font-variant="normal" fo:text-transform="none" fo:color="#000000" style:font-name="Arial" fo:font-size="10pt" fo:letter-spacing="normal" fo:font-style="normal" fo:font-weight="bold" officeooo:rsid="00169078" fo:background-color="#ffffff" loext:char-shading-value="0" style:font-size-asian="10pt" style:font-weight-asian="bold" style:font-size-complex="10pt" style:font-weight-complex="bold"/>
    </style:style>
    <style:style style:name="T78" style:family="text">
      <style:text-properties fo:font-variant="normal" fo:text-transform="none" fo:color="#000000" style:font-name="Arial" fo:font-size="10pt" fo:letter-spacing="normal" fo:font-style="normal" fo:font-weight="bold" officeooo:rsid="0022289f" fo:background-color="#ffffff" loext:char-shading-value="0" style:font-size-asian="10pt" style:font-weight-asian="bold" style:font-size-complex="10pt" style:font-weight-complex="bold"/>
    </style:style>
    <style:style style:name="T79" style:family="text">
      <style:text-properties fo:font-variant="normal" fo:text-transform="none" fo:color="#000000" fo:font-size="12pt" fo:letter-spacing="normal" style:font-size-asian="12pt" style:font-size-complex="12pt"/>
    </style:style>
    <style:style style:name="T80" style:family="text">
      <style:text-properties fo:font-variant="normal" fo:text-transform="none" fo:color="#026789" style:font-name="Courier New1" fo:font-size="9.75pt" fo:letter-spacing="normal" fo:font-style="normal" style:text-underline-style="solid" style:text-underline-width="auto" style:text-underline-color="font-color" fo:font-weight="bold" fo:background-color="#ffffff" loext:char-shading-value="0"/>
    </style:style>
    <style:style style:name="T81" style:family="text">
      <style:text-properties fo:font-variant="normal" fo:text-transform="none" fo:color="#026789" style:font-name="Courier New1" fo:font-size="9.75pt" fo:letter-spacing="normal" fo:font-style="normal" style:text-underline-style="solid" style:text-underline-width="auto" style:text-underline-color="font-color" fo:font-weight="bold" fo:background-color="#ffffff" loext:char-shading-value="0" style:font-size-asian="12pt" style:font-size-complex="12pt"/>
    </style:style>
    <style:style style:name="T82" style:family="text">
      <style:text-properties fo:font-variant="normal" fo:text-transform="none" fo:color="#026789" style:font-name="Courier New1" fo:font-size="9.75pt" fo:letter-spacing="normal" fo:font-style="normal" fo:font-weight="bold" fo:background-color="#ffffff" loext:char-shading-value="0"/>
    </style:style>
    <style:style style:name="T83" style:family="text">
      <style:text-properties fo:font-variant="normal" fo:text-transform="none" fo:color="#026789" style:font-name="Courier New1" fo:font-size="9.75pt" fo:letter-spacing="normal" fo:font-style="normal" fo:font-weight="bold" fo:background-color="#ffffff" loext:char-shading-value="0" style:font-size-asian="12pt" style:font-size-complex="12pt"/>
    </style:style>
    <style:style style:name="T84" style:family="text">
      <style:text-properties fo:font-variant="normal" fo:text-transform="none" fo:color="#026789" style:font-name="Courier New1" fo:font-size="9.75pt" fo:letter-spacing="normal" fo:font-style="normal" style:text-underline-style="none" fo:font-weight="bold" fo:background-color="#ffffff" loext:char-shading-value="0" style:font-size-asian="12pt" style:font-size-complex="12pt"/>
    </style:style>
    <style:style style:name="T85" style:family="text">
      <style:text-properties fo:font-variant="normal" fo:text-transform="none" fo:color="#026789" style:font-name="Courier New1" fo:font-size="16pt" fo:letter-spacing="normal" fo:font-style="normal" fo:font-weight="bold" fo:background-color="#ffffff" loext:char-shading-value="0" style:font-size-asian="16pt" style:font-size-complex="16pt"/>
    </style:style>
    <style:style style:name="T86" style:family="text">
      <style:text-properties fo:font-variant="normal" fo:text-transform="none" fo:color="#026789" style:font-name="Courier New1" fo:font-size="9pt" fo:letter-spacing="normal" fo:font-style="italic" fo:font-weight="bold" fo:background-color="transparent" loext:char-shading-value="0" style:font-size-asian="12pt" style:font-size-complex="12pt"/>
    </style:style>
    <style:style style:name="T87" style:family="text">
      <style:text-properties fo:font-variant="normal" fo:text-transform="none" fo:color="#026789" style:font-name="Courier New1" fo:font-size="26pt" fo:letter-spacing="normal" fo:font-style="normal" fo:font-weight="bold" fo:background-color="#ffffff" loext:char-shading-value="0" style:font-size-asian="26pt" style:font-size-complex="26pt"/>
    </style:style>
    <style:style style:name="T88" style:family="text">
      <style:text-properties fo:font-variant="normal" fo:text-transform="none" fo:color="#026789" style:font-name="Courier New1" fo:font-size="26pt" fo:letter-spacing="normal" fo:font-style="normal" fo:font-weight="bold" officeooo:rsid="0012f3b9" fo:background-color="#ffffff" loext:char-shading-value="0" style:font-size-asian="26pt" style:font-size-complex="26pt"/>
    </style:style>
    <style:style style:name="T89" style:family="text">
      <style:text-properties fo:font-variant="normal" fo:text-transform="none" fo:color="#026789" style:font-name="Courier New1" fo:font-size="26pt" fo:letter-spacing="normal" fo:font-style="normal" fo:font-weight="bold" officeooo:rsid="002cd33e" fo:background-color="#ffffff" loext:char-shading-value="0" style:font-size-asian="26pt" style:font-size-complex="26pt"/>
    </style:style>
    <style:style style:name="T90" style:family="text">
      <style:text-properties fo:font-variant="normal" fo:text-transform="none" fo:color="#026789" style:font-name="Courier New1" fo:font-size="10.5pt" fo:letter-spacing="normal" fo:font-style="normal" fo:font-weight="bold" fo:background-color="#ffffff" loext:char-shading-value="0" style:font-size-asian="10.5pt" style:font-size-complex="10.5pt"/>
    </style:style>
    <style:style style:name="T91" style:family="text">
      <style:text-properties fo:font-variant="normal" fo:text-transform="none" fo:color="#026789" style:font-name="Courier New" fo:font-size="10pt" fo:letter-spacing="normal" fo:font-style="normal" fo:font-weight="bold" officeooo:rsid="0012f3b9" fo:background-color="#ffffff" loext:char-shading-value="0" style:font-name-asian="Courier New" style:font-size-asian="10pt" style:font-name-complex="Courier New" style:font-size-complex="10pt"/>
    </style:style>
    <style:style style:name="T92" style:family="text">
      <style:text-properties fo:font-variant="normal" fo:text-transform="none" fo:color="#e97b2a"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93" style:family="text">
      <style:text-properties fo:font-variant="normal" fo:text-transform="none" fo:color="#e97b2a" style:text-line-through-style="none" style:text-line-through-type="none" style:font-name="Arial" fo:font-size="10pt" fo:letter-spacing="normal" fo:font-style="normal" style:text-underline-style="none" fo:font-weight="normal" officeooo:rsid="00169078" style:text-blinking="false" fo:background-color="#ffffff" loext:char-shading-value="0" style:font-size-asian="10pt" style:font-size-complex="10pt"/>
    </style:style>
    <style:style style:name="T94" style:family="text">
      <style:text-properties fo:font-variant="normal" fo:text-transform="none" fo:color="#323232" style:font-name="Arial1" fo:font-size="9.75pt" fo:letter-spacing="normal" fo:font-style="normal" fo:font-weight="normal" fo:background-color="#ffffff" loext:char-shading-value="0" style:font-size-asian="26pt" style:font-size-complex="26pt"/>
    </style:style>
    <style:style style:name="T95" style:family="text">
      <style:text-properties fo:font-variant="normal" fo:text-transform="none" fo:color="#323232" style:font-name="Arial1" fo:font-size="10.5pt" fo:letter-spacing="normal" fo:font-style="normal" fo:font-weight="normal" fo:background-color="transparent" loext:char-shading-value="0" style:font-size-asian="10.5pt" style:font-size-complex="10.5pt"/>
    </style:style>
    <style:style style:name="T96" style:family="text">
      <style:text-properties fo:font-variant="normal" fo:text-transform="none" fo:color="#323232" style:font-name="Arial1" fo:font-size="10.5pt" fo:letter-spacing="normal" fo:font-style="normal" fo:font-weight="normal" style:font-size-asian="10.5pt" style:font-size-complex="10.5pt"/>
    </style:style>
    <style:style style:name="T97" style:family="text">
      <style:text-properties fo:font-variant="normal" fo:text-transform="none" fo:color="#323232" style:font-name="Arial1" fo:font-size="10.5pt" fo:letter-spacing="normal" fo:font-style="normal" fo:font-weight="normal" officeooo:rsid="0039d28b" style:font-size-asian="10.5pt" style:font-size-complex="10.5pt"/>
    </style:style>
    <style:style style:name="T98" style:family="text">
      <style:text-properties fo:font-variant="normal" fo:text-transform="none" fo:color="#323232" style:font-name="Arial1" fo:font-size="10.5pt" fo:letter-spacing="normal" fo:font-style="normal" fo:font-weight="normal" fo:background-color="#ffffff" loext:char-shading-value="0" style:font-size-asian="10.5pt" style:font-size-complex="10.5pt"/>
    </style:style>
    <style:style style:name="T99" style:family="text">
      <style:text-properties fo:font-variant="normal" fo:text-transform="none" fo:color="#333333" style:font-name="Courier New" fo:font-size="10pt" fo:letter-spacing="normal" fo:font-style="normal" fo:font-weight="normal" officeooo:rsid="002ac44c" fo:background-color="#ffffff" loext:char-shading-value="0" style:font-name-asian="Courier New" style:font-size-asian="10pt" style:font-weight-asian="normal" style:font-name-complex="Courier New" style:font-size-complex="10pt" style:font-weight-complex="normal"/>
    </style:style>
    <style:style style:name="T100" style:family="text">
      <style:text-properties fo:font-variant="normal" fo:text-transform="none" fo:color="#333333" style:font-name="Courier New" fo:font-size="10pt" fo:letter-spacing="normal" fo:font-style="normal" fo:font-weight="normal" officeooo:rsid="004bd6d1" fo:background-color="#ffffff" loext:char-shading-value="0" style:font-name-asian="Courier New" style:font-size-asian="10pt" style:font-weight-asian="normal" style:font-name-complex="Courier New" style:font-size-complex="10pt" style:font-weight-complex="normal"/>
    </style:style>
    <style:style style:name="T101" style:family="text">
      <style:text-properties fo:color="#026789" style:font-name="Courier New1" fo:font-size="26pt" fo:font-weight="bold" fo:background-color="#ffffff" loext:char-shading-value="0" style:font-size-asian="26pt" style:font-size-complex="26pt"/>
    </style:style>
    <style:style style:name="T102" style:family="text">
      <style:text-properties fo:font-size="10pt" style:font-size-asian="10pt" style:font-size-complex="10pt"/>
    </style:style>
    <style:style style:name="T103" style:family="text">
      <style:text-properties fo:font-size="12pt" style:font-size-asian="12pt" style:font-size-complex="12pt"/>
    </style:style>
    <style:style style:name="T104" style:family="text">
      <style:text-properties fo:font-size="12pt" officeooo:rsid="00169078" style:font-size-asian="12pt" style:font-size-complex="12pt"/>
    </style:style>
    <style:style style:name="T105" style:family="text">
      <style:text-properties fo:font-size="12pt" fo:font-style="italic" fo:font-weight="bold" style:font-size-asian="12pt" style:font-style-asian="italic" style:font-weight-asian="bold" style:font-size-complex="12pt" style:font-style-complex="italic" style:font-weight-complex="bold"/>
    </style:style>
    <style:style style:name="T106" style:family="text">
      <style:text-properties style:font-name="Arial1" fo:font-size="10.5pt" fo:background-color="transparent" loext:char-shading-value="0" style:font-size-asian="10.5pt" style:font-size-complex="10.5pt"/>
    </style:style>
    <style:style style:name="T107" style:family="text">
      <style:text-properties fo:font-size="10.5pt" style:font-size-asian="10.5pt" style:font-size-complex="10.5pt"/>
    </style:style>
    <style:style style:name="T108" style:family="text">
      <style:text-properties officeooo:rsid="00159996"/>
    </style:style>
    <style:style style:name="T109" style:family="text">
      <style:text-properties officeooo:rsid="001c89c5"/>
    </style:style>
    <style:style style:name="T110" style:family="text">
      <style:text-properties officeooo:rsid="0022289f"/>
    </style:style>
    <style:style style:name="T111" style:family="text">
      <style:text-properties officeooo:rsid="0022f6fa"/>
    </style:style>
    <style:style style:name="T112" style:family="text">
      <style:text-properties style:font-name="Courier New" fo:font-size="10pt" style:font-name-asian="Courier New" style:font-size-asian="10pt" style:font-name-complex="Courier New" style:font-size-complex="10pt"/>
    </style:style>
    <style:style style:name="T113" style:family="text">
      <style:text-properties style:font-name="Courier New" fo:font-size="10pt" officeooo:rsid="0012f3b9" style:font-name-asian="Courier New" style:font-size-asian="10pt" style:font-name-complex="Courier New" style:font-size-complex="10pt"/>
    </style:style>
    <style:style style:name="T114" style:family="text">
      <style:text-properties style:font-name="Courier New" fo:font-size="10pt" officeooo:rsid="004ce27b" style:font-name-asian="Courier New" style:font-size-asian="10pt" style:font-name-complex="Courier New" style:font-size-complex="10pt"/>
    </style:style>
    <style:style style:name="T115" style:family="text">
      <style:text-properties style:font-name="Courier New" fo:font-size="10pt" officeooo:rsid="003cc31b" style:font-size-asian="10pt" style:font-size-complex="10pt"/>
    </style:style>
    <style:style style:name="T116" style:family="text">
      <style:text-properties officeooo:rsid="003170ca"/>
    </style:style>
    <style:style style:name="T117" style:family="text">
      <style:text-properties officeooo:rsid="00324545"/>
    </style:style>
    <style:style style:name="T118" style:family="text">
      <style:text-properties officeooo:rsid="003278f2"/>
    </style:style>
    <style:style style:name="T119" style:family="text">
      <style:text-properties officeooo:rsid="0034183f"/>
    </style:style>
    <style:style style:name="T120" style:family="text">
      <style:text-properties officeooo:rsid="0034f684"/>
    </style:style>
    <style:style style:name="T121" style:family="text">
      <style:text-properties officeooo:rsid="0036b32c"/>
    </style:style>
    <style:style style:name="T122" style:family="text">
      <style:text-properties officeooo:rsid="003caa72"/>
    </style:style>
    <style:style style:name="T123" style:family="text">
      <style:text-properties officeooo:rsid="003cc31b"/>
    </style:style>
    <style:style style:name="T124" style:family="text">
      <style:text-properties officeooo:rsid="003eac5b"/>
    </style:style>
    <style:style style:name="T125" style:family="text">
      <style:text-properties officeooo:rsid="003f78dc"/>
    </style:style>
    <style:style style:name="T126" style:family="text">
      <style:text-properties fo:font-weight="bold" style:font-weight-asian="bold" style:font-weight-complex="bold"/>
    </style:style>
    <style:style style:name="T127" style:family="text">
      <style:text-properties fo:font-weight="bold" officeooo:rsid="003f78dc" style:font-weight-asian="bold" style:font-weight-complex="bold"/>
    </style:style>
    <style:style style:name="T128" style:family="text">
      <style:text-properties fo:font-weight="bold" officeooo:rsid="0045039b" style:font-weight-asian="bold" style:font-weight-complex="bold"/>
    </style:style>
    <style:style style:name="T129" style:family="text">
      <style:text-properties fo:font-weight="bold" officeooo:rsid="004ce278" style:font-weight-asian="bold" style:font-weight-complex="bold"/>
    </style:style>
    <style:style style:name="T130" style:family="text">
      <style:text-properties fo:font-weight="bold" officeooo:rsid="004ce27b" style:font-weight-asian="bold" style:font-weight-complex="bold"/>
    </style:style>
    <style:style style:name="T131" style:family="text">
      <style:text-properties officeooo:rsid="0045039b"/>
    </style:style>
    <style:style style:name="T132" style:family="text">
      <style:text-properties fo:background-color="#e6e6e6" loext:char-shading-value="0"/>
    </style:style>
    <style:style style:name="T133" style:family="text">
      <style:text-properties officeooo:rsid="004ce278"/>
    </style:style>
    <style:style style:name="T134" style:family="text">
      <style:text-properties officeooo:rsid="0012f3b9"/>
    </style:style>
    <style:style style:name="T135" style:family="text">
      <style:text-properties officeooo:rsid="004ce27b"/>
    </style:style>
    <style:style style:name="T136" style:family="text">
      <style:text-properties fo:font-weight="normal" officeooo:rsid="002ac44c" style:font-weight-asian="normal" style:font-weight-complex="normal"/>
    </style:style>
    <style:style style:name="T137" style:family="text">
      <style:text-properties fo:font-weight="normal" officeooo:rsid="0036b32c" style:font-weight-asian="normal" style:font-weight-complex="normal"/>
    </style:style>
    <style:style style:name="T138" style:family="text">
      <style:text-properties officeooo:rsid="00287687"/>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006cm" fo:text-indent="-0.635cm" fo:margin-left="3.0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41cm" fo:text-indent="-0.635cm" fo:margin-left="3.6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76cm" fo:text-indent="-0.635cm" fo:margin-left="4.2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11cm" fo:text-indent="-0.635cm" fo:margin-left="4.9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46cm" fo:text-indent="-0.635cm" fo:margin-left="5.5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81cm" fo:text-indent="-0.635cm" fo:margin-left="6.1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16cm" fo:text-indent="-0.635cm" fo:margin-left="6.8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51cm" fo:text-indent="-0.635cm" fo:margin-left="7.4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86cm" fo:text-indent="-0.635cm" fo:margin-left="8.0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21cm" fo:text-indent="-0.635cm" fo:margin-left="8.72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text:s/></text:span>MANEJO DE ERRORES EN MYSQL</text:p>
      <text:p text:style-name="P51"/>
      <text:h text:style-name="P19" text:outline-level="4"><text:span text:style-name="Source_20_Text"><text:span text:style-name="T87">Códigos de error. </text:span></text:span></text:h>
      <text:p text:style-name="P4"><text:span text:style-name="Source_20_Text"><text:span text:style-name="T87"/></text:span></text:p>
      <text:p text:style-name="P18"><text:span text:style-name="Source_20_Text"><text:span text:style-name="T94"><text:tab/></text:span></text:span><text:span text:style-name="Source_20_Text"><text:span text:style-name="T98">Podemos tener tres formas de definir un error:</text:span></text:span></text:p>
      <text:p text:style-name="P5"><text:span text:style-name="Source_20_Text"><text:span text:style-name="T98"/></text:span></text:p>
      <text:list xml:id="list7142081196790856025" text:style-name="L1">
        <text:list-item>
          <text:p text:style-name="P121"><text:s/>Con un código de error propio de MySQL.</text:p>
          <text:list>
            <text:list-header>
              <text:p text:style-name="P124"><text:span text:style-name="Source_20_Text"><text:span text:style-name="T106"><text:s text:c="9"/>DECLARE CONTINUE HANDLER FOR 1062 SET duplicate_key=1;</text:span></text:span><text:span text:style-name="T107"><text:tab/></text:span></text:p>
            </text:list-header>
          </text:list>
        </text:list-item>
        <text:list-item>
          <text:p text:style-name="P122"><text:s/>Con un código SQLSTATE <text:s/>definido por ANSI standard. Son independientes de la base de datos, lo que significa que deben tener el mismo valor de error para cualquier base de datos ANSI compatible. Así, Oracle, SQL Server, DB2, y MySQL devolverán <text:s/>el mismo valor de <text:s/>SQLSTATE (23000) cuando haya un error de primary key duplicada.</text:p>
          <text:p text:style-name="P123"><text:span text:style-name="Source_20_Text"><text:span text:style-name="T106"><text:s text:c="5"/>DECLARE CONTINUE HANDLER FOR SQLSTATE '23000' SET duplicate_key=1;</text:span></text:span></text:p>
        </text:list-item>
        <text:list-item>
          <text:p text:style-name="P121"><text:s/>Con un nombre de condición: SQLEXCEPTION, SQLWARNING y NOT FOUND.</text:p>
          <text:p text:style-name="P125"><text:span text:style-name="Source_20_Text"><text:span text:style-name="T95"><text:tab/></text:span></text:span><text:span text:style-name="T96">En teoría es mejor utilizar c</text:span><text:span text:style-name="T97">ó</text:span><text:span text:style-name="T96">digos SQLSTATE porque son independientes de la plataforma y hacen que el código sea más portable. Sin embargo, hay algunas razones para utilizar mejor el código de error de MySQL, en los procedimientos almacenados:</text:span></text:p>
        </text:list-item>
        <text:list-item>
          <text:p text:style-name="P126"><text:s/>El lenguaje para la escritura de procedimientos almacenados en Oracle y SQL Server es totalmente incompatible con el de MySQL.</text:p>
        </text:list-item>
        <text:list-item>
          <text:p text:style-name="P126"><text:s/>No todos los códigos de error MySQL tienen su equivalente en código SQLSTATE. Cada error de Mysql está relacionado con un código de error SQLState, pero no siempre esta relación es uno a uno. <text:span text:style-name="T109">'</text:span>HY000<text:span text:style-name="T109">'</text:span> es un código de error SQLSTATE para propositos generales que devuelve MySQL cuando su código de error no tiene asociado un código SQLSTATE.</text:p>
        </text:list-item>
      </text:list>
      <text:p text:style-name="P5"><text:span text:style-name="Source_20_Text"><text:span text:style-name="T87"><text:tab/></text:span></text:span><text:span text:style-name="T5">En los manuales de la página oficial de MySql están sus códigos de error. A continuación </text:span><text:span text:style-name="T36">se indican </text:span><text:span text:style-name="T5">algunos de ellos.</text:span></text:p>
      <text:p text:style-name="P12"><text:soft-page-break/>Código MySQL <text:s text:c="10"/>Código SQLSTATE <text:s text:c="2"/>Mensaje de error</text:p>
      <text:p text:style-name="P12"/>
      <text:p text:style-name="P7">1011 <text:s text:c="41"/>HY000<text:tab/><text:tab/><text:tab/>Error on delete of ‘%s’ (errno: %d)</text:p>
      <text:p text:style-name="P7"><text:s text:c="2"/></text:p>
      <text:p text:style-name="P7">1021 <text:s text:c="41"/>HY000 <text:s/><text:tab/><text:tab/>Disk full</text:p>
      <text:p text:style-name="P7"/>
      <text:p text:style-name="P7">1027 <text:s text:c="41"/>HY000 <text:s text:c="23"/>Locked against change</text:p>
      <text:p text:style-name="P7"/>
      <text:p text:style-name="P7">1036 <text:s text:c="41"/>HY000 <text:s text:c="22"/>Table is read only</text:p>
      <text:p text:style-name="P7"/>
      <text:p text:style-name="P7">1062 <text:s text:c="41"/>23000 <text:s text:c="24"/>Duplicate entry for key </text:p>
      <text:p text:style-name="P7"/>
      <text:p text:style-name="P7">1099 <text:s text:c="41"/>HY000 <text:s text:c="22"/>Table was locked with a READ lock </text:p>
      <text:p text:style-name="P7"><text:s text:c="84"/>and can’t be updated</text:p>
      <text:p text:style-name="P7"/>
      <text:p text:style-name="P7">1106 <text:s text:c="41"/>42000 <text:s text:c="24"/>Incorrect parameters to procedure </text:p>
      <text:p text:style-name="P10"/>
      <text:p text:style-name="P10">1146 <text:s text:c="41"/>42S02 <text:s text:c="23"/>Table doesn't exist</text:p>
      <text:p text:style-name="P8"><text:s text:c="16"/></text:p>
      <text:p text:style-name="P7">1114 <text:s text:c="41"/>HY000 <text:s text:c="22"/>The table is full</text:p>
      <text:p text:style-name="P7"/>
      <text:p text:style-name="P7">1242 <text:s text:c="41"/>21000 <text:s text:c="23"/>Subquery returns more than 1 row</text:p>
      <text:p text:style-name="P7"/>
      <text:p text:style-name="P7">1264 <text:s text:c="41"/>22003 <text:s text:c="23"/>Out of range for column <text:span text:style-name="T128">numeric</text:span> </text:p>
      <text:p text:style-name="P7"/>
      <text:p text:style-name="P7">1265 <text:s text:c="41"/>1000 <text:s text:c="25"/>Data truncated for column </text:p>
      <text:p text:style-name="P7"><text:s/></text:p>
      <text:p text:style-name="P7">1317 <text:s text:c="41"/>70100 <text:s text:c="22"/>Query execution was interrupted</text:p>
      <text:p text:style-name="P7"><text:s text:c="6"/></text:p>
      <text:p text:style-name="P7">1325 <text:s text:c="41"/>24000 <text:s text:c="22"/>Cursor is already open</text:p>
      <text:p text:style-name="P7"/>
      <text:p text:style-name="P7">1329 <text:s text:c="41"/>2000 <text:s text:c="24"/>No data to FETCH</text:p>
      <text:p text:style-name="P7"/>
      <text:p text:style-name="P7">1338 <text:s text:c="41"/>42000 <text:s text:c="22"/>Cursor declaration after handler declaration</text:p>
      <text:p text:style-name="P7"/>
      <text:p text:style-name="P7">1348 1357 <text:s text:c="32"/>HY000 <text:s text:c="21"/>Column <text:s/>is not updatable </text:p>
      <text:p text:style-name="P7"/>
      <text:p text:style-name="P11">1406<text:tab/><text:tab/><text:tab/><text:tab/> 22001<text:tab/><text:tab/> <text:s text:c="9"/>Data too long for column <text:span text:style-name="T131">varchar</text:span></text:p>
      <text:h text:style-name="P17" text:outline-level="4"><text:soft-page-break/><text:span text:style-name="Source_20_Text"><text:span text:style-name="T101">Detección de errores y tratamiento. HANDLER.</text:span></text:span></text:h>
      <text:p text:style-name="P7"><text:span text:style-name="Source_20_Text"><text:span text:style-name="T101"/></text:span></text:p>
      <text:p text:style-name="P9"><text:tab/>Durante la ejecución de un programa pueden ocurrir errores que requieran un manejo especial como puede ser salir de la secuencia de programa actual o continuar la ejecución. Para ello, MySql tiene los manejadores o HANDLER.</text:p>
      <text:p text:style-name="P5"><text:span text:style-name="Source_20_Text"><text:span text:style-name="T42"/></text:span></text:p>
      <text:p text:style-name="P22"><text:bookmark text:name="idp960032801"/><text:span text:style-name="T52">DECLARE </text:span><text:span text:style-name="Source_20_Text"><text:span text:style-name="T53">acción</text:span></text:span><text:span text:style-name="T52"> HANDLER</text:span></text:p>
      <text:p text:style-name="P22"><text:span text:style-name="T79"><text:s text:c="4"/></text:span><text:span text:style-name="T52">FOR </text:span><text:span text:style-name="Source_20_Text"><text:span text:style-name="T53">valor_condición</text:span></text:span><text:span text:style-name="T52"> [, </text:span><text:span text:style-name="Source_20_Text"><text:span text:style-name="T53">valor_condición</text:span></text:span><text:span text:style-name="T52">] ...</text:span></text:p>
      <text:p text:style-name="P22"><text:span text:style-name="T79"><text:s text:c="4"/></text:span><text:span text:style-name="Source_20_Text"><text:span text:style-name="T53">instrucción/es;</text:span></text:span></text:p>
      <text:p text:style-name="P55"/>
      <text:p text:style-name="P22"><text:span text:style-name="Source_20_Text"><text:span text:style-name="T53">acción</text:span></text:span><text:span text:style-name="T52">:</text:span></text:p>
      <text:p text:style-name="P53"><text:s text:c="4"/><text:span text:style-name="T3">CONTINUE</text:span></text:p>
      <text:p text:style-name="P53"><text:s text:c="2"/><text:span text:style-name="T3">| EXIT</text:span></text:p>
      <text:p text:style-name="P53"><text:s text:c="2"/><text:span text:style-name="T3">| UNDO</text:span></text:p>
      <text:p text:style-name="P55"/>
      <text:p text:style-name="P22"><text:span text:style-name="Source_20_Text"><text:span text:style-name="T53">valor_condición</text:span></text:span><text:span text:style-name="T52">:</text:span></text:p>
      <text:p text:style-name="P22"><text:span text:style-name="T79"><text:s text:c="4"/></text:span><text:span text:style-name="Source_20_Text"><text:span text:style-name="T53">código_error_Mysql</text:span></text:span></text:p>
      <text:p text:style-name="P22"><text:span text:style-name="T79"><text:s text:c="2"/></text:span><text:span text:style-name="T52">| SQLSTATE [VALUE] </text:span><text:span text:style-name="Source_20_Text"><text:span text:style-name="T53">sqlstate_value</text:span></text:span></text:p>
      <text:p text:style-name="P22"><text:span text:style-name="T79"><text:s text:c="2"/></text:span><text:span text:style-name="T52">| </text:span><text:span text:style-name="Source_20_Text"><text:span text:style-name="T53">nombre_condición</text:span></text:span></text:p>
      <text:p text:style-name="P53"><text:s text:c="2"/><text:span text:style-name="T3">| SQLWARNING </text:span></text:p>
      <text:p text:style-name="P53"><text:s text:c="2"/><text:span text:style-name="T3">| NOT FOUND</text:span></text:p>
      <text:p text:style-name="P53"><text:s text:c="2"/><text:span text:style-name="T3">| SQLEXCEPTION</text:span></text:p>
      <text:p text:style-name="P13"/>
      <text:p text:style-name="P5"><text:span text:style-name="T37">La instrucción</text:span><text:span text:style-name="T55"> </text:span><text:a xlink:type="simple" xlink:href="http://dev.mysql.com/doc/refman/5.5/en/declare-handler.html" text:style-name="Internet_20_link" text:visited-style-name="Visited_20_Internet_20_Link"><text:span text:style-name="Source_20_Text"><text:span text:style-name="T81">DECLARE ... HANDLER</text:span></text:span></text:a><text:span text:style-name="T84"> </text:span><text:span text:style-name="T37">especifica un controlador para una o más condiciones de error</text:span><text:span text:style-name="T6">. Si una de esas condiciones ocurre, las instrucciones especificadas se ejecutan. Pueden ser una sola instrucción como <text:s/></text:span><text:span text:style-name="Source_20_Text"><text:span text:style-name="T83">SET nombre_variable = </text:span></text:span><text:span text:style-name="Source_20_Text"><text:span text:style-name="T86">val</text:span></text:span><text:span text:style-name="Emphasis"><text:span text:style-name="T86">o</text:span></text:span><text:span text:style-name="Source_20_Text"><text:span text:style-name="T86">r</text:span></text:span><text:span text:style-name="T6">, o un conjunto de ellas escritas entre </text:span><text:span text:style-name="Source_20_Text"><text:span text:style-name="T83">BEGIN y END</text:span></text:span><text:span text:style-name="Source_20_Text"><text:span text:style-name="T9">.</text:span></text:span></text:p>
      <text:p text:style-name="P3">Las declaraciones de los Handler deben aparecer después de las declaraciones de las variables y de los cursores.</text:p>
      <text:p text:style-name="P5"><text:span text:style-name="Source_20_Text"><text:span text:style-name="T50">Acción</text:span></text:span><text:span text:style-name="Source_20_Text"><text:span text:style-name="T48"> </text:span></text:span><text:span text:style-name="T5">es un valor que indica qué hará el handler una vez ocurrido el error y ejecutadas la instrucción/es del mismo:</text:span></text:p>
      <text:list xml:id="list3887923921510170106" text:style-name="L2">
        <text:list-item>
          <text:p text:style-name="P127"><text:span text:style-name="Source_20_Text"><text:span text:style-name="T82">CONTINUE</text:span></text:span></text:p>
        </text:list-item>
        <text:list-item>
          <text:p text:style-name="P127"><text:span text:style-name="Source_20_Text"><text:span text:style-name="T82">EXIT</text:span></text:span></text:p>
        </text:list-item>
        <text:list-item>
          <text:p text:style-name="P128"><text:span text:style-name="Source_20_Text"><text:span text:style-name="T82">UNDO</text:span></text:span><text:span text:style-name="T8">: No soportado</text:span></text:p>
        </text:list-item>
      </text:list>
      <text:p text:style-name="P25"><text:span text:style-name="Source_20_Text"><text:span text:style-name="T50">Valor_condición</text:span></text:span><text:span text:style-name="Source_20_Text"><text:span text:style-name="T49"> </text:span></text:span><text:span text:style-name="T6">indica la condición o tipo de condiciones que activan el handler y pueden ser:</text:span></text:p>
      <text:list xml:id="list775254830811324015" text:style-name="L3">
        <text:list-item>
          <text:p text:style-name="P129">Un código de error de MySQL.</text:p>
        </text:list-item>
        <text:list-item>
          <text:p text:style-name="P130"><text:soft-page-break/>Un valor SQLSTATE. Dependiendo de cuales sean los 2 primeros caracteres del código de error SQLSTATE:</text:p>
          <text:list>
            <text:list-item>
              <text:list>
                <text:list-header>
                  <text:p text:style-name="P131"><text:span text:style-name="Source_20_Text"><text:span text:style-name="T90">'00.....' <text:s text:c="2"/></text:span></text:span><text:span text:style-name="T19">Ausencia de error.</text:span></text:p>
                  <text:p text:style-name="P131"><text:span text:style-name="Source_20_Text"><text:span text:style-name="T90">'01.....' <text:s text:c="2"/></text:span></text:span><text:span text:style-name="T35">Error Warning.</text:span></text:p>
                  <text:p text:style-name="P134"><text:span text:style-name="Source_20_Text"><text:span text:style-name="T90">'02.....' <text:s text:c="2"/></text:span></text:span><text:span text:style-name="Source_20_Text"><text:span text:style-name="T19">Error <text:s/>Not Found</text:span></text:span><text:span text:style-name="T35">.</text:span></text:p>
                  <text:p text:style-name="P136"><text:span text:style-name="T35"><text:s text:c="10"/>&gt;</text:span><text:span text:style-name="Source_20_Text"><text:span text:style-name="T90">'02.....' <text:s text:c="2"/></text:span></text:span><text:span text:style-name="T35">Excepciones.</text:span></text:p>
                  <text:p text:style-name="P135"/>
                </text:list-header>
              </text:list>
            </text:list-item>
          </text:list>
        </text:list-item>
        <text:list-item>
          <text:p text:style-name="P132"><text:span text:style-name="Source_20_Text"><text:span text:style-name="T82">nombre_condición</text:span></text:span><text:span text:style-name="T8"> especificado previamente con </text:span><text:a xlink:type="simple" xlink:href="http://dev.mysql.com/doc/refman/5.5/en/declare-condition.html" text:style-name="Internet_20_link" text:visited-style-name="Visited_20_Internet_20_Link"><text:span text:style-name="Source_20_Text"><text:span text:style-name="T80">DECLARE ... CONDITION</text:span></text:span></text:a><text:span text:style-name="T8">. Se explica posteriormente. <text:s/></text:span></text:p>
        </text:list-item>
        <text:list-item>
          <text:p text:style-name="P132"><text:span text:style-name="Source_20_Text"><text:span text:style-name="T82">SQLWARNING</text:span></text:span><text:span text:style-name="T8"> es la abreviatura para todos los códigos de SQLSTATE que comienzan por </text:span><text:span text:style-name="Source_20_Text"><text:span text:style-name="T82">'01'</text:span></text:span></text:p>
        </text:list-item>
        <text:list-item>
          <text:p text:style-name="P133"><text:span text:style-name="Source_20_Text"><text:span text:style-name="T82">NOT FOUND</text:span></text:span><text:span text:style-name="T8"> es la abreviatura de la clase de los valores de SQLSTATE que comienzan con </text:span><text:span text:style-name="Source_20_Text"><text:span text:style-name="T82">'02'</text:span></text:span><text:span text:style-name="T8">. Se usa para comprobar el final de los cursores ( SQLSTATE = <text:s/>'02000' ) o también para los <text:s/>SELECT ... <text:s/>INTO que no recuperan ninguna fila.</text:span></text:p>
        </text:list-item>
        <text:list-item>
          <text:p text:style-name="P132"><text:span text:style-name="Source_20_Text"><text:span text:style-name="T82">SQLEXCEPTION</text:span></text:span><text:span text:style-name="T8"> es la abreviatura de la clase de los valores de SQLSTATE que son excepciones.</text:span></text:p>
        </text:list-item>
      </text:list>
      <text:p text:style-name="P84"/>
      <text:p text:style-name="P7"><text:tab/>Controlador para comprobar la existencia de una tabla. Si no existe, <text:s/>el código de error de MySQL es 1146:</text:p>
      <text:p text:style-name="P7"/>
      <text:p text:style-name="P16"><text:span text:style-name="Source_20_Text"><text:span text:style-name="T2"><text:tab/>BEGIN</text:span></text:span></text:p>
      <text:p text:style-name="P16"><text:span text:style-name="Source_20_Text"><text:span text:style-name="T2"><text:s text:c="3"/><text:tab/> <text:s/>declare a int default 0;</text:span></text:span></text:p>
      <text:p text:style-name="P16"><text:span text:style-name="Source_20_Text"><text:span text:style-name="T2"><text:s text:c="3"/><text:tab/> <text:s/>declare continue handler for 1146 <text:s text:c="5"/>–- ó set a=1;</text:span></text:span></text:p>
      <text:p text:style-name="P16"><text:span text:style-name="Source_20_Text"><text:span text:style-name="T2"><text:s text:c="5"/><text:tab/> <text:s/><text:tab/>BEGIN</text:span></text:span></text:p>
      <text:p text:style-name="P16"><text:span text:style-name="Source_20_Text"><text:span text:style-name="T2"><text:s text:c="8"/><text:tab/> <text:s text:c="2"/>set a=1;</text:span></text:span></text:p>
      <text:p text:style-name="P16"><text:span text:style-name="Source_20_Text"><text:span text:style-name="T2"><text:s text:c="7"/><text:tab/>END;</text:span></text:span></text:p>
      <text:p text:style-name="P16"><text:span text:style-name="Source_20_Text"><text:span text:style-name="T2"><text:s text:c="2"/><text:tab/> <text:s/>select * from tabla; <text:s text:c="2"/>-- esta tabla no existe </text:span></text:span></text:p>
      <text:p text:style-name="P16"><text:span text:style-name="Source_20_Text"><text:span text:style-name="T2"><text:s/><text:tab/> <text:s/>select a; <text:s text:c="13"/>-- continúa la ejecución y muestra a=1 </text:span></text:span></text:p>
      <text:p text:style-name="P16"><text:span text:style-name="Source_20_Text"><text:span text:style-name="T2"><text:s/></text:span></text:span></text:p>
      <text:p text:style-name="P16"><text:span text:style-name="Source_20_Text"><text:span text:style-name="T2"><text:tab/>END;</text:span></text:span></text:p>
      <text:p text:style-name="P16"><text:span text:style-name="Source_20_Text"><text:span text:style-name="T2"/></text:span></text:p>
      <text:p text:style-name="P7"><text:tab/>Controlador para comprobar si una SELECT INTO devuelve alguna fila:</text:p>
      <text:p text:style-name="P7"/>
      <text:p text:style-name="P16"><text:span text:style-name="Source_20_Text"><text:span text:style-name="T2"><text:tab/></text:span></text:span><text:span text:style-name="Source_20_Text"><text:span text:style-name="T4">BEGIN</text:span></text:span></text:p>
      <text:p text:style-name="P16"><text:span text:style-name="Source_20_Text"><text:span text:style-name="T4"><text:s text:c="3"/><text:tab/> <text:s/>declare a int;</text:span></text:span></text:p>
      <text:p text:style-name="P16"><text:span text:style-name="Source_20_Text"><text:span text:style-name="T4"><text:s text:c="3"/><text:tab/> <text:s/>declare exit handler for NOT FOUND</text:span></text:span></text:p>
      <text:p text:style-name="P16"><text:span text:style-name="Source_20_Text"><text:span text:style-name="T4"><text:s text:c="5"/><text:tab/> <text:s/><text:tab/>BEGIN</text:span></text:span></text:p>
      <text:p text:style-name="P16"><text:span text:style-name="Source_20_Text"><text:span text:style-name="T4"><text:s text:c="10"/><text:tab/> select “la select no devuelve ninguna fila”;</text:span></text:span></text:p>
      <text:p text:style-name="P16"><text:span text:style-name="Source_20_Text"><text:span text:style-name="T4"><text:s text:c="8"/><text:tab/>END;</text:span></text:span></text:p>
      <text:p text:style-name="P16"><text:span text:style-name="Source_20_Text"><text:span text:style-name="T4"><text:s text:c="2"/><text:tab/> <text:s/>select idtabla into a from tabla where idtabla=1; <text:s/></text:span></text:span></text:p>
      <text:p text:style-name="P16"><text:span text:style-name="Source_20_Text"><text:span text:style-name="T4"><text:s/><text:tab/> <text:s/>select a; <text:s text:c="10"/>–- No se visualizaría el valor de a</text:span></text:span></text:p>
      <text:p text:style-name="P16"><text:span text:style-name="Source_20_Text"><text:span text:style-name="T4"><text:tab/>END;</text:span></text:span></text:p>
      <text:p text:style-name="P16"><text:span text:style-name="Source_20_Text"><text:span text:style-name="T4"><text:tab/></text:span></text:span></text:p>
      <text:p text:style-name="P16"><text:span text:style-name="Source_20_Text"><text:span text:style-name="T4"/></text:span></text:p>
      <text:list xml:id="list6642857967662747299" text:style-name="L4">
        <text:list-header>
          <text:p text:style-name="P137"><text:span text:style-name="Source_20_Text"><text:span text:style-name="T8"><text:s text:c="7"/>El siguiente ejemplo usa un handler para el error SQLSTATE '23000' que ocurre cuando se duplica una clave.</text:span></text:span></text:p>
        </text:list-header>
      </text:list>
      <text:p text:style-name="Preformatted_20_Text"/>
      <text:p text:style-name="Preformatted_20_Text"><text:tab/><text:span text:style-name="T102"> </text:span><text:span text:style-name="Source_20_Text"><text:span text:style-name="T62">delimiter //</text:span></text:span></text:p>
      <text:p text:style-name="Preformatted_20_Text"><text:span text:style-name="Source_20_Text"><text:span text:style-name="T62"><text:tab/> CREATE PROCEDURE handlerdemo ()</text:span></text:span></text:p>
      <text:p text:style-name="Preformatted_20_Text"><text:span text:style-name="Source_20_Text"><text:span text:style-name="T62"><text:s/><text:tab/> BEGIN</text:span></text:span></text:p>
      <text:p text:style-name="Preformatted_20_Text"><text:span text:style-name="Source_20_Text"><text:span text:style-name="T62"><text:s/><text:tab/> <text:s text:c="2"/>DECLARE CONTINUE HANDLER FOR SQLSTATE '23000' SET @x2 = 1;</text:span></text:span></text:p>
      <text:p text:style-name="Preformatted_20_Text"><text:soft-page-break/><text:span text:style-name="Source_20_Text"><text:span text:style-name="T62"><text:s text:c="2"/><text:tab/> <text:s text:c="2"/>SET @x </text:span></text:span><text:span text:style-name="Source_20_Text"><text:span text:style-name="T51">= 1;</text:span></text:span></text:p>
      <text:p text:style-name="Preformatted_20_Text"><text:span text:style-name="Source_20_Text"><text:span text:style-name="T51"><text:s text:c="2"/><text:tab/> <text:s text:c="2"/>INSERT INTO t</text:span></text:span><text:span text:style-name="Source_20_Text"><text:span text:style-name="T62">est.t VALUES (1);</text:span></text:span></text:p>
      <text:p text:style-name="Preformatted_20_Text"><text:span text:style-name="Source_20_Text"><text:span text:style-name="T62"><text:s text:c="3"/><text:tab/> <text:s text:c="2"/>SET @x = 2;</text:span></text:span></text:p>
      <text:p text:style-name="Preformatted_20_Text"><text:span text:style-name="Source_20_Text"><text:span text:style-name="T51"><text:s text:c="3"/><text:tab/> <text:s text:c="2"/>INSERT INTO test.t VALUES (1);</text:span></text:span></text:p>
      <text:p text:style-name="Preformatted_20_Text"><text:span text:style-name="Source_20_Text"><text:span text:style-name="T51"><text:s text:c="3"/><text:tab/> <text:s text:c="2"/>SET @x = 3;</text:span></text:span></text:p>
      <text:p text:style-name="Preformatted_20_Text"><text:span text:style-name="Source_20_Text"><text:span text:style-name="T51"><text:s text:c="3"/><text:tab/> END //</text:span></text:span></text:p>
      <text:p text:style-name="Preformatted_20_Text"><text:span text:style-name="Source_20_Text"><text:span text:style-name="T51"><text:tab/> DELIMITER ;</text:span></text:span></text:p>
      <text:p text:style-name="Preformatted_20_Text"><text:span text:style-name="Source_20_Text"><text:span text:style-name="T51"/></text:span></text:p>
      <text:p text:style-name="Preformatted_20_Text"><text:span text:style-name="T102"><text:tab/><text:tab/> </text:span><text:span text:style-name="Source_20_Text"><text:span text:style-name="T102">CALL handlerdemo();</text:span></text:span></text:p>
      <text:p text:style-name="P73"/>
      <text:p text:style-name="Preformatted_20_Text"><text:span text:style-name="T102"><text:tab/><text:tab/> </text:span><text:span text:style-name="Source_20_Text"><text:span text:style-name="T102">SELECT @x,@x2; <text:s text:c="3"/>–- Muestra los valores 3 y 1</text:span></text:span></text:p>
      <text:p text:style-name="Preformatted_20_Text"><text:span text:style-name="Source_20_Text"/></text:p>
      <text:p text:style-name="P72"><text:span text:style-name="Source_20_Text"><text:tab/></text:span><text:span text:style-name="Source_20_Text"><text:span text:style-name="T11">Para ignorar una condición de error, se declara un HANDLER con CONTINUE asociado a un bloque vacío.</text:span></text:span></text:p>
      <text:p text:style-name="P26"><text:span text:style-name="Source_20_Text"><text:span text:style-name="T83"><text:s text:c="4"/></text:span></text:span><text:span text:style-name="T6"><text:tab/> <text:s text:c="9"/></text:span><text:span text:style-name="T43"><text:s text:c="2"/></text:span><text:span text:style-name="Source_20_Text"><text:span text:style-name="T51">DECLARE CONTINUE HANDLER FOR SQLWARNING begin end;</text:span></text:span></text:p>
      <text:p text:style-name="P20"><text:span text:style-name="T6"><text:tab/>Si tuviésemos 3 Handler para controlar un determinado error, cuando éste se produjera se ejecutaría el </text:span><text:span text:style-name="T7">h</text:span><text:span text:style-name="T6">andler con error de MySql, si éste no existiera el </text:span><text:span text:style-name="T7">h</text:span><text:span text:style-name="T6">andler con error de SQLSTATE y de no existir ninguno de los dos anteriores el error sería capturado por el </text:span><text:span text:style-name="T7">h</text:span><text:span text:style-name="T6">andler con SQLEXCEPTION.</text:span></text:p>
      <text:p text:style-name="P21"/>
      <text:p text:style-name="P81"><text:tab/>declare exit handler for sqlstate='23000' select “error de SqlState”;</text:p>
      <text:p text:style-name="P83"><text:tab/>declare exit handler for sqlexception select “error inesperado”;</text:p>
      <text:p text:style-name="P83"><text:tab/>declare exit handler for 1062 select “error de Mysql”;</text:p>
      <text:p text:style-name="P82"><text:tab/></text:p>
      <text:p text:style-name="P27"><text:tab/>En este ejemplo el que capturaría el error sería el handler del error de MySql.<text:tab/></text:p>
      <text:p text:style-name="P27"><text:tab/>Por otro lado es importante saber que:</text:p>
      <text:list xml:id="list2803483794933511471" text:style-name="L5">
        <text:list-item>
          <text:p text:style-name="P104">Las órdenes INSERT, UPDATE y DELETE no dan ningún error cuando no afectan a ninguna fila.</text:p>
          <text:p text:style-name="P104"/>
        </text:list-item>
        <text:list-item>
          <text:p text:style-name="P104">La orden SELECT .... INTO genera el error de MySql 1172 ( Return consisted of more than one row) cuando devuelve más de una fila.</text:p>
          <text:p text:style-name="P104"/>
        </text:list-item>
        <text:list-item>
          <text:p text:style-name="P105">La orden SELECT .... INTO si no devuelve ninguna fila en MySql no muestra ningún error y continúa en secuencia por lo que podemos optar por:</text:p>
          <text:p text:style-name="P105"/>
          <text:list>
            <text:list-item>
              <text:list>
                <text:list-header>
                  <text:p text:style-name="P105">- Declarar para capturar el error un handler para NOT FOUND.</text:p>
                  <text:p text:style-name="P104"/>
                  <text:p text:style-name="P104">- Preguntar si la variable o variables del INTO son nulas.</text:p>
                </text:list-header>
              </text:list>
            </text:list-item>
          </text:list>
        </text:list-item>
      </text:list>
      <text:p text:style-name="P59"/>
      <text:p text:style-name="P57"><text:span text:style-name="T6"><text:tab/></text:span><text:span text:style-name="Source_20_Text"><text:span text:style-name="T47"><text:tab/></text:span></text:span><text:span text:style-name="Source_20_Text"><text:span text:style-name="T51"><text:tab/>BEGIN</text:span></text:span></text:p>
      <text:list xml:id="list93912749182015" text:continue-numbering="true" text:style-name="L5">
        <text:list-header>
          <text:p text:style-name="P140"><text:span text:style-name="Source_20_Text"><text:span text:style-name="T4"><text:s text:c="3"/><text:tab/><text:tab/> <text:s/>declare a int;</text:span></text:span></text:p>
          <text:p text:style-name="P140"><text:span text:style-name="Source_20_Text"><text:span text:style-name="T4"><text:s text:c="3"/><text:tab/><text:tab/> <text:s/>select idtabla into a from tabla where idtabla=1; </text:span></text:span></text:p>
          <text:list>
            <text:list-item>
              <text:list>
                <text:list-item>
                  <text:list>
                    <text:list-item>
                      <text:list>
                        <text:list-header>
                          <text:p text:style-name="P140"><text:span text:style-name="Source_20_Text"><text:span text:style-name="T4"><text:s text:c="2"/>if a is NULL then</text:span></text:span></text:p>
                          <text:p text:style-name="P140"><text:span text:style-name="Source_20_Text"><text:span text:style-name="T4"><text:s text:c="6"/>select “la select no devuelve ninguna fila”;</text:span></text:span></text:p>
                          <text:p text:style-name="P140"><text:span text:style-name="Source_20_Text"><text:span text:style-name="T4"><text:s text:c="2"/>else <text:s/></text:span></text:span></text:p>
                        </text:list-header>
                      </text:list>
                    </text:list-item>
                  </text:list>
                </text:list-item>
              </text:list>
            </text:list-item>
          </text:list>
          <text:p text:style-name="P140"><text:span text:style-name="Source_20_Text"><text:span text:style-name="T4"><text:s/><text:tab/> <text:tab/> <text:tab/> select a; <text:s text:c="10"/></text:span></text:span></text:p>
          <text:list>
            <text:list-item>
              <text:list>
                <text:list-item>
                  <text:list>
                    <text:list-item>
                      <text:list>
                        <text:list-header>
                          <text:p text:style-name="P140"><text:span text:style-name="Source_20_Text"><text:span text:style-name="T4"><text:s text:c="2"/>end if;</text:span></text:span></text:p>
                        </text:list-header>
                      </text:list>
                    </text:list-item>
                  </text:list>
                </text:list-item>
              </text:list>
            </text:list-item>
          </text:list>
        </text:list-header>
      </text:list>
      <text:p text:style-name="P58"><text:soft-page-break/><text:span text:style-name="Source_20_Text"><text:span text:style-name="T4"><text:tab/><text:tab/><text:tab/>END;</text:span></text:span></text:p>
      <text:h text:style-name="P99" text:outline-level="4"><text:span text:style-name="Source_20_Text"><text:span text:style-name="T87">Declare...Condition</text:span></text:span></text:h>
      <text:p text:style-name="P1"><text:span text:style-name="Source_20_Text"><text:span text:style-name="T85"/></text:span></text:p>
      <text:p text:style-name="P22"><text:span text:style-name="T55">DECLARE </text:span><text:span text:style-name="Emphasis"><text:span text:style-name="Source_20_Text"><text:span text:style-name="T59">nombre_condición</text:span></text:span></text:span><text:span text:style-name="T55"> CONDITION FOR </text:span><text:span text:style-name="Emphasis"><text:span text:style-name="Source_20_Text"><text:span text:style-name="T59">valor_condición</text:span></text:span></text:span></text:p>
      <text:p text:style-name="P52"/>
      <text:p text:style-name="P22"><text:span text:style-name="Emphasis"><text:span text:style-name="Source_20_Text"><text:span text:style-name="T59">valor_condición</text:span></text:span></text:span><text:span text:style-name="T55">:</text:span></text:p>
      <text:p text:style-name="P22"><text:span text:style-name="T61"><text:s text:c="4"/></text:span><text:span text:style-name="Source_20_Text"><text:span text:style-name="T59">código_error_Mysql</text:span></text:span></text:p>
      <text:p text:style-name="P22"><text:span text:style-name="T61"><text:s text:c="2"/></text:span><text:span text:style-name="T55">| SQLSTATE [VALUE] </text:span><text:span text:style-name="Emphasis"><text:span text:style-name="Source_20_Text"><text:span text:style-name="T59">sqlstate_value</text:span></text:span></text:span></text:p>
      <text:p text:style-name="P6"/>
      <text:p text:style-name="P2"><text:tab/>Declarando una condición para el ejemplo anterior que comprobaba la existencia de una tabla.</text:p>
      <text:p text:style-name="P15"><text:span text:style-name="Source_20_Text"><text:span text:style-name="T102"/></text:span></text:p>
      <text:p text:style-name="P15"><text:span text:style-name="Source_20_Text"><text:span text:style-name="T102"><text:tab/>BEGIN</text:span></text:span></text:p>
      <text:p text:style-name="P15"><text:span text:style-name="Source_20_Text"><text:span text:style-name="T102"><text:s/><text:tab/> <text:s text:c="2"/>declare a int default 0;</text:span></text:span></text:p>
      <text:p text:style-name="P15"><text:span text:style-name="Source_20_Text"><text:span text:style-name="T102"><text:s text:c="2"/><text:tab/> <text:s text:c="2"/>declare no_existe_tabla CONDITION FOR 1146; <text:s text:c="3"/></text:span></text:span></text:p>
      <text:p text:style-name="P15"><text:span text:style-name="Source_20_Text"><text:span text:style-name="T102"><text:s text:c="9"/>declare CONTINUE HANDLER FOR no_existe_tabla</text:span></text:span></text:p>
      <text:p text:style-name="P15"><text:span text:style-name="Source_20_Text"><text:span text:style-name="T102"><text:s text:c="6"/><text:tab/> BEGIN</text:span></text:span></text:p>
      <text:p text:style-name="P15"><text:span text:style-name="Source_20_Text"><text:span text:style-name="T102"><text:s text:c="8"/><text:tab/> <text:s/>set a=1;</text:span></text:span></text:p>
      <text:p text:style-name="P15"><text:span text:style-name="Source_20_Text"><text:span text:style-name="T102"><text:s text:c="6"/><text:tab/> END;</text:span></text:span></text:p>
      <text:p text:style-name="P15"><text:s text:c="2"/><text:span text:style-name="Source_20_Text"><text:span text:style-name="T102"><text:s/><text:tab/> <text:s text:c="2"/>select * from tabla; <text:s text:c="2"/></text:span></text:span></text:p>
      <text:p text:style-name="P15"><text:span text:style-name="Source_20_Text"><text:span text:style-name="T102"><text:s text:c="9"/>select a; <text:s text:c="15"/></text:span></text:span></text:p>
      <text:p text:style-name="P15"><text:span text:style-name="Source_20_Text"><text:span text:style-name="T102"><text:s text:c="6"/>END;</text:span></text:span></text:p>
      <text:p text:style-name="P3"/>
      <text:p text:style-name="P3"><text:tab/>De la misma forma pero haciéndolo con el valor de SQLSTATE en vez de con el código de error MySQL:</text:p>
      <text:p text:style-name="P23"/>
      <text:p text:style-name="P23"><text:tab/><text:span text:style-name="T102">declare no_existe_tabla CONDITION FOR SQLSTATE '42S02';</text:span></text:p>
      <text:p text:style-name="P54"/>
      <text:p text:style-name="P7"/>
      <text:p text:style-name="P14"/>
      <text:h text:style-name="P80" text:outline-level="4"><text:span text:style-name="Source_20_Text"><text:span text:style-name="T87">SIGNAL</text:span></text:span></text:h>
      <text:h text:style-name="P80" text:outline-level="4"><text:span text:style-name="Source_20_Text"><text:span text:style-name="T12"><text:s/><text:tab/>Es la manera que se tiene para levantar un error en el momento que se necesite.</text:span></text:span></text:h>
      <text:p text:style-name="P90"><text:span text:style-name="Source_20_Text"><text:span text:style-name="T103">SIGNAL </text:span></text:span><text:span text:style-name="Source_20_Text"><text:span text:style-name="T105">valor_condición</text:span></text:span></text:p>
      <text:p text:style-name="P90"><text:span text:style-name="Source_20_Text"><text:span text:style-name="T103"><text:s text:c="4"/>[SET MESSAGE_TEXT= cadena o variable</text:span></text:span></text:p>
      <text:p text:style-name="P91"><text:span text:style-name="Source_20_Text"><text:s text:c="4"/>[,MYSQL_ERRNO = valor].......</text:span></text:p>
      <text:p text:style-name="P92"><text:span text:style-name="Source_20_Text"><text:span text:style-name="T103"/></text:span></text:p>
      <text:p text:style-name="P90"><text:span text:style-name="Source_20_Text"><text:span text:style-name="T105">valor_condición:</text:span></text:span></text:p>
      <text:p text:style-name="P90"><text:span text:style-name="Source_20_Text"><text:span text:style-name="T103"><text:s text:c="4"/>SQLSTATE </text:span></text:span><text:span text:style-name="Source_20_Text"><text:span text:style-name="T104">valor de S</text:span></text:span><text:span text:style-name="Source_20_Text"><text:span text:style-name="T103">qlstate</text:span></text:span></text:p>
      <text:p text:style-name="P90"><text:span text:style-name="Source_20_Text"><text:span text:style-name="T103"><text:s text:c="2"/>| nombre_condición</text:span></text:span></text:p>
      <text:p text:style-name="P90"/>
      <text:list xml:id="list39768920154633753" text:style-name="L6">
        <text:list-header>
          <text:p text:style-name="P138"/>
          <text:p text:style-name="P138"><text:span text:style-name="Source_20_Text"><text:span text:style-name="T8"><text:s text:c="7"/>El </text:span></text:span><text:span text:style-name="Source_20_Text"><text:span text:style-name="T10">valor_condición </text:span></text:span><text:span text:style-name="Source_20_Text"><text:span text:style-name="T8">indica el valor del error que se devuelve, puede ser un valor SQLSTATE <text:s/>o el </text:span></text:span><text:soft-page-break/><text:span text:style-name="Source_20_Text"><text:span text:style-name="T8">nombre de una <text:s/>condición definida con <text:s/></text:span></text:span><text:span text:style-name="Source_20_Text">DECLARE ... CONDITION</text:span><text:span text:style-name="Source_20_Text"><text:span text:style-name="T8">. </text:span></text:span></text:p>
        </text:list-header>
      </text:list>
      <text:p text:style-name="P96"><text:span text:style-name="Source_20_Text"><text:span text:style-name="T30"><text:s text:c="9"/>Los valores que toma SQLSTATE dependiendo de si queremos levantar un error WARNING, NOT FOUND o una excepción son:</text:span></text:span></text:p>
      <text:p text:style-name="P96"><text:span text:style-name="Source_20_Text"><text:span text:style-name="T30"/></text:span></text:p>
      <text:p text:style-name="P96"><text:span text:style-name="Source_20_Text"><text:span text:style-name="T45"><text:tab/></text:span></text:span><text:span text:style-name="Source_20_Text"><text:span text:style-name="T46">SQLSTATE</text:span></text:span><text:span text:style-name="Source_20_Text"><text:span text:style-name="T45"><text:tab/></text:span></text:span><text:span text:style-name="Source_20_Text"><text:span text:style-name="T46">ERROR MYSQL</text:span></text:span></text:p>
      <text:p text:style-name="P96"><text:span text:style-name="Source_20_Text"><text:span text:style-name="T45"><text:tab/></text:span></text:span></text:p>
      <text:p text:style-name="P69"><text:span text:style-name="Source_20_Text"><text:span text:style-name="T71"><text:tab/> <text:s text:c="6"/></text:span></text:span><text:span text:style-name="Source_20_Text"><text:span text:style-name="T75">'01000'</text:span></text:span><text:span text:style-name="Source_20_Text"><text:span text:style-name="T71"><text:tab/> <text:s text:c="8"/></text:span></text:span><text:span text:style-name="Source_20_Text"><text:span text:style-name="T74">Error: 1642</text:span></text:span><text:span text:style-name="Source_20_Text"><text:span text:style-name="T71"> SQLSTATE: </text:span></text:span><text:span text:style-name="Source_20_Text"><text:span text:style-name="T74">01000</text:span></text:span><text:span text:style-name="Source_20_Text"><text:span text:style-name="T71"> (</text:span></text:span><text:a xlink:type="simple" xlink:href="http://www.fromdual.com/mysql-error-codes-and-messages-1600-1649#error_er_signal_warn" text:style-name="Internet_20_link" text:visited-style-name="Visited_20_Internet_20_Link"><text:span text:style-name="Source_20_Text"><text:span text:style-name="T92">ER_SIGNAL_WARN</text:span></text:span></text:a><text:span text:style-name="Source_20_Text"><text:span text:style-name="T71">)</text:span></text:span></text:p>
      <text:p text:style-name="P69"><text:span text:style-name="Source_20_Text"><text:span text:style-name="T71"/></text:span></text:p>
      <text:p text:style-name="P60"><text:s text:c="47"/>Message: Unhandled user-defined warning condition</text:p>
      <text:p text:style-name="P100"/>
      <text:p text:style-name="P24"><text:span text:style-name="T75"><text:s text:c="19"/>'02000'</text:span><text:span text:style-name="T74"> <text:s text:c="15"/>Error: 1643</text:span><text:span text:style-name="T71"> SQLSTATE: </text:span><text:span text:style-name="T74">02000</text:span><text:span text:style-name="T71"> (</text:span><text:a xlink:type="simple" xlink:href="http://www.fromdual.com/mysql-error-codes-and-messages-1600-1649#error_er_signal_not_found" text:style-name="Internet_20_link" text:visited-style-name="Visited_20_Internet_20_Link"><text:span text:style-name="T92">ER_SIGNAL_NOT_FOUND</text:span></text:a><text:span text:style-name="T71">)</text:span></text:p>
      <text:list xml:id="list2343049178665919674" text:style-name="L7">
        <text:list-header>
          <text:p text:style-name="P141"><text:span text:style-name="Source_20_Text"><text:span text:style-name="T72"><text:s text:c="28"/>Message: Unhandled user-defined not found condition</text:span></text:span></text:p>
          <text:p text:style-name="P141"><text:span text:style-name="Source_20_Text"><text:span text:style-name="T45">'</text:span></text:span><text:span text:style-name="Source_20_Text"><text:span text:style-name="T44">4</text:span></text:span><text:span text:style-name="Source_20_Text"><text:span text:style-name="T28">5000</text:span></text:span><text:span text:style-name="Source_20_Text"><text:span text:style-name="T45">'</text:span></text:span><text:span text:style-name="Source_20_Text"><text:span text:style-name="T27"><text:tab/><text:tab/> <text:s text:c="2"/></text:span></text:span><text:span text:style-name="Source_20_Text"><text:span text:style-name="T77">Error: 1644</text:span></text:span><text:span text:style-name="Source_20_Text"><text:span text:style-name="T72"> SQLSTATE: </text:span></text:span><text:span text:style-name="Source_20_Text"><text:span text:style-name="T77">HY000</text:span></text:span><text:span text:style-name="Source_20_Text"><text:span text:style-name="T72"> (</text:span></text:span><text:a xlink:type="simple" xlink:href="http://www.fromdual.com/mysql-error-codes-and-messages-1600-1649#error_er_signal_exception" text:style-name="Internet_20_link" text:visited-style-name="Visited_20_Internet_20_Link"><text:span text:style-name="Source_20_Text"><text:span text:style-name="T93">ER_SIGNAL_EXCEPTION</text:span></text:span></text:a><text:span text:style-name="Source_20_Text"><text:span text:style-name="T72">)</text:span></text:span></text:p>
          <text:p text:style-name="P139"><text:span text:style-name="Source_20_Text"><text:span text:style-name="T72"><text:tab/><text:tab/><text:tab/><text:tab/>Message: Unhandled user-defined exception condition</text:span></text:span></text:p>
          <text:p text:style-name="P139"><text:span text:style-name="Source_20_Text"><text:span text:style-name="T8"/></text:span></text:p>
        </text:list-header>
      </text:list>
      <text:p text:style-name="P61"><text:span text:style-name="Source_20_Text"><text:span text:style-name="T8"><text:s text:c="7"/>El siguiente procedimiento señala un error o un warning dependiendo del valor de un parámetro de entrada: </text:span></text:span></text:p>
      <text:p text:style-name="P61"><text:span text:style-name="Source_20_Text"><text:span text:style-name="T8"/></text:span></text:p>
      <text:p text:style-name="P77"><text:span text:style-name="Source_20_Text"><text:span text:style-name="T69">DELIMITER $$<text:line-break/>CREATE PROCEDURE p (pval INT)<text:line-break/>BEGIN<text:line-break/> <text:s/>DECLARE a int default 0; <text:s text:c="5"/><text:line-break/> <text:s/>DECLARE especial CONDITION FOR SQLSTATE '02000'; <text:s text:c="2"/>-- ERROR NOT FOUND<text:line-break/> <text:s/>IF pval = 0 THEN<text:line-break/> <text:s text:c="3"/><text:tab/>SIGNAL SQLSTATE '01000'<text:tab/><text:tab/>-- ERROR WARNING<text:line-break/> <text:s text:c="4"/><text:tab/>SET MESSAGE_TEXT = 'Error Warning de mysql 1642';<text:line-break/> <text:s text:c="5"/>ELSEIF pval = 1 THEN<text:line-break/> <text:s text:c="3"/><text:tab/>SIGNAL SQLSTATE '45000'<text:tab/><text:tab/>-- EXCEPCIÓN<text:line-break/> <text:s text:c="3"/><text:tab/>SET MESSAGE_TEXT = 'Ha ocurrido el error de mysql 1644';<text:line-break/> <text:s text:c="5"/>ELSE</text:span></text:span></text:p>
      <text:p text:style-name="P77"><text:span text:style-name="Source_20_Text"><text:span text:style-name="T69"><text:tab/>SIGNAL especial</text:span></text:span> <text:s text:c="2"/><text:span text:style-name="Source_20_Text"><text:span text:style-name="T69"><text:s/></text:span></text:span></text:p>
      <text:p text:style-name="P79"><text:span text:style-name="Source_20_Text"><text:span text:style-name="T69"><text:s text:c="2"/><text:tab/> <text:s text:c="3"/>SET MESSAGE_TEXT = 'Ha ocurrido el error de mysql 1643'</text:span></text:span><text:span text:style-name="Source_20_Text"><text:span text:style-name="T54">, </text:span></text:span></text:p>
      <text:p text:style-name="P79"><text:span text:style-name="Source_20_Text"><text:span text:style-name="T54"><text:s text:c="13"/></text:span></text:span><text:span text:style-name="Source_20_Text"><text:span text:style-name="T68">MYSQL_ERRNO = 1001;</text:span></text:span></text:p>
      <text:p text:style-name="P78"><text:span text:style-name="Source_20_Text"><text:span text:style-name="T68"/></text:span></text:p>
      <text:p text:style-name="P77"><text:span text:style-name="Source_20_Text"><text:span text:style-name="T69"><text:s text:c="2"/>END IF;<text:line-break/> <text:s/>select a; <text:s text:c="7"/><text:line-break/>END $$<text:tab/><text:tab/> <text:s text:c="6"/></text:span></text:span></text:p>
      <text:p text:style-name="P65"><text:span text:style-name="Source_20_Text"><text:span text:style-name="T69">DELIMITER ;<text:tab/><text:tab/> <text:s/></text:span></text:span></text:p>
      <text:p text:style-name="P68"/>
      <text:p text:style-name="P61"><text:span text:style-name="Source_20_Text"><text:span text:style-name="T8"><text:s text:c="8"/>Si pval es 0, p() señala un warning porque <text:s/>el valor de SQLSTATE values comienza con '01'. Los avisos o warnings no hacen terminar el procedimiento, entonces </text:span></text:span><text:span text:style-name="Source_20_Text"><text:span text:style-name="T38">se visualizará el valor de a </text:span></text:span><text:span text:style-name="Source_20_Text"><text:span text:style-name="T32">puesto que hemos forzado un aviso y la ejecución continúa</text:span></text:span><text:span text:style-name="Source_20_Text"><text:span text:style-name="T8">. <text:s text:c="2"/>En la consola no aparece el mensaje </text:span></text:span><text:span text:style-name="Source_20_Text"><text:span text:style-name="T70">'Error Warning de mysql 1642'</text:span></text:span><text:span text:style-name="Source_20_Text"><text:span text:style-name="T20">, para visualizarlo se ejecuta el comando </text:span></text:span><text:span text:style-name="Source_20_Text"><text:span text:style-name="T40">SHOW WARNINGS;</text:span></text:span><text:span text:style-name="Source_20_Text"><text:span text:style-name="T20">. </text:span></text:span><text:span text:style-name="Source_20_Text"><text:span text:style-name="T22">De la misma forma co</text:span></text:span><text:span text:style-name="Source_20_Text"><text:span text:style-name="T24">n</text:span></text:span><text:span text:style-name="Source_20_Text"><text:span text:style-name="T22"> </text:span></text:span><text:span text:style-name="Source_20_Text"><text:span text:style-name="T41">SHOW ERRORS;</text:span></text:span><text:span text:style-name="Source_20_Text"><text:span text:style-name="T22"> se muestra</text:span></text:span><text:span text:style-name="Source_20_Text"><text:span text:style-name="T24">n</text:span></text:span><text:span text:style-name="Source_20_Text"><text:span text:style-name="T21"> <text:s/>los errores que no </text:span></text:span><text:span text:style-name="Source_20_Text"><text:span text:style-name="T22">hayan sido </text:span></text:span><text:span text:style-name="Source_20_Text"><text:span text:style-name="T21">avisos </text:span></text:span><text:span text:style-name="Source_20_Text"><text:span text:style-name="T22">de la última ejecución </text:span></text:span><text:span text:style-name="Source_20_Text"><text:span text:style-name="T23">aunque </text:span></text:span><text:span text:style-name="Source_20_Text"><text:span text:style-name="T24">también aparecen</text:span></text:span><text:span text:style-name="Source_20_Text"><text:span text:style-name="T23"> en la pantalla de Output</text:span></text:span><text:span text:style-name="Source_20_Text"><text:span text:style-name="T21">.</text:span></text:span></text:p>
      <text:p text:style-name="P61"><text:span text:style-name="Source_20_Text"><text:span text:style-name="T8"><text:s text:c="4"/>Si <text:s/>pval es 1, p() señala una <text:s/>excepción ya que comienza por &gt;02 y coloca en la variable MESSAGE_TEXT la información del mismo. El contenido de la variable a no se muestra porque al no ser un error WARNING, se acaba la ejecución.</text:span></text:span></text:p>
      <text:p text:style-name="P61"><text:soft-page-break/><text:span text:style-name="Source_20_Text"><text:span text:style-name="T8"><text:s text:c="5"/>Si pval es 2, el error es un NOT FOUND ya que comienza con 02. El valor de SQLSTATE está especificado en este caso mediante el <text:s/>nombre de una condición <text:s/>(especial) <text:s/>declarada al comienzo. Se comporta igual que el caso anterior acabándose la ejecución. <text:s/></text:span></text:span><text:span text:style-name="Source_20_Text"><text:span text:style-name="T33">Como se ha modificado el número de error de Mysql, en vez de</text:span></text:span><text:span text:style-name="Source_20_Text"><text:span text:style-name="T31">: </text:span></text:span></text:p>
      <text:p text:style-name="P61"><text:span text:style-name="Source_20_Text"><text:span text:style-name="T31"><text:tab/><text:tab/>Error Code: 1643. Ha ocurrido un error de mysql 1643</text:span></text:span></text:p>
      <text:p text:style-name="P95"><text:span text:style-name="Source_20_Text"><text:span text:style-name="T33"><text:s text:c="6"/>Se muestra:</text:span></text:span></text:p>
      <text:p text:style-name="P70"><text:span text:style-name="Source_20_Text"><text:span text:style-name="T31"><text:tab/> <text:s text:c="2"/>Error Code: 1001. Ha ocurrido un error de mysql 1643</text:span></text:span></text:p>
      <text:p text:style-name="P62"><text:span text:style-name="Source_20_Text"><text:span text:style-name="T31"/></text:span></text:p>
      <text:p text:style-name="Preformatted_20_Text">CREATE PROCEDURE P (divisor INT)</text:p>
      <text:p text:style-name="Preformatted_20_Text">BEGIN</text:p>
      <text:p text:style-name="Preformatted_20_Text"><text:s text:c="2"/>IF divisor = 0 THEN</text:p>
      <text:p text:style-name="Preformatted_20_Text"><text:s text:c="4"/>SIGNAL SQLSTATE '22012'</text:p>
      <text:p text:style-name="Preformatted_20_Text"><text:s text:c="4"/>SET MESSAGE_TEXT = 'división por 0';</text:p>
      <text:p text:style-name="Preformatted_20_Text"><text:s text:c="2"/>END IF;</text:p>
      <text:p text:style-name="Preformatted_20_Text"><text:s/>END;</text:p>
      <text:p text:style-name="Preformatted_20_Text"/>
      <text:p text:style-name="P76"><text:span text:style-name="T110"><text:tab/><text:tab/>Muestra <text:s text:c="2"/></text:span><text:span text:style-name="Source_20_Text"><text:span text:style-name="T27"><text:s/></text:span></text:span><text:span text:style-name="Source_20_Text"><text:span text:style-name="T77">Error </text:span></text:span><text:span text:style-name="Source_20_Text"><text:span text:style-name="T78">Code</text:span></text:span><text:span text:style-name="Source_20_Text"><text:span text:style-name="T77">: 1644.</text:span></text:span><text:span text:style-name="Source_20_Text"><text:span text:style-name="T72"> <text:s/>división por </text:span></text:span><text:span text:style-name="Source_20_Text"><text:span text:style-name="T73">0</text:span></text:span></text:p>
      <text:p text:style-name="P76"/>
      <text:p text:style-name="P76"><text:span text:style-name="Source_20_Text"><text:span text:style-name="T73"/></text:span></text:p>
      <text:p text:style-name="Preformatted_20_Text">CREATE PROCEDURE p (divisor INT)</text:p>
      <text:p text:style-name="Preformatted_20_Text"><text:s text:c="2"/>BEGIN</text:p>
      <text:p text:style-name="Preformatted_20_Text"><text:s text:c="2"/>DECLARE divide_by_zero CONDITION FOR SQLSTATE '22012';</text:p>
      <text:p text:style-name="Preformatted_20_Text"><text:s text:c="2"/>IF divisor = 0 THEN</text:p>
      <text:p text:style-name="Preformatted_20_Text"><text:s text:c="4"/>SIGNAL divide_by_zero;</text:p>
      <text:p text:style-name="Preformatted_20_Text"><text:s text:c="2"/>END IF;</text:p>
      <text:p text:style-name="Preformatted_20_Text"><text:s/>END;</text:p>
      <text:p text:style-name="Preformatted_20_Text"/>
      <text:p text:style-name="P75"><text:tab/><text:tab/>Muestra <text:s text:c="4"/><text:span text:style-name="Source_20_Text"><text:span text:style-name="T27"><text:s/></text:span></text:span><text:span text:style-name="Source_20_Text"><text:span text:style-name="T77">Error </text:span></text:span><text:span text:style-name="Source_20_Text"><text:span text:style-name="T76">Code</text:span></text:span><text:span text:style-name="Source_20_Text"><text:span text:style-name="T77">: 1644.</text:span></text:span><text:span text:style-name="Source_20_Text"><text:span text:style-name="T72"> <text:s/>Unhandled user-defined exception condition</text:span></text:span></text:p>
      <text:p text:style-name="P75"><text:span text:style-name="Source_20_Text"><text:span text:style-name="T72"/></text:span></text:p>
      <text:p text:style-name="P63"><text:span text:style-name="Source_20_Text"><text:span text:style-name="T8"><text:s text:c="9"/>En el código siguiente se declaran 2 condiciones de error, una en el bloque principal y <text:s/>la otra en un bloque interno a éste. Se levanta el error del bloque interno mostrando el mensaje correspondiente. El error del bloque externo no se levantará nunca porque el error del bloque interno es una excepción y se acaba el procedimiento. </text:span></text:span><text:span text:style-name="Source_20_Text"><text:span text:style-name="T34">Si el error del bloque interno fuera un Warning, éste no se mostraría y sería sustituido por el error del bloque principal <text:s/>obteniéndose esta salida. </text:span></text:span></text:p>
      <text:p text:style-name="P64"><text:span text:style-name="Source_20_Text"><text:span text:style-name="T34"><text:tab/> </text:span></text:span></text:p>
      <text:p text:style-name="P64"><text:span text:style-name="Source_20_Text"><text:span text:style-name="T34"><text:tab/> <text:s/></text:span></text:span><text:span text:style-name="Source_20_Text"><text:span text:style-name="T77">Error </text:span></text:span><text:span text:style-name="Source_20_Text"><text:span text:style-name="T78">Code</text:span></text:span><text:span text:style-name="Source_20_Text"><text:span text:style-name="T77">: 1644.</text:span></text:span><text:span text:style-name="Source_20_Text"><text:span text:style-name="T72"> <text:s/>Unhandled user-defined exception condition</text:span></text:span></text:p>
      <text:p text:style-name="P63"><text:span text:style-name="Source_20_Text"><text:span text:style-name="T72"/></text:span></text:p>
      <text:p text:style-name="P61"/>
      <text:p text:style-name="Preformatted_20_Text">CREATE PROCEDURE p (divisor INT)</text:p>
      <text:p text:style-name="Preformatted_20_Text">BEGIN</text:p>
      <text:p text:style-name="Preformatted_20_Text"><text:s text:c="2"/>DECLARE my_error CONDITION FOR SQLSTATE '45000';</text:p>
      <text:p text:style-name="Preformatted_20_Text"><text:s text:c="2"/>IF divisor = 0 THEN</text:p>
      <text:p text:style-name="Preformatted_20_Text"><text:s text:c="4"/>BEGIN</text:p>
      <text:p text:style-name="Preformatted_20_Text"><text:s text:c="6"/>DECLARE my_error CONDITION FOR SQLSTATE '22012';</text:p>
      <text:p text:style-name="Preformatted_20_Text"><text:s text:c="6"/>SIGNAL my_error SET MESSAGE_TEXT = '<text:span text:style-name="T111">d</text:span>ivisión por 0';</text:p>
      <text:p text:style-name="Preformatted_20_Text"><text:s text:c="4"/>END;</text:p>
      <text:p text:style-name="Preformatted_20_Text"><text:s text:c="2"/>END IF;</text:p>
      <text:p text:style-name="Preformatted_20_Text"><text:s text:c="2"/>SIGNAL my_error;</text:p>
      <text:p text:style-name="P71">END;</text:p>
      <text:p text:style-name="P71"/>
      <text:p text:style-name="P71"><text:soft-page-break/></text:p>
      <text:p text:style-name="P119"><text:span text:style-name="Source_20_Text"><text:span text:style-name="T39">IMPO</text:span></text:span><text:span text:style-name="Source_20_Text"><text:span text:style-name="T38">RTANTE</text:span></text:span><text:span text:style-name="Source_20_Text"><text:span text:style-name="T8">: Si tenemos una orden</text:span></text:span><text:span text:style-name="Source_20_Text"><text:span text:style-name="T38"> SIGNAL o RESIGNAL</text:span></text:span><text:span text:style-name="Source_20_Text"><text:span text:style-name="T8"> dentro de un HANDLER, aunque este sea definido como CONTINUE, el procedimiento terminará y no continuará en la siguiente orden a la que generó el error.</text:span></text:span></text:p>
      <text:p text:style-name="Preformatted_20_Text"><text:span text:style-name="T134">CREATE PROCEDURE p()</text:span></text:p>
      <text:p text:style-name="P74">BEGIN</text:p>
      <text:p text:style-name="P74"><text:s text:c="2"/>DECLARE <text:span text:style-name="T129">CONTINUE</text:span> HANDLER FOR SQLEXCEPTION</text:p>
      <text:p text:style-name="P74"><text:s text:c="2"/><text:tab/>BEGIN</text:p>
      <text:p text:style-name="Preformatted_20_Text"><text:span text:style-name="T113"><text:s text:c="2"/><text:tab/> <text:s/>SIGNAL SQLSTATE </text:span><text:span text:style-name="T63">'45000'</text:span><text:span text:style-name="Source_20_Text"><text:span text:style-name="T91"> <text:s text:c="2"/></text:span></text:span><text:span text:style-name="Source_20_Text"><text:span text:style-name="T82"><text:s text:c="10"/></text:span></text:span></text:p>
      <text:p text:style-name="Preformatted_20_Text"><text:s text:c="4"/><text:tab/> <text:s/>SET MESSAGE_TEXT = 'No existe la tabla taux';</text:p>
      <text:p text:style-name="Preformatted_20_Text"><text:s text:c="2"/><text:tab/>END;</text:p>
      <text:p text:style-name="P56"><text:s text:c="2"/>DROP TABLE taux;</text:p>
      <text:p text:style-name="P56"><text:s text:c="2"/><text:span text:style-name="T133">select 'Esto no se mostraría nunca';</text:span></text:p>
      <text:p text:style-name="P56">END;</text:p>
      <text:p text:style-name="P56"/>
      <text:p text:style-name="P64"><text:span text:style-name="Source_20_Text"><text:span text:style-name="T34"><text:tab/> <text:s/></text:span></text:span><text:span text:style-name="Source_20_Text"><text:span text:style-name="T27">Error </text:span></text:span><text:span text:style-name="Source_20_Text"><text:span text:style-name="T29">Code</text:span></text:span><text:span text:style-name="Source_20_Text"><text:span text:style-name="T27">: 1644.</text:span></text:span><text:span text:style-name="Source_20_Text"><text:span text:style-name="T25"> <text:s/>No existe la tabla taux</text:span></text:span></text:p>
      <text:p text:style-name="P145"><text:span text:style-name="Source_20_Text"><text:span text:style-name="T8"><text:s text:c="2"/></text:span></text:span></text:p>
      <text:p text:style-name="P145"><text:span text:style-name="Source_20_Text"><text:span text:style-name="T8"><text:s text:c="4"/>Si la tabla no existe, el error correspondiente se activa, pero el handler destruye el error original y <text:s text:c="4"/>marca el nuevo error con el SQLSTATE <text:s/>'45000' y se visualiza el mensaje del handler.</text:span></text:span></text:p>
      <text:p text:style-name="P145"><text:span text:style-name="Source_20_Text"><text:span text:style-name="T8"/></text:span></text:p>
      <text:p text:style-name="P64"><text:span text:style-name="Source_20_Text"><text:span text:style-name="T25"><text:s text:c="5"/>Pero</text:span></text:span><text:span text:style-name="Source_20_Text"><text:span text:style-name="T26"> si el código fuera éste:</text:span></text:span></text:p>
      <text:p text:style-name="P145"/>
      <text:p text:style-name="P103"><text:span text:style-name="T134">CREATE PROCEDURE p(a INT)</text:span></text:p>
      <text:p text:style-name="P102">BEGIN</text:p>
      <text:p text:style-name="P102"><text:s text:c="2"/>DECLARE <text:span text:style-name="T130">CONTINUE</text:span> HANDLER FOR SQLEXCEPTION</text:p>
      <text:p text:style-name="P102"><text:s text:c="2"/><text:tab/>BEGIN</text:p>
      <text:p text:style-name="P103"><text:span text:style-name="T113"><text:s text:c="2"/><text:tab/> <text:s/></text:span><text:span text:style-name="T114">IF a=1 THEN </text:span><text:span text:style-name="T113">SIGNAL SQLSTATE </text:span><text:span text:style-name="T63">'45000'</text:span><text:span text:style-name="Source_20_Text"><text:span text:style-name="T91"> <text:s text:c="2"/></text:span></text:span><text:span text:style-name="Source_20_Text"><text:span text:style-name="T82"><text:s text:c="10"/></text:span></text:span></text:p>
      <text:p text:style-name="P103"><text:s text:c="4"/><text:tab/> <text:s text:c="13"/>SET MESSAGE_TEXT = 'No existe la tabla taux';</text:p>
      <text:p text:style-name="P103"><text:s text:c="8"/><text:span text:style-name="T135">END IF;</text:span></text:p>
      <text:p text:style-name="P103"><text:s text:c="2"/><text:tab/>END;</text:p>
      <text:p text:style-name="P103"><text:s text:c="2"/>DROP TABLE taux;</text:p>
      <text:p text:style-name="P107"><text:s text:c="2"/><text:span text:style-name="T133">select 'Esto se mostraría si a=0';</text:span></text:p>
      <text:p text:style-name="P120">END;</text:p>
      <text:p text:style-name="P64"><text:span text:style-name="Source_20_Text"><text:span text:style-name="T26"/></text:span></text:p>
      <text:p text:style-name="P146"><text:span text:style-name="Source_20_Text"><text:span text:style-name="T8"><text:s text:c="5"/></text:span></text:span></text:p>
      <text:p text:style-name="P146"><text:span text:style-name="T113">DELIMITER $$</text:span></text:p>
      <text:p text:style-name="P67">CREATE PROCEDURE AddOrderItem(</text:p>
      <text:p text:style-name="P67"><text:s text:c="10"/>orderNo int,</text:p>
      <text:p text:style-name="P66"><text:s/><text:tab/>productCode varchar(45),</text:p>
      <text:p text:style-name="P66"><text:tab/>qty int, </text:p>
      <text:p text:style-name="P66"><text:s text:c="10"/>price double, </text:p>
      <text:p text:style-name="P66"><text:s text:c="10"/>lineNo int )</text:p>
      <text:p text:style-name="P66">BEGIN</text:p>
      <text:p text:style-name="P97"><text:s/>DECLARE C INT;</text:p>
      <text:p text:style-name="P98"><text:s/>SELECT COUNT(orderNumber) INTO C FROM orders </text:p>
      <text:p text:style-name="P98"><text:s/>WHERE orderNumber = orderNo;</text:p>
      <text:p text:style-name="P97"><text:s/>IF(C = <text:span text:style-name="T108">0</text:span>) THEN </text:p>
      <text:p text:style-name="P97"><text:tab/> SIGNAL SQLSTATE '45000'</text:p>
      <text:p text:style-name="P97"><text:tab/> SET MESSAGE_TEXT = 'Order No not found in orders table';</text:p>
      <text:p text:style-name="P97"><text:s/>END IF;</text:p>
      <text:p text:style-name="P97"><text:s/>– ...</text:p>
      <text:p text:style-name="P97"><text:s/>-- ...</text:p>
      <text:p text:style-name="P93">END<text:span text:style-name="T108">$$</text:span></text:p>
      <text:p text:style-name="P94">DELIMITER;</text:p>
      <text:p text:style-name="P94"><text:soft-page-break/></text:p>
      <text:p text:style-name="P109"><text:span text:style-name="T136">CREATE PROCEDURE </text:span><text:span text:style-name="T137">proceso</text:span><text:span text:style-name="T136">(codemp int, fecha date)</text:span></text:p>
      <text:p text:style-name="P31">BEGIN</text:p>
      <text:p text:style-name="P31"><text:s text:c="3"/>IF datedif(curdate(),fecha)&lt;(16*365) THEN</text:p>
      <text:p text:style-name="P31"><text:tab/><text:span text:style-name="T112">SIGNAL SQLSTATE '45000'</text:span></text:p>
      <text:p text:style-name="P42"><text:tab/>SET MESSAGE_TEXT='El empleado debe tener más de 16 años';</text:p>
      <text:p text:style-name="P42"><text:s text:c="3"/>ELSE </text:p>
      <text:p text:style-name="P34"><text:tab/>UPDATE empleado SET <text:s/>fnac=fecha WHERE numemp=codemp; <text:s/></text:p>
      <text:p text:style-name="P32"><text:s text:c="6"/>-- No devuelve error si el empleado no existe, habría que comprobarlo</text:p>
      <text:p text:style-name="P31"><text:s text:c="3"/>END IF;</text:p>
      <text:p text:style-name="P30"><text:span text:style-name="Source_20_Text"><text:span text:style-name="T66">END;</text:span></text:span></text:p>
      <text:p text:style-name="P86"><text:span text:style-name="Source_20_Text"><text:span text:style-name="T64"/></text:span></text:p>
      <text:p text:style-name="P86"><text:span text:style-name="Source_20_Text"><text:span text:style-name="T64"/></text:span></text:p>
      <text:h text:style-name="P28" text:outline-level="4"><text:span text:style-name="Source_20_Text"><text:span text:style-name="T89">RE</text:span></text:span><text:span text:style-name="Source_20_Text"><text:span text:style-name="T88">SIGNAL</text:span></text:span></text:h>
      <text:h text:style-name="P85" text:outline-level="4"><text:span text:style-name="Source_20_Text"><text:span text:style-name="T56">RE</text:span></text:span><text:span text:style-name="Source_20_Text"><text:span text:style-name="T58">SIGNAL</text:span></text:span><text:span text:style-name="Source_20_Text"><text:span text:style-name="T60"> valor_condición</text:span></text:span></text:h>
      <text:h text:style-name="P85" text:outline-level="4"><text:span text:style-name="Source_20_Text"><text:span text:style-name="T60"><text:s text:c="4"/></text:span></text:span><text:span text:style-name="Source_20_Text"><text:span text:style-name="T58">[SET MESSAGE_TEXT= cadena o variable</text:span></text:span></text:h>
      <text:h text:style-name="P85" text:outline-level="4"><text:span text:style-name="Source_20_Text"><text:span text:style-name="T58"><text:s text:c="4"/>[,MYSQL_ERRNO = valor].......</text:span></text:span></text:h>
      <text:h text:style-name="P85" text:outline-level="4"><text:span text:style-name="Source_20_Text"><text:span text:style-name="T60"/></text:span></text:h>
      <text:h text:style-name="P85" text:outline-level="4"><text:span text:style-name="Source_20_Text"><text:span text:style-name="T60">valor_condición:</text:span></text:span></text:h>
      <text:h text:style-name="P85" text:outline-level="4"><text:span text:style-name="Source_20_Text"><text:span text:style-name="T60"><text:s text:c="4"/></text:span></text:span><text:span text:style-name="Source_20_Text"><text:span text:style-name="T58">SQLSTATE valor de Sqlstate</text:span></text:span></text:h>
      <text:h text:style-name="P85" text:outline-level="4"><text:span text:style-name="Source_20_Text"><text:span text:style-name="T132"><text:s text:c="2"/>| nombre_condición</text:span></text:span><text:span text:style-name="Source_20_Text"><text:span text:style-name="T57"> <text:s text:c="2"/></text:span></text:span></text:h>
      <text:h text:style-name="P29" text:outline-level="4"><text:span text:style-name="Source_20_Text"><text:span text:style-name="T13"/></text:span></text:h>
      <text:h text:style-name="P29" text:outline-level="4"><text:span text:style-name="Source_20_Text"><text:span text:style-name="T13">RESIGNAL es </text:span></text:span><text:span text:style-name="Source_20_Text"><text:span text:style-name="T15">igual</text:span></text:span><text:span text:style-name="Source_20_Text"><text:span text:style-name="T13"> a S</text:span></text:span><text:span text:style-name="Source_20_Text"><text:span text:style-name="T14">IGNAL</text:span></text:span><text:span text:style-name="Source_20_Text"><text:span text:style-name="T13"> en términos de funcionalidad y </text:span></text:span><text:span text:style-name="Source_20_Text"><text:span text:style-name="T14">de</text:span></text:span><text:span text:style-name="Source_20_Text"><text:span text:style-name="T13"> sintaxis, excepto </text:span></text:span><text:span text:style-name="Source_20_Text"><text:span text:style-name="T14">en </text:span></text:span><text:span text:style-name="Source_20_Text"><text:span text:style-name="T13">que:</text:span></text:span></text:h>
      <text:list xml:id="list1014708965597943737" text:style-name="L8">
        <text:list-item>
          <text:p text:style-name="P142"><text:span text:style-name="Source_20_Text"><text:span text:style-name="T13">RESIGNAL </text:span></text:span><text:span text:style-name="Source_20_Text"><text:span text:style-name="T14">se usa únicamente en </text:span></text:span><text:span text:style-name="Source_20_Text"><text:span text:style-name="T13">la declaración de u</text:span></text:span><text:span text:style-name="Source_20_Text"><text:span text:style-name="T14">n HANDLER,</text:span></text:span><text:span text:style-name="Source_20_Text"><text:span text:style-name="T13"> </text:span></text:span><text:span text:style-name="Source_20_Text"><text:span text:style-name="T14">en otro caso genera un mensaje de error en compilación.</text:span></text:span><text:span text:style-name="Source_20_Text"><text:span text:style-name="T13"> </text:span></text:span><text:span text:style-name="Source_20_Text"><text:span text:style-name="T14">SIGNAL se puede usar en cualquier</text:span></text:span><text:span text:style-name="Source_20_Text"><text:span text:style-name="T13"> lugar dentro de un procedimiento almacenado. </text:span></text:span><text:span text:style-name="Source_20_Text"><text:span text:style-name="T17">El error que se muestra se si sitúa fuera de su lugar es:</text:span></text:span></text:p>
          <text:list>
            <text:list-header>
              <text:p text:style-name="P143"><text:span text:style-name="Source_20_Text"><text:span text:style-name="T17">Error Code: 1645: Resignal when handler not active</text:span></text:span></text:p>
            </text:list-header>
          </text:list>
        </text:list-item>
        <text:list-item>
          <text:p text:style-name="P142"><text:span text:style-name="Source_20_Text"><text:span text:style-name="T13">Puede</text:span></text:span><text:span text:style-name="Source_20_Text"><text:span text:style-name="T14">n</text:span></text:span><text:span text:style-name="Source_20_Text"><text:span text:style-name="T13"> om</text:span></text:span><text:span text:style-name="Source_20_Text"><text:span text:style-name="T14">itirse <text:s/>todos los atributos RESIGNAL incluso el valor de SQLSTATE. En este caso RESIGNAL; <text:s/>significa " transmite el error sin cambio" lo que </text:span></text:span><text:span text:style-name="Source_20_Text"><text:span text:style-name="T16">en J</text:span></text:span><text:span text:style-name="Source_20_Text"><text:span text:style-name="T14">ava sería equivalente al throw.</text:span></text:span></text:p>
        </text:list-item>
      </text:list>
      <text:p text:style-name="P37"><text:span text:style-name="Source_20_Text"><text:span text:style-name="T64"><text:line-break/></text:span></text:span><text:span text:style-name="Source_20_Text"><text:span text:style-name="T99">CREATE PROCEDURE proc()</text:span></text:span><text:span text:style-name="Source_20_Text"><text:span text:style-name="T66"><text:line-break/></text:span></text:span><text:span text:style-name="Source_20_Text"><text:span text:style-name="T99">BEGIN</text:span></text:span><text:span text:style-name="Source_20_Text"><text:span text:style-name="T66"><text:line-break/> <text:s text:c="2"/></text:span></text:span><text:span text:style-name="Source_20_Text"><text:span text:style-name="T99">DECLARE </text:span></text:span><text:span text:style-name="Source_20_Text"><text:span text:style-name="T100">CONTINUE</text:span></text:span><text:span text:style-name="Source_20_Text"><text:span text:style-name="T99"> HANDLER FOR SQLEXCEPTION</text:span></text:span><text:span text:style-name="Source_20_Text"><text:span text:style-name="T66"><text:line-break/> <text:s text:c="5"/></text:span></text:span><text:span text:style-name="Source_20_Text"><text:span text:style-name="T99">BEGIN</text:span></text:span><text:span text:style-name="Source_20_Text"><text:span text:style-name="T66"><text:line-break/> <text:s text:c="7"/></text:span></text:span><text:span text:style-name="Source_20_Text"><text:span text:style-name="T99">RESIGNAL;</text:span></text:span><text:span text:style-name="Source_20_Text"><text:span text:style-name="T66"><text:line-break/> <text:s text:c="5"/></text:span></text:span><text:span text:style-name="Source_20_Text"><text:span text:style-name="T99">END;</text:span></text:span></text:p>
      <text:p text:style-name="P108"><text:span text:style-name="Source_20_Text"><text:span text:style-name="T66"><text:s text:c="3"/></text:span></text:span><text:span text:style-name="Source_20_Text"><text:span text:style-name="T99">SELECT fun();</text:span></text:span><text:span text:style-name="Source_20_Text"><text:span text:style-name="T66"><text:line-break/> <text:s text:c="2"/></text:span></text:span><text:span text:style-name="Source_20_Text"><text:span text:style-name="T99">SELECT 'Fin';</text:span></text:span><text:span text:style-name="Source_20_Text"><text:span text:style-name="T66"><text:line-break/></text:span></text:span><text:span text:style-name="Source_20_Text"><text:span text:style-name="T99">END;</text:span></text:span><text:span text:style-name="Source_20_Text"><text:span text:style-name="T66"><text:line-break/><text:line-break/><text:line-break/></text:span></text:span><text:span text:style-name="Source_20_Text"><text:span text:style-name="T99">CREATE FUNCTION fun() RETURNS BOOLEAN</text:span></text:span><text:span text:style-name="Source_20_Text"><text:span text:style-name="T66"><text:line-break/></text:span></text:span><text:span text:style-name="Source_20_Text"><text:span text:style-name="T99">BEGIN</text:span></text:span><text:span text:style-name="Source_20_Text"><text:span text:style-name="T66"><text:line-break/> <text:s/></text:span></text:span><text:span text:style-name="Source_20_Text"><text:span text:style-name="T100"><text:s/>SIGNAL SQLSTATE '45001'SET message_text='error función';</text:span></text:span><text:span text:style-name="Source_20_Text"><text:span text:style-name="T66"><text:line-break/> <text:s text:c="2"/></text:span></text:span><text:span text:style-name="Source_20_Text"><text:span text:style-name="T99">RETURN TRUE;</text:span></text:span><text:span text:style-name="Source_20_Text"><text:span text:style-name="T66"><text:line-break/></text:span></text:span><text:span text:style-name="Source_20_Text"><text:span text:style-name="T99">END</text:span></text:span><text:span text:style-name="Source_20_Text"><text:span text:style-name="T66">;</text:span></text:span></text:p>
      <text:p text:style-name="P116"><text:soft-page-break/><text:span text:style-name="Source_20_Text"><text:span text:style-name="T66"><text:tab/><text:tab/></text:span></text:span></text:p>
      <text:p text:style-name="P111"><text:span text:style-name="Source_20_Text"><text:span text:style-name="T65"><text:tab/></text:span></text:span><text:span text:style-name="Source_20_Text"><text:span text:style-name="T14">El procedimiento que llama a la función debe tener un Handler que capture el error generado por la misma. En este Handler, la orden RESIGNAL sin argumentos, mostraría Error Code: 1644. error función. La orden Select 'Fin' no se ejecutaría en este caso aunque el Handler es Continue porque el </text:span></text:span></text:p>
      <text:p text:style-name="P113"><text:span text:style-name="Source_20_Text"><text:span text:style-name="T14">error mostrado es una excepción. </text:span></text:span></text:p>
      <text:p text:style-name="P112"/>
      <text:p text:style-name="P110"><text:span text:style-name="T138"><text:s/></text:span></text:p>
      <text:p text:style-name="P36">CREATE PROCEDURE Divide(<text:span text:style-name="T116">n</text:span>umera<text:span text:style-name="T116">d</text:span>or INT, denomina<text:span text:style-name="T116">d</text:span>or INT, OUT result<text:span text:style-name="T116">ado</text:span> double)</text:p>
      <text:p text:style-name="P36">BEGIN</text:p>
      <text:p text:style-name="P36"><text:tab/> DECLARE division_by_zero CONDITION FOR SQLSTATE '22012';</text:p>
      <text:p text:style-name="P36"><text:s/></text:p>
      <text:p text:style-name="P36"><text:tab/> DECLARE CONTINUE HANDLER FOR division_by_zero </text:p>
      <text:p text:style-name="P36"><text:tab/><text:tab/> RESIGNAL SET MESSAGE_TEXT = 'Division <text:span text:style-name="T116">entre cero</text:span>';</text:p>
      <text:p text:style-name="P36"><text:s/></text:p>
      <text:p text:style-name="P36"><text:s/><text:tab/> IF denomina<text:span text:style-name="T116">d</text:span>or = 0 THEN</text:p>
      <text:p text:style-name="P36"><text:tab/><text:tab/> SIGNAL division_by_zero;</text:p>
      <text:p text:style-name="P36"><text:tab/> ELSE</text:p>
      <text:p text:style-name="P36"><text:tab/><text:tab/> SET result<text:span text:style-name="T116">ado</text:span> = numera<text:span text:style-name="T116">d</text:span>or / denomina<text:span text:style-name="T116">d</text:span>or;</text:p>
      <text:p text:style-name="P36"><text:tab/> END IF;</text:p>
      <text:p text:style-name="P36">END;</text:p>
      <text:p text:style-name="P36"/>
      <text:p text:style-name="P36"/>
      <text:p text:style-name="P36"/>
      <text:p text:style-name="P38">CREATE PROCEDURE test_error()</text:p>
      <text:p text:style-name="P38">BEGIN</text:p>
      <text:p text:style-name="P38"><text:tab/>DECLARE CONTINUE HANDLER <text:span text:style-name="T116">F</text:span>OR 1146<text:tab/> <text:span text:style-name="T118">– - la tabla t no existe</text:span></text:p>
      <text:p text:style-name="P38"><text:tab/><text:tab/>BEGIN</text:p>
      <text:p text:style-name="P38"><text:tab/><text:tab/><text:tab/>IF !@<text:span text:style-name="T116">oculto</text:span>_error THEN</text:p>
      <text:p text:style-name="P38"><text:tab/><text:tab/><text:tab/><text:tab/>RESIGNAL;</text:p>
      <text:p text:style-name="P38"><text:tab/><text:tab/><text:tab/>END IF;</text:p>
      <text:p text:style-name="P38"><text:tab/><text:tab/>END;</text:p>
      <text:p text:style-name="P38"><text:tab/>SET @<text:span text:style-name="T116">oculto</text:span>_error = TRUE;</text:p>
      <text:p text:style-name="P38"><text:tab/>SELECT '<text:span text:style-name="T116">el error siguiente será ignorado'</text:span>;</text:p>
      <text:p text:style-name="P38"><text:tab/>SELECT * FROM <text:span text:style-name="T116">t</text:span>;</text:p>
      <text:p text:style-name="P38"><text:tab/>SELECT '<text:span text:style-name="T116">el error no será ignorado'</text:span>;</text:p>
      <text:p text:style-name="P38"><text:tab/>SET @<text:span text:style-name="T117">oculto_error</text:span> = FALSE;</text:p>
      <text:p text:style-name="P38"><text:tab/>SELECT * FROM <text:span text:style-name="T117">t</text:span>;</text:p>
      <text:p text:style-name="P38">END;</text:p>
      <text:p text:style-name="P38"/>
      <text:p text:style-name="P88"/>
      <text:p text:style-name="P88"/>
      <text:p text:style-name="P38">CREATE PROCEDURE <text:span text:style-name="T119">prueba</text:span>()</text:p>
      <text:p text:style-name="P38">BEGIN</text:p>
      <text:p text:style-name="P38"><text:tab/>DECLARE CONTINUE HANDLER FOR 1146</text:p>
      <text:p text:style-name="P38"><text:tab/>BEGIN</text:p>
      <text:p text:style-name="P38"><text:tab/><text:tab/>RESIGNAL SET MESSAGE_TEXT = '<text:span text:style-name="T119">tablita no existe</text:span>';</text:p>
      <text:p text:style-name="P38"><text:tab/>END;</text:p>
      <text:p text:style-name="P38"><text:tab/>SELECT * FROM <text:span text:style-name="T119">tablita</text:span>;</text:p>
      <text:p text:style-name="P38">END;</text:p>
      <text:p text:style-name="P38"/>
      <text:p text:style-name="P38"/>
      <text:p text:style-name="P38">CALL <text:span text:style-name="T119">prueba</text:span>();</text:p>
      <text:p text:style-name="P38">E<text:span text:style-name="T122">rror Code</text:span>: 1146. <text:span text:style-name="T119">tablita no existe</text:span></text:p>
      <text:p text:style-name="P43"/>
      <text:p text:style-name="P38"/>
      <text:p text:style-name="P88"/>
      <text:p text:style-name="P88"/>
      <text:p text:style-name="P38">CREATE PROCEDURE <text:span text:style-name="T120">captura</text:span>_error()</text:p>
      <text:p text:style-name="P38">BEGIN</text:p>
      <text:p text:style-name="P39"><text:s text:c="4"/>RESIGNAL;</text:p>
      <text:p text:style-name="P38">END;<text:tab/><text:tab/></text:p>
      <text:p text:style-name="P40"><text:tab/><text:tab/><text:tab/><text:tab/><text:tab/><text:span text:style-name="T123">LA EJECUCIÓN DE P() DEVUELVE EL <text:tab/><text:tab/><text:tab/><text:tab/><text:tab/> <text:s text:c="17"/></text:span><text:span text:style-name="T115">ERROR</text:span><text:span text:style-name="Source_20_Text"><text:span text:style-name="T67"> 1645: Resignal when handler not active</text:span></text:span></text:p>
      <text:p text:style-name="P38"><text:soft-page-break/></text:p>
      <text:p text:style-name="P38">CREATE PROCEDURE p()</text:p>
      <text:p text:style-name="P38">BEGIN</text:p>
      <text:p text:style-name="P39"><text:s text:c="2"/>DECLARE EXIT HANDLER FOR SQLEXCEPTION </text:p>
      <text:p text:style-name="P39"><text:tab/><text:span text:style-name="T120">BEGIN</text:span></text:p>
      <text:p text:style-name="P39"><text:span text:style-name="T120"><text:tab/><text:tab/></text:span>CALL <text:span text:style-name="T122">captura_error</text:span>();</text:p>
      <text:p text:style-name="P39"><text:tab/><text:span text:style-name="T120">END;</text:span></text:p>
      <text:p text:style-name="P38"><text:s text:c="2"/>SIGNAL SQLSTATE '45000';</text:p>
      <text:p text:style-name="P38">END;</text:p>
      <text:p text:style-name="P38"/>
      <text:p text:style-name="P89"/>
      <text:p text:style-name="P88"/>
      <text:p text:style-name="P44">CREATE PROCEDURE prueba(<text:span text:style-name="T124">i int)</text:span></text:p>
      <text:p text:style-name="P44">BEGIN</text:p>
      <text:p text:style-name="P38"><text:tab/>DECLARE <text:span text:style-name="T120">tipo_incorrecto</text:span> CONDITION FOR SQLSTATE '22012';</text:p>
      <text:p text:style-name="P38"/>
      <text:p text:style-name="P38"><text:tab/>DECLARE <text:span text:style-name="T126">EXIT </text:span>HANDLER FOR <text:span text:style-name="T120">tipo_incorrecto</text:span></text:p>
      <text:p text:style-name="P45"><text:tab/><text:tab/>BEGIN</text:p>
      <text:p text:style-name="P38"><text:tab/><text:tab/><text:tab/>RESIGNAL SET MESSAGE_TEXT = '<text:span text:style-name="T120">El tipo del dato es incorrecto</text:span>';</text:p>
      <text:p text:style-name="P38"><text:tab/><text:tab/><text:span text:style-name="T120">END;</text:span></text:p>
      <text:p text:style-name="P38"><text:tab/>DECLARE EXIT HANDLER FOR SQLEXCEPTION, SQLWARNING </text:p>
      <text:p text:style-name="P39"><text:tab/><text:tab/><text:span text:style-name="T120">BEGIN</text:span></text:p>
      <text:p text:style-name="P39"><text:span text:style-name="T120"><text:tab/></text:span> <text:tab/> <text:s text:c="2"/>SELECT '<text:span text:style-name="T120">Se ha producido una error o un aviso</text:span>';</text:p>
      <text:p text:style-name="P38"><text:s text:c="3"/><text:tab/> <text:s/><text:tab/> <text:s text:c="2"/>rollback;</text:p>
      <text:p text:style-name="P38"><text:tab/><text:tab/><text:span text:style-name="T120">END</text:span>;</text:p>
      <text:p text:style-name="P38"><text:tab/>IF <text:span text:style-name="T124">i&lt;=0</text:span> THEN </text:p>
      <text:p text:style-name="P38"><text:tab/> <text:s text:c="2"/>SIGNAL <text:span text:style-name="T123">tipo_incorrecto</text:span>;</text:p>
      <text:p text:style-name="P38"><text:s text:c="6"/>END IF;</text:p>
      <text:p text:style-name="P38"><text:tab/><text:span text:style-name="T124">select * from t; <text:s/></text:span></text:p>
      <text:p text:style-name="P48">END;</text:p>
      <text:p text:style-name="P47"/>
      <text:p text:style-name="P50"><text:tab/><text:span text:style-name="Source_20_Text"><text:span text:style-name="T13">Si i&lt;=0 dar el error 1644 con el <text:s/>mensaje 'El tipo de dato es incorrecto' y acaba la ejecución independientemente de que la acción del handler fuera CONTINUE, al incluir un RESIGNAL acaba la ejecución del programa.</text:span></text:span></text:p>
      <text:p text:style-name="P50"><text:span text:style-name="Source_20_Text"><text:span text:style-name="T13"><text:tab/>Si i&gt;0 visualiza 'Se ha producido una error o un aviso' si la tabla t no existe y acaba la ejecución. Este handler es interesante colocarlo en todos los procedimientos para que si se produce cualquier error no tratado por otros handlers anteriores se muestre un mensaje y termine el procedimiento. Notar que la orden ROLLBACK es imprescindible cuando en el cuerpo del procedimiento se han efectuado operaciones INSERT, UPDATE o DELETE) sobre la base de datos que requieran deshacerlas. </text:span></text:span></text:p>
      <text:p text:style-name="P35"/>
      <text:p text:style-name="P87"/>
      <text:p text:style-name="P46">CREATE PROCEDURE prueba(<text:span text:style-name="T124">i int)</text:span></text:p>
      <text:p text:style-name="P46">BEGIN</text:p>
      <text:p text:style-name="P41"><text:tab/>DECLARE <text:span text:style-name="T120">tipo_incorrecto</text:span> CONDITION FOR SQLSTATE '22012';</text:p>
      <text:p text:style-name="P41"/>
      <text:p text:style-name="P41"><text:tab/>DECLARE <text:span text:style-name="T127">CONTINUE</text:span> HANDLER FOR <text:span text:style-name="T120">tipo_incorrecto</text:span></text:p>
      <text:p text:style-name="P46"><text:tab/><text:tab/>BEGIN</text:p>
      <text:p text:style-name="P41"><text:tab/><text:tab/><text:tab/><text:span text:style-name="T125">select </text:span>'<text:span text:style-name="T120">El tipo del dato es incorrecto</text:span>';</text:p>
      <text:p text:style-name="P41"><text:tab/><text:tab/><text:span text:style-name="T120">END;</text:span></text:p>
      <text:p text:style-name="P41"><text:tab/>DECLARE EXIT HANDLER FOR SQLEXCEPTION, SQLWARNING </text:p>
      <text:p text:style-name="P41"><text:tab/><text:tab/><text:span text:style-name="T120">BEGIN</text:span></text:p>
      <text:p text:style-name="P41"><text:span text:style-name="T120"><text:tab/></text:span> <text:tab/> <text:s text:c="2"/>SELECT '<text:span text:style-name="T120">Se ha producido una error o un aviso</text:span>';</text:p>
      <text:p text:style-name="P41"><text:s text:c="3"/><text:tab/> <text:s/><text:tab/> <text:s text:c="2"/>rollback;</text:p>
      <text:p text:style-name="P41"><text:tab/><text:tab/><text:span text:style-name="T120">END</text:span>;</text:p>
      <text:p text:style-name="P41"><text:tab/>IF <text:span text:style-name="T124">i&lt;=0</text:span> THEN </text:p>
      <text:p text:style-name="P41"><text:tab/> <text:s text:c="2"/>SIGNAL <text:span text:style-name="T123">tipo_incorrecto</text:span>;</text:p>
      <text:p text:style-name="P41"><text:soft-page-break/><text:s text:c="6"/>END IF;</text:p>
      <text:p text:style-name="P41"><text:tab/><text:span text:style-name="T124">select * from t;</text:span></text:p>
      <text:p text:style-name="P33">END;</text:p>
      <text:p text:style-name="P87"/>
      <text:p text:style-name="P87"><text:span text:style-name="Source_20_Text"><text:span text:style-name="T18"/></text:span></text:p>
      <text:p text:style-name="P101"><text:span text:style-name="Source_20_Text"><text:span text:style-name="T13"><text:tab/>En este código en vez de RESIGNAL hay select mostrando un mensaje. Si i&lt;=0 se muestra el <text:s/>mensaje 'El tipo de dato es incorrecto' y continúa la ejecución haciendo la select de la tabla t.</text:span></text:span></text:p>
      <text:p text:style-name="P87"><text:span text:style-name="Source_20_Text"><text:span text:style-name="T18"/></text:span></text:p>
      <text:p text:style-name="P87"/>
      <text:p text:style-name="P117">CREATE PROCEDURE prueba_diagnostico(codprod long, des varchar(30))<text:line-break/>BEGIN<text:line-break/><text:tab/>DECLARE sqlstate_code varchar(64) default'00000';<text:line-break/><text:tab/>DECLARE message_text varchar(64);<text:line-break/><text:tab/>DECLARE mysqL_errno int;<text:line-break/><text:tab/>DECLARE EXIT HANDLER FOR SQLEXCEPTION<text:line-break/><text:tab/> <text:s/>BEGIN<text:line-break/><text:tab/><text:tab/>GET DIAGNOSTICS CONDITION 1<text:line-break/><text:tab/><text:tab/>sqlstate_code=RETURNED_SQLSTATE,<text:line-break/><text:tab/><text:tab/>mysqL_errno=MYSQL_ERRNO,<text:line-break/><text:tab/><text:tab/>message_text=MESSAGE_TEXT;<text:line-break/><text:tab/><text:tab/>IF sqlstate_code&lt;&gt;'00000' THEN<text:line-break/> <text:s text:c="13"/>CASE mysql_errno<text:line-break/> <text:s text:c="16"/>WHEN 1062 THEN <text:s text:c="5"/><text:line-break/><text:tab/><text:tab/> <text:s text:c="7"/>SIGNAL SQLSTATE '45000'<text:line-break/><text:tab/><text:tab/><text:tab/> <text:s/>SET MESSAGE_TEXT='El producto ya existe';<text:line-break/><text:tab/><text:tab/> <text:s text:c="4"/>WHEN 1264 THEN <text:s text:c="3"/><text:line-break/><text:tab/><text:tab/><text:tab/> <text:s/>SIGNAL SQLSTATE '45000' <text:s/><text:line-break/><text:tab/><text:tab/><text:tab/> <text:s/>SET MESSAGE_TEXT='El código de producto es largo';<text:line-break/><text:tab/><text:tab/><text:tab/>ELSE RESIGNAL; <text:line-break/><text:tab/><text:tab/> <text:s/>END CASE; <text:s text:c="2"/><text:line-break/> <text:s text:c="10"/>END IF; <text:s/><text:line-break/><text:tab/> <text:s text:c="2"/>END;<text:line-break/><text:tab/> INSERT INTO producto VALUES (codprod, des);<text:tab/><text:tab/><text:line-break/><text:tab/> COMMIT;<text:line-break/>END;</text:p>
      <text:p text:style-name="P49"><text:tab/><text:tab/></text:p>
      <text:p text:style-name="P115"><text:s text:c="5"/></text:p>
      <text:p text:style-name="P8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Helvetica, sans-serif"/>
    <style:font-face style:name="Arial" svg:font-family="Arial, sans-serif"/>
    <style:font-face style:name="Courier New1" svg:font-family="'Courier New', Courier, fixed, monospace"/>
    <style:font-face style:name="Helvetica" svg:font-family="Helvetica, Arial, sans-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er" style:next-style-name="Text_20_body" style:default-outline-level="5" style:list-style-name="" style:class="text">
      <style:text-properties style:font-name="Times New Roman" fo:font-family="'Times New Roman'"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9:50:36.15</meta:creation-date>
    <dc:date>2015-04-27T09:38:39.447000000</dc:date>
    <meta:editing-duration>PT19H30M39S</meta:editing-duration>
    <meta:editing-cycles>128</meta:editing-cycles>
    <meta:generator>LibreOffice/4.3.4.1$Windows_x86 LibreOffice_project/bc356b2f991740509f321d70e4512a6a54c5f243</meta:generator>
    <meta:document-statistic meta:table-count="0" meta:image-count="0" meta:object-count="0" meta:page-count="13" meta:paragraph-count="379" meta:word-count="2782" meta:character-count="19549" meta:non-whitespace-character-count="14528"/>
  </office:meta>
</office:document-meta>
</file>